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/>
    <style:font-face style:name="Helvetica1" svg:font-family="Helvetica"/>
    <style:font-face style:name="StarSymbol" svg:font-family="Star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17411d" officeooo:paragraph-rsid="0019b9af"/>
    </style:style>
    <style:style style:name="P2" style:family="paragraph" style:parent-style-name="Abstract">
      <style:text-properties style:font-name="Times New Roman" fo:font-size="12pt" fo:language="de" fo:country="DE" officeooo:paragraph-rsid="0017411d" style:font-size-asian="10.5pt"/>
    </style:style>
    <style:style style:name="P3" style:family="paragraph" style:parent-style-name="Absatz_20__28_folgende_29_">
      <style:text-properties officeooo:paragraph-rsid="001a1b6a"/>
    </style:style>
    <style:style style:name="P4" style:family="paragraph" style:parent-style-name="Absatz_20__28_folgende_29_">
      <style:text-properties officeooo:rsid="0017411d" officeooo:paragraph-rsid="0055183f"/>
    </style:style>
    <style:style style:name="P5" style:family="paragraph" style:parent-style-name="Standard">
      <style:text-properties officeooo:rsid="0017411d" officeooo:paragraph-rsid="00880e0a"/>
    </style:style>
    <style:style style:name="P6" style:family="paragraph" style:parent-style-name="Standard">
      <style:text-properties officeooo:rsid="0017411d" officeooo:paragraph-rsid="001d05f3"/>
    </style:style>
    <style:style style:name="P7" style:family="paragraph" style:parent-style-name="Standard">
      <style:text-properties officeooo:rsid="0017411d" officeooo:paragraph-rsid="002059d2"/>
    </style:style>
    <style:style style:name="P8" style:family="paragraph" style:parent-style-name="Standard">
      <style:text-properties style:font-name="Times New Roman" fo:font-size="10pt" fo:language="de" fo:country="DE" officeooo:rsid="0017bdc6" officeooo:paragraph-rsid="0089c2e6" style:font-size-asian="10.5pt"/>
    </style:style>
    <style:style style:name="P9" style:family="paragraph" style:parent-style-name="Standard">
      <style:text-properties officeooo:paragraph-rsid="0017bdc6"/>
    </style:style>
    <style:style style:name="P10" style:family="paragraph" style:parent-style-name="Standard">
      <style:text-properties style:font-name="Helvetica2" fo:font-size="10pt" fo:language="de" fo:country="DE" officeooo:rsid="0017411d" officeooo:paragraph-rsid="0017411d" style:font-size-asian="10.5pt"/>
    </style:style>
    <style:style style:name="P11" style:family="paragraph" style:parent-style-name="Standard">
      <style:text-properties officeooo:rsid="0017bdc6" officeooo:paragraph-rsid="0017bdc6"/>
    </style:style>
    <style:style style:name="P12" style:family="paragraph" style:parent-style-name="Standard">
      <style:text-properties officeooo:rsid="0027a593" officeooo:paragraph-rsid="0027a593"/>
    </style:style>
    <style:style style:name="P13" style:family="paragraph" style:parent-style-name="Standard">
      <style:text-properties officeooo:paragraph-rsid="00487f32"/>
    </style:style>
    <style:style style:name="P14" style:family="paragraph" style:parent-style-name="Standard">
      <style:text-properties officeooo:paragraph-rsid="002f37ba"/>
    </style:style>
    <style:style style:name="P15" style:family="paragraph" style:parent-style-name="Standard">
      <style:text-properties officeooo:rsid="002898f8" officeooo:paragraph-rsid="002898f8"/>
    </style:style>
    <style:style style:name="P16" style:family="paragraph" style:parent-style-name="Standard">
      <style:text-properties officeooo:paragraph-rsid="002898f8"/>
    </style:style>
    <style:style style:name="P17" style:family="paragraph" style:parent-style-name="Standard">
      <style:text-properties officeooo:rsid="002898f8" officeooo:paragraph-rsid="002eec16"/>
    </style:style>
    <style:style style:name="P18" style:family="paragraph" style:parent-style-name="Standard">
      <style:text-properties officeooo:rsid="002898f8" officeooo:paragraph-rsid="003f6e20"/>
    </style:style>
    <style:style style:name="P19" style:family="paragraph" style:parent-style-name="Standard">
      <style:text-properties officeooo:rsid="002898f8" officeooo:paragraph-rsid="00495c1d"/>
    </style:style>
    <style:style style:name="P20" style:family="paragraph" style:parent-style-name="Standard">
      <style:text-properties officeooo:paragraph-rsid="00425952"/>
    </style:style>
    <style:style style:name="P21" style:family="paragraph" style:parent-style-name="Standard">
      <style:text-properties officeooo:paragraph-rsid="0043c1b5"/>
    </style:style>
    <style:style style:name="P22" style:family="paragraph" style:parent-style-name="Standard">
      <style:text-properties officeooo:rsid="0043c1b5" officeooo:paragraph-rsid="0043c1b5"/>
    </style:style>
    <style:style style:name="P23" style:family="paragraph" style:parent-style-name="Standard">
      <style:text-properties officeooo:paragraph-rsid="004afa1a"/>
    </style:style>
    <style:style style:name="P24" style:family="paragraph" style:parent-style-name="Standard">
      <style:text-properties fo:color="#000000" style:font-name="Times New Roman" fo:font-size="10pt" fo:language="de" fo:country="DE" officeooo:rsid="0043c1b5" officeooo:paragraph-rsid="004afa1a" style:font-size-asian="10.5pt"/>
    </style:style>
    <style:style style:name="P25" style:family="paragraph" style:parent-style-name="Standard">
      <style:text-properties officeooo:paragraph-rsid="006d6a32"/>
    </style:style>
    <style:style style:name="P26" style:family="paragraph" style:parent-style-name="Subtitle">
      <style:text-properties officeooo:rsid="0017411d" officeooo:paragraph-rsid="0019b9af"/>
    </style:style>
    <style:style style:name="P27" style:family="paragraph" style:parent-style-name="Abstract">
      <style:text-properties style:font-name="Times New Roman" fo:font-size="12pt" fo:language="de" fo:country="DE" officeooo:paragraph-rsid="0017411d" style:font-size-asian="10.5pt"/>
    </style:style>
    <style:style style:name="P28" style:family="paragraph" style:parent-style-name="Absatz_20__28_folgende_29_">
      <style:text-properties officeooo:paragraph-rsid="001a1b6a"/>
    </style:style>
    <style:style style:name="P29" style:family="paragraph" style:parent-style-name="Absatz_20__28_folgende_29_">
      <style:text-properties officeooo:rsid="0017411d" officeooo:paragraph-rsid="0055183f"/>
    </style:style>
    <style:style style:name="P30" style:family="paragraph" style:parent-style-name="Absatz_20__28_folgende_29_">
      <style:text-properties officeooo:rsid="0017411d" officeooo:paragraph-rsid="0017411d"/>
    </style:style>
    <style:style style:name="P31" style:family="paragraph" style:parent-style-name="Absatz_20__28_folgende_29_">
      <style:text-properties fo:font-style="italic" officeooo:rsid="0017411d" officeooo:paragraph-rsid="001a1b6a" style:font-style-asian="italic" style:font-style-complex="italic"/>
    </style:style>
    <style:style style:name="P32" style:family="paragraph" style:parent-style-name="Standard">
      <style:text-properties officeooo:rsid="0017411d" officeooo:paragraph-rsid="001d05f3"/>
    </style:style>
    <style:style style:name="P33" style:family="paragraph" style:parent-style-name="Standard">
      <style:text-properties officeooo:rsid="0017411d" officeooo:paragraph-rsid="002059d2"/>
    </style:style>
    <style:style style:name="P34" style:family="paragraph" style:parent-style-name="Standard">
      <style:text-properties officeooo:rsid="0017411d" officeooo:paragraph-rsid="0017411d"/>
    </style:style>
    <style:style style:name="P35" style:family="paragraph" style:parent-style-name="Standard">
      <style:text-properties officeooo:rsid="0017411d" officeooo:paragraph-rsid="0017bdc6"/>
    </style:style>
    <style:style style:name="P36" style:family="paragraph" style:parent-style-name="Standard">
      <style:text-properties officeooo:paragraph-rsid="0017bdc6"/>
    </style:style>
    <style:style style:name="P37" style:family="paragraph" style:parent-style-name="Standard">
      <style:text-properties officeooo:rsid="0017bdc6"/>
    </style:style>
    <style:style style:name="P38" style:family="paragraph" style:parent-style-name="Standard">
      <style:text-properties officeooo:rsid="0017bdc6" officeooo:paragraph-rsid="0017bdc6"/>
    </style:style>
    <style:style style:name="P39" style:family="paragraph" style:parent-style-name="Standard">
      <style:text-properties officeooo:rsid="0027a593" officeooo:paragraph-rsid="0027a593"/>
    </style:style>
    <style:style style:name="P40" style:family="paragraph" style:parent-style-name="Standard">
      <style:text-properties officeooo:paragraph-rsid="00487f32"/>
    </style:style>
    <style:style style:name="P41" style:family="paragraph" style:parent-style-name="Standard">
      <style:text-properties officeooo:paragraph-rsid="002f37ba"/>
    </style:style>
    <style:style style:name="P42" style:family="paragraph" style:parent-style-name="Standard">
      <style:text-properties officeooo:rsid="002898f8" officeooo:paragraph-rsid="002898f8"/>
    </style:style>
    <style:style style:name="P43" style:family="paragraph" style:parent-style-name="Standard">
      <style:text-properties officeooo:rsid="002898f8" officeooo:paragraph-rsid="002eec16"/>
    </style:style>
    <style:style style:name="P44" style:family="paragraph" style:parent-style-name="Standard">
      <style:text-properties officeooo:rsid="002898f8" officeooo:paragraph-rsid="003f6e20"/>
    </style:style>
    <style:style style:name="P45" style:family="paragraph" style:parent-style-name="Standard">
      <style:text-properties officeooo:rsid="002898f8" officeooo:paragraph-rsid="00495c1d"/>
    </style:style>
    <style:style style:name="P46" style:family="paragraph" style:parent-style-name="Standard">
      <style:text-properties officeooo:rsid="002898f8" officeooo:paragraph-rsid="0048e453"/>
    </style:style>
    <style:style style:name="P47" style:family="paragraph" style:parent-style-name="Standard">
      <style:text-properties officeooo:paragraph-rsid="002898f8"/>
    </style:style>
    <style:style style:name="P48" style:family="paragraph" style:parent-style-name="Standard">
      <style:text-properties officeooo:paragraph-rsid="00425952"/>
    </style:style>
    <style:style style:name="P49" style:family="paragraph" style:parent-style-name="Standard">
      <style:text-properties officeooo:paragraph-rsid="0043c1b5"/>
    </style:style>
    <style:style style:name="P50" style:family="paragraph" style:parent-style-name="Standard">
      <style:text-properties officeooo:rsid="0043c1b5" officeooo:paragraph-rsid="0043c1b5"/>
    </style:style>
    <style:style style:name="P51" style:family="paragraph" style:parent-style-name="Standard">
      <style:text-properties officeooo:paragraph-rsid="004afa1a"/>
    </style:style>
    <style:style style:name="P52" style:family="paragraph" style:parent-style-name="Standard">
      <style:text-properties fo:color="#000000" style:font-name="Times New Roman" fo:font-size="10pt" fo:language="de" fo:country="DE" officeooo:rsid="0043c1b5" officeooo:paragraph-rsid="004afa1a" style:font-size-asian="10.5pt"/>
    </style:style>
    <style:style style:name="P53" style:family="paragraph" style:parent-style-name="Standard">
      <style:text-properties fo:color="#000000" style:font-name="Times New Roman" fo:font-size="10pt" fo:language="de" fo:country="DE" officeooo:rsid="0043c1b5" officeooo:paragraph-rsid="0043c1b5" style:font-size-asian="10.5pt"/>
    </style:style>
    <style:style style:name="P54" style:family="paragraph" style:parent-style-name="Standard">
      <style:text-properties fo:color="#000000" style:font-name="Times New Roman" fo:font-size="10pt" fo:language="de" fo:country="DE" officeooo:rsid="00425952" officeooo:paragraph-rsid="00425952" style:font-size-asian="10.5pt"/>
    </style:style>
    <style:style style:name="P55" style:family="paragraph" style:parent-style-name="Standard">
      <style:text-properties fo:color="#000000" style:font-name="Times New Roman" fo:font-size="10pt" fo:language="de" fo:country="DE" officeooo:rsid="00443c9b" officeooo:paragraph-rsid="004afa1a" style:font-size-asian="10.5pt"/>
    </style:style>
    <style:style style:name="P56" style:family="paragraph" style:parent-style-name="Standard">
      <style:text-properties fo:color="#000000" style:font-name="Times New Roman" fo:font-size="10pt" fo:language="de" fo:country="DE" officeooo:rsid="00443c9b" officeooo:paragraph-rsid="00443c9b" style:font-size-asian="10.5pt"/>
    </style:style>
    <style:style style:name="P57" style:family="paragraph" style:parent-style-name="Standard">
      <style:text-properties fo:color="#000000" style:font-name="Helvetica2" fo:font-size="10pt" fo:language="de" fo:country="DE" officeooo:rsid="00443c9b" officeooo:paragraph-rsid="0043c1b5" style:font-size-asian="10.5pt"/>
    </style:style>
    <style:style style:name="P58" style:family="paragraph" style:parent-style-name="Standard">
      <style:text-properties style:font-name="Helvetica2" fo:font-size="10pt" fo:language="de" fo:country="DE" officeooo:rsid="0017411d" officeooo:paragraph-rsid="0017411d" style:font-size-asian="10.5pt"/>
    </style:style>
    <style:style style:name="P59" style:family="paragraph" style:parent-style-name="Standard">
      <style:text-properties style:font-name="Helvetica2" fo:font-size="10pt" fo:language="de" fo:country="DE" officeooo:rsid="0017411d" officeooo:paragraph-rsid="0027ae4e" style:font-size-asian="10.5pt"/>
    </style:style>
    <style:style style:name="P60" style:family="paragraph" style:parent-style-name="Standard">
      <style:text-properties style:font-name="Helvetica2" fo:font-size="10pt" fo:language="de" fo:country="DE" officeooo:rsid="0017411d" officeooo:paragraph-rsid="002898f8" style:font-size-asian="10.5pt"/>
    </style:style>
    <style:style style:name="P61" style:family="paragraph" style:parent-style-name="Standard">
      <style:text-properties style:font-name="Helvetica2" fo:font-size="10pt" fo:language="de" fo:country="DE" officeooo:rsid="0017bdc6" officeooo:paragraph-rsid="0017411d" style:font-size-asian="10.5pt"/>
    </style:style>
    <style:style style:name="P62" style:family="paragraph" style:parent-style-name="Standard">
      <style:text-properties style:font-name="Helvetica2" fo:font-size="10pt" fo:language="de" fo:country="DE" officeooo:rsid="0017bdc6" officeooo:paragraph-rsid="00222ead" style:font-size-asian="10.5pt"/>
    </style:style>
    <style:style style:name="P63" style:family="paragraph" style:parent-style-name="Standard">
      <style:text-properties style:font-name="Helvetica2" fo:font-size="10pt" fo:language="de" fo:country="DE" officeooo:rsid="001bdffb" officeooo:paragraph-rsid="0017411d" style:font-size-asian="10.5pt"/>
    </style:style>
    <style:style style:name="P64" style:family="paragraph" style:parent-style-name="Standard">
      <style:text-properties style:font-name="Helvetica2" fo:font-size="10pt" fo:language="de" fo:country="DE" officeooo:rsid="00665bcb" officeooo:paragraph-rsid="0068a5f4" style:font-size-asian="10.5pt"/>
    </style:style>
    <style:style style:name="P65" style:family="paragraph" style:parent-style-name="Standard">
      <style:text-properties officeooo:rsid="002059d2" officeooo:paragraph-rsid="002059d2"/>
    </style:style>
    <style:style style:name="P66" style:family="paragraph" style:parent-style-name="Standard">
      <style:text-properties officeooo:rsid="00194963" officeooo:paragraph-rsid="0027ae4e"/>
    </style:style>
    <style:style style:name="P67" style:family="paragraph" style:parent-style-name="Standard">
      <style:text-properties officeooo:rsid="00194963" officeooo:paragraph-rsid="002898f8"/>
    </style:style>
    <style:style style:name="P68" style:family="paragraph" style:parent-style-name="Standard">
      <style:text-properties officeooo:rsid="0027ae4e" officeooo:paragraph-rsid="0027ae4e"/>
    </style:style>
    <style:style style:name="P69" style:family="paragraph" style:parent-style-name="Standard">
      <style:text-properties officeooo:rsid="002eec16" officeooo:paragraph-rsid="002898f8"/>
    </style:style>
    <style:style style:name="P70" style:family="paragraph" style:parent-style-name="Standard">
      <style:text-properties officeooo:rsid="003f6e20" officeooo:paragraph-rsid="003f6e20"/>
    </style:style>
    <style:style style:name="P71" style:family="paragraph" style:parent-style-name="Standard">
      <style:text-properties officeooo:rsid="003fd263" officeooo:paragraph-rsid="003f6e20"/>
    </style:style>
    <style:style style:name="P72" style:family="paragraph" style:parent-style-name="Standard">
      <style:text-properties officeooo:rsid="00425952" officeooo:paragraph-rsid="00425952"/>
    </style:style>
    <style:style style:name="P73" style:family="paragraph" style:parent-style-name="Standard">
      <style:text-properties officeooo:rsid="002a282b" officeooo:paragraph-rsid="003f6e20"/>
    </style:style>
    <style:style style:name="P74" style:family="paragraph" style:parent-style-name="Standard">
      <style:text-properties officeooo:paragraph-rsid="00665bcb"/>
    </style:style>
    <style:style style:name="P75" style:family="paragraph" style:parent-style-name="Standard">
      <style:text-properties officeooo:paragraph-rsid="006802fc"/>
    </style:style>
    <style:style style:name="P76" style:family="paragraph" style:parent-style-name="Standard">
      <style:text-properties officeooo:paragraph-rsid="0068a5f4"/>
    </style:style>
    <style:style style:name="P77" style:family="paragraph" style:parent-style-name="Standard">
      <style:text-properties officeooo:paragraph-rsid="006a9511"/>
    </style:style>
    <style:style style:name="P78" style:family="paragraph" style:parent-style-name="Standard">
      <style:text-properties officeooo:paragraph-rsid="007546c8"/>
    </style:style>
    <style:style style:name="P79" style:family="paragraph" style:parent-style-name="Sektion">
      <style:text-properties officeooo:rsid="0017411d" officeooo:paragraph-rsid="0017411d"/>
    </style:style>
    <style:style style:name="P80" style:family="paragraph" style:parent-style-name="Sektion">
      <style:text-properties officeooo:rsid="001bdffb" officeooo:paragraph-rsid="001bdffb"/>
    </style:style>
    <style:style style:name="P81" style:family="paragraph" style:parent-style-name="Referenz">
      <style:text-properties officeooo:paragraph-rsid="007d3a05"/>
    </style:style>
    <style:style style:name="P82" style:family="paragraph" style:parent-style-name="Referenz">
      <style:text-properties officeooo:paragraph-rsid="007d7580"/>
    </style:style>
    <style:style style:name="P83" style:family="paragraph" style:parent-style-name="Absatz_20__28_folgende_29_">
      <style:text-properties officeooo:paragraph-rsid="001a1b6a"/>
    </style:style>
    <style:style style:name="P84" style:family="paragraph" style:parent-style-name="Absatz_20__28_folgende_29_">
      <style:text-properties officeooo:rsid="0017411d" officeooo:paragraph-rsid="0055183f"/>
    </style:style>
    <style:style style:name="P85" style:family="paragraph" style:parent-style-name="Title" style:master-page-name="Standard">
      <style:paragraph-properties style:page-number="auto"/>
      <style:text-properties officeooo:rsid="0017411d" officeooo:paragraph-rsid="0017411d"/>
    </style:style>
    <style:style style:name="P86" style:family="paragraph" style:parent-style-name="Subtitle">
      <style:text-properties officeooo:rsid="0017411d" officeooo:paragraph-rsid="0019b9af"/>
    </style:style>
    <style:style style:name="P87" style:family="paragraph" style:parent-style-name="Standard">
      <style:text-properties officeooo:rsid="0017bdc6" officeooo:paragraph-rsid="0017bdc6"/>
    </style:style>
    <style:style style:name="P88" style:family="paragraph" style:parent-style-name="Standard">
      <style:text-properties officeooo:rsid="0017411d" officeooo:paragraph-rsid="001d05f3"/>
    </style:style>
    <style:style style:name="P89" style:family="paragraph" style:parent-style-name="Standard">
      <style:text-properties officeooo:rsid="0017411d" officeooo:paragraph-rsid="002059d2"/>
    </style:style>
    <style:style style:name="P90" style:family="paragraph" style:parent-style-name="Standard">
      <style:text-properties officeooo:rsid="0017411d" officeooo:paragraph-rsid="00880e0a"/>
    </style:style>
    <style:style style:name="P91" style:family="paragraph" style:parent-style-name="Standard">
      <style:text-properties officeooo:rsid="0027a593" officeooo:paragraph-rsid="0027a593"/>
    </style:style>
    <style:style style:name="P92" style:family="paragraph" style:parent-style-name="Standard">
      <style:text-properties fo:color="#000000" style:font-name="Times New Roman" fo:font-size="10pt" fo:language="de" fo:country="DE" officeooo:rsid="0043c1b5" officeooo:paragraph-rsid="004afa1a" style:font-size-asian="10.5pt"/>
    </style:style>
    <style:style style:name="P93" style:family="paragraph" style:parent-style-name="Standard">
      <style:text-properties officeooo:rsid="0043c1b5" officeooo:paragraph-rsid="0043c1b5"/>
    </style:style>
    <style:style style:name="P94" style:family="paragraph" style:parent-style-name="Standard" style:list-style-name="L1">
      <style:text-properties officeooo:rsid="00665bcb" officeooo:paragraph-rsid="00665bcb"/>
    </style:style>
    <style:style style:name="P95" style:family="paragraph" style:parent-style-name="Standard" style:list-style-name="L1">
      <style:text-properties officeooo:rsid="00665bcb" officeooo:paragraph-rsid="0062d6bf"/>
    </style:style>
    <style:style style:name="P96" style:family="paragraph" style:parent-style-name="Standard">
      <style:text-properties officeooo:rsid="00665bcb" officeooo:paragraph-rsid="00665bcb"/>
    </style:style>
    <style:style style:name="P97" style:family="paragraph" style:parent-style-name="Standard">
      <style:text-properties officeooo:rsid="00665bcb" officeooo:paragraph-rsid="006802fc"/>
    </style:style>
    <style:style style:name="P98" style:family="paragraph" style:parent-style-name="Standard">
      <style:text-properties style:font-name="Times New Roman" fo:font-size="10pt" fo:language="de" fo:country="DE" officeooo:rsid="0017411d" officeooo:paragraph-rsid="002059d2" style:font-size-asian="10.5pt"/>
    </style:style>
    <style:style style:name="P99" style:family="paragraph" style:parent-style-name="Standard">
      <style:text-properties style:font-name="Times New Roman" fo:font-size="10pt" fo:language="de" fo:country="DE" officeooo:rsid="0017bdc6" officeooo:paragraph-rsid="0089c2e6" style:font-size-asian="10.5pt"/>
    </style:style>
    <style:style style:name="P100" style:family="paragraph" style:parent-style-name="Standard" style:list-style-name="L1">
      <style:text-properties officeooo:rsid="00194963" officeooo:paragraph-rsid="0062d6bf"/>
    </style:style>
    <style:style style:name="P101" style:family="paragraph" style:parent-style-name="Standard">
      <style:text-properties officeooo:rsid="00194963" officeooo:paragraph-rsid="0062d6bf"/>
    </style:style>
    <style:style style:name="P102" style:family="paragraph" style:parent-style-name="Standard" style:list-style-name="L1">
      <style:text-properties officeooo:rsid="0062d6bf" officeooo:paragraph-rsid="00841da3"/>
    </style:style>
    <style:style style:name="P103" style:family="paragraph" style:parent-style-name="Standard">
      <style:text-properties officeooo:rsid="006a9511" officeooo:paragraph-rsid="006a9511"/>
    </style:style>
    <style:style style:name="P104" style:family="paragraph" style:parent-style-name="Standard">
      <style:text-properties style:font-name="Helvetica2" fo:font-size="10pt" fo:language="de" fo:country="DE" officeooo:rsid="00665bcb" officeooo:paragraph-rsid="00665bcb" style:font-size-asian="10.5pt"/>
    </style:style>
    <style:style style:name="P105" style:family="paragraph" style:parent-style-name="Standard">
      <style:text-properties style:font-name="Helvetica2" fo:font-size="10pt" fo:language="de" fo:country="DE" officeooo:rsid="0017411d" officeooo:paragraph-rsid="0017411d" style:font-size-asian="10.5pt"/>
    </style:style>
    <style:style style:name="P106" style:family="paragraph" style:parent-style-name="Standard">
      <style:text-properties officeooo:rsid="0068a5f4" officeooo:paragraph-rsid="006802fc"/>
    </style:style>
    <style:style style:name="P107" style:family="paragraph" style:parent-style-name="Standard">
      <style:text-properties officeooo:paragraph-rsid="006d6a32"/>
    </style:style>
    <style:style style:name="P108" style:family="paragraph" style:parent-style-name="Standard">
      <style:text-properties officeooo:paragraph-rsid="0017bdc6"/>
    </style:style>
    <style:style style:name="P109" style:family="paragraph" style:parent-style-name="Standard">
      <style:text-properties officeooo:paragraph-rsid="00487f32"/>
    </style:style>
    <style:style style:name="P110" style:family="paragraph" style:parent-style-name="Standard">
      <style:text-properties officeooo:paragraph-rsid="002f37ba"/>
    </style:style>
    <style:style style:name="P111" style:family="paragraph" style:parent-style-name="Standard">
      <style:text-properties officeooo:rsid="002898f8" officeooo:paragraph-rsid="002898f8"/>
    </style:style>
    <style:style style:name="P112" style:family="paragraph" style:parent-style-name="Standard">
      <style:text-properties officeooo:rsid="002898f8" officeooo:paragraph-rsid="002eec16"/>
    </style:style>
    <style:style style:name="P113" style:family="paragraph" style:parent-style-name="Standard">
      <style:text-properties officeooo:rsid="002898f8" officeooo:paragraph-rsid="003f6e20"/>
    </style:style>
    <style:style style:name="P114" style:family="paragraph" style:parent-style-name="Standard">
      <style:text-properties officeooo:rsid="002898f8" officeooo:paragraph-rsid="00495c1d"/>
    </style:style>
    <style:style style:name="P115" style:family="paragraph" style:parent-style-name="Standard">
      <style:text-properties officeooo:paragraph-rsid="002898f8"/>
    </style:style>
    <style:style style:name="P116" style:family="paragraph" style:parent-style-name="Standard">
      <style:text-properties officeooo:paragraph-rsid="00425952"/>
    </style:style>
    <style:style style:name="P117" style:family="paragraph" style:parent-style-name="Standard">
      <style:text-properties officeooo:paragraph-rsid="0043c1b5"/>
    </style:style>
    <style:style style:name="P118" style:family="paragraph" style:parent-style-name="Standard">
      <style:text-properties officeooo:paragraph-rsid="004afa1a"/>
    </style:style>
    <style:style style:name="P119" style:family="paragraph" style:parent-style-name="Abstract">
      <style:text-properties style:font-name="Times New Roman" fo:font-size="12pt" fo:language="de" fo:country="DE" officeooo:paragraph-rsid="0017411d" style:font-size-asian="10.5pt"/>
    </style:style>
    <style:style style:name="P120" style:family="paragraph" style:parent-style-name="Referenz">
      <style:text-properties officeooo:paragraph-rsid="008cd2bd"/>
    </style:style>
    <style:style style:name="P121" style:family="paragraph" style:parent-style-name="Preformatted_20_Text">
      <style:text-properties style:font-name="Times New Roman" fo:font-size="8pt" fo:language="de" fo:country="DE" fo:font-weight="normal" officeooo:rsid="006e5c53" fo:background-color="transparent" style:font-size-asian="10.5pt" style:font-weight-asian="normal" style:font-weight-complex="normal"/>
    </style:style>
    <style:style style:name="T1" style:family="text">
      <style:text-properties officeooo:rsid="0019b9af"/>
    </style:style>
    <style:style style:name="T2" style:family="text">
      <style:text-properties officeooo:rsid="002d0140"/>
    </style:style>
    <style:style style:name="T3" style:family="text">
      <style:text-properties officeooo:rsid="001a1b6a"/>
    </style:style>
    <style:style style:name="T4" style:family="text">
      <style:text-properties officeooo:rsid="0017411d"/>
    </style:style>
    <style:style style:name="T5" style:family="text">
      <style:text-properties officeooo:rsid="0055183f"/>
    </style:style>
    <style:style style:name="T6" style:family="text">
      <style:text-properties officeooo:rsid="001d05f3"/>
    </style:style>
    <style:style style:name="T7" style:family="text">
      <style:text-properties officeooo:rsid="001bdffb"/>
    </style:style>
    <style:style style:name="T8" style:family="text">
      <style:text-properties officeooo:rsid="00880e0a"/>
    </style:style>
    <style:style style:name="T9" style:family="text">
      <style:text-properties officeooo:rsid="005864a4"/>
    </style:style>
    <style:style style:name="T10" style:family="text">
      <style:text-properties officeooo:rsid="0017bdc6"/>
    </style:style>
    <style:style style:name="T11" style:family="text">
      <style:text-properties officeooo:rsid="0027a593"/>
    </style:style>
    <style:style style:name="T12" style:family="text">
      <style:text-properties officeooo:rsid="003201bd"/>
    </style:style>
    <style:style style:name="T13" style:family="text">
      <style:text-properties officeooo:rsid="00487f32"/>
    </style:style>
    <style:style style:name="T14" style:family="text">
      <style:text-properties officeooo:rsid="0058c1f7"/>
    </style:style>
    <style:style style:name="T15" style:family="text">
      <style:text-properties officeooo:rsid="00468be0"/>
    </style:style>
    <style:style style:name="T16" style:family="text">
      <style:text-properties officeooo:rsid="002f37ba"/>
    </style:style>
    <style:style style:name="T17" style:family="text">
      <style:text-properties officeooo:rsid="00339f45"/>
    </style:style>
    <style:style style:name="T18" style:family="text">
      <style:text-properties officeooo:rsid="002fa184"/>
    </style:style>
    <style:style style:name="T19" style:family="text">
      <style:text-properties officeooo:rsid="00312c99"/>
    </style:style>
    <style:style style:name="T20" style:family="text">
      <style:text-properties officeooo:rsid="00316618"/>
    </style:style>
    <style:style style:name="T21" style:family="text">
      <style:text-properties officeooo:rsid="00353147"/>
    </style:style>
    <style:style style:name="T22" style:family="text">
      <style:text-properties officeooo:rsid="003c0003"/>
    </style:style>
    <style:style style:name="T23" style:family="text">
      <style:text-properties officeooo:rsid="002eec16"/>
    </style:style>
    <style:style style:name="T24" style:family="text">
      <style:text-properties officeooo:rsid="003f6e20"/>
    </style:style>
    <style:style style:name="T25" style:family="text">
      <style:text-properties fo:font-style="italic" officeooo:rsid="003f6e20" style:font-style-asian="italic" style:font-style-complex="italic"/>
    </style:style>
    <style:style style:name="T26" style:family="text">
      <style:text-properties officeooo:rsid="003fd263"/>
    </style:style>
    <style:style style:name="T27" style:family="text">
      <style:text-properties fo:color="#000000" style:font-name="Times New Roman" fo:font-size="10pt" fo:language="de" fo:country="DE" officeooo:rsid="00425952" style:font-size-asian="10.5pt"/>
    </style:style>
    <style:style style:name="T28" style:family="text">
      <style:text-properties officeooo:rsid="0043c1b5"/>
    </style:style>
    <style:style style:name="T29" style:family="text">
      <style:text-properties fo:color="#000000" style:font-name="Times New Roman" fo:font-size="10pt" fo:language="de" fo:country="DE" officeooo:rsid="00443c9b" style:font-size-asian="10.5pt"/>
    </style:style>
    <style:style style:name="T30" style:family="text">
      <style:text-properties fo:font-style="normal" officeooo:rsid="004afa1a" style:font-style-asian="normal" style:font-style-complex="normal"/>
    </style:style>
    <style:style style:name="T31" style:family="text">
      <style:text-properties fo:color="#000000" style:font-name="Times New Roman" fo:font-size="10pt" fo:language="de" fo:country="DE" officeooo:rsid="006d6a32" fo:background-color="transparent" style:font-size-asian="10.5pt"/>
    </style:style>
    <style:style style:name="T32" style:family="text">
      <style:text-properties officeooo:rsid="0019b9af"/>
    </style:style>
    <style:style style:name="T33" style:family="text">
      <style:text-properties officeooo:rsid="002d0140"/>
    </style:style>
    <style:style style:name="T34" style:family="text">
      <style:text-properties officeooo:rsid="001a1b6a"/>
    </style:style>
    <style:style style:name="T35" style:family="text">
      <style:text-properties officeooo:rsid="0017411d"/>
    </style:style>
    <style:style style:name="T36" style:family="text">
      <style:text-properties officeooo:rsid="0055183f"/>
    </style:style>
    <style:style style:name="T37" style:family="text">
      <style:text-properties officeooo:rsid="001d05f3"/>
    </style:style>
    <style:style style:name="T38" style:family="text">
      <style:text-properties officeooo:rsid="001bdffb"/>
    </style:style>
    <style:style style:name="T39" style:family="text">
      <style:text-properties officeooo:rsid="005864a4"/>
    </style:style>
    <style:style style:name="T40" style:family="text">
      <style:text-properties officeooo:rsid="0017bdc6"/>
    </style:style>
    <style:style style:name="T41" style:family="text">
      <style:text-properties officeooo:rsid="0027a593"/>
    </style:style>
    <style:style style:name="T42" style:family="text">
      <style:text-properties officeooo:rsid="003201bd"/>
    </style:style>
    <style:style style:name="T43" style:family="text">
      <style:text-properties officeooo:rsid="00487f32"/>
    </style:style>
    <style:style style:name="T44" style:family="text">
      <style:text-properties officeooo:rsid="0058c1f7"/>
    </style:style>
    <style:style style:name="T45" style:family="text">
      <style:text-properties officeooo:rsid="00468be0"/>
    </style:style>
    <style:style style:name="T46" style:family="text">
      <style:text-properties officeooo:rsid="002f37ba"/>
    </style:style>
    <style:style style:name="T47" style:family="text">
      <style:text-properties officeooo:rsid="00339f45"/>
    </style:style>
    <style:style style:name="T48" style:family="text">
      <style:text-properties officeooo:rsid="002fa184"/>
    </style:style>
    <style:style style:name="T49" style:family="text">
      <style:text-properties officeooo:rsid="00312c99"/>
    </style:style>
    <style:style style:name="T50" style:family="text">
      <style:text-properties officeooo:rsid="00316618"/>
    </style:style>
    <style:style style:name="T51" style:family="text">
      <style:text-properties officeooo:rsid="00353147"/>
    </style:style>
    <style:style style:name="T52" style:family="text">
      <style:text-properties officeooo:rsid="003c0003"/>
    </style:style>
    <style:style style:name="T53" style:family="text">
      <style:text-properties officeooo:rsid="002eec16"/>
    </style:style>
    <style:style style:name="T54" style:family="text">
      <style:text-properties officeooo:rsid="003f6e20"/>
    </style:style>
    <style:style style:name="T55" style:family="text">
      <style:text-properties fo:font-style="italic" officeooo:rsid="003f6e20" style:font-style-asian="italic" style:font-style-complex="italic"/>
    </style:style>
    <style:style style:name="T56" style:family="text">
      <style:text-properties fo:font-style="italic" officeooo:rsid="0017411d" style:font-style-asian="italic" style:font-style-complex="italic"/>
    </style:style>
    <style:style style:name="T57" style:family="text">
      <style:text-properties fo:font-style="italic" officeooo:rsid="00194963" style:font-style-asian="italic" style:font-style-complex="italic"/>
    </style:style>
    <style:style style:name="T58" style:family="text">
      <style:text-properties fo:font-style="italic" officeooo:rsid="001a1b6a" style:font-style-asian="italic" style:font-style-complex="italic"/>
    </style:style>
    <style:style style:name="T59" style:family="text">
      <style:text-properties fo:font-style="italic" officeooo:rsid="004afa1a" style:font-style-asian="italic" style:font-style-complex="italic"/>
    </style:style>
    <style:style style:name="T60" style:family="text">
      <style:text-properties fo:font-style="italic" officeooo:rsid="0058c1f7" style:font-style-asian="italic" style:font-style-complex="italic"/>
    </style:style>
    <style:style style:name="T61" style:family="text">
      <style:text-properties fo:font-style="italic" officeooo:rsid="00665bcb" style:font-style-asian="italic" style:font-style-complex="italic"/>
    </style:style>
    <style:style style:name="T62" style:family="text">
      <style:text-properties fo:font-style="italic" officeooo:rsid="006a9511" style:font-style-asian="italic" style:font-style-complex="italic"/>
    </style:style>
    <style:style style:name="T63" style:family="text">
      <style:text-properties officeooo:rsid="003fd263"/>
    </style:style>
    <style:style style:name="T64" style:family="text">
      <style:text-properties fo:color="#000000" style:font-name="Times New Roman" fo:font-size="10pt" fo:language="de" fo:country="DE" officeooo:rsid="00425952" style:font-size-asian="10.5pt"/>
    </style:style>
    <style:style style:name="T65" style:family="text">
      <style:text-properties fo:color="#000000" style:font-name="Times New Roman" fo:font-size="10pt" fo:language="de" fo:country="DE" officeooo:rsid="00443c9b" style:font-size-asian="10.5pt"/>
    </style:style>
    <style:style style:name="T66" style:family="text">
      <style:text-properties fo:color="#000000" style:font-name="Times New Roman" fo:font-size="10pt" fo:language="de" fo:country="DE" officeooo:rsid="0043c1b5" style:font-size-asian="10.5pt"/>
    </style:style>
    <style:style style:name="T67" style:family="text">
      <style:text-properties fo:color="#000000" style:font-name="Times New Roman" fo:font-size="10pt" fo:language="de" fo:country="DE" officeooo:rsid="0058c27d" style:font-size-asian="10.5pt"/>
    </style:style>
    <style:style style:name="T68" style:family="text">
      <style:text-properties fo:color="#000000" style:font-name="Times New Roman" fo:font-size="10pt" fo:language="de" fo:country="DE" fo:font-style="italic" officeooo:rsid="00425952" style:font-size-asian="10.5pt" style:font-style-asian="italic" style:font-style-complex="italic"/>
    </style:style>
    <style:style style:name="T69" style:family="text">
      <style:text-properties fo:color="#000000" style:font-name="Times New Roman" fo:font-size="10pt" fo:language="de" fo:country="DE" fo:font-style="italic" officeooo:rsid="00443c9b" style:font-size-asian="10.5pt" style:font-style-asian="italic" style:font-style-complex="italic"/>
    </style:style>
    <style:style style:name="T70" style:family="text">
      <style:text-properties fo:color="#000000" style:font-name="Times New Roman" fo:font-size="10pt" fo:language="de" fo:country="DE" fo:font-style="italic" officeooo:rsid="006d6a32" fo:background-color="transparent" style:font-size-asian="10.5pt" style:font-style-asian="italic" style:font-style-complex="italic"/>
    </style:style>
    <style:style style:name="T71" style:family="text">
      <style:text-properties fo:color="#000000" style:font-name="Times New Roman" fo:font-size="10pt" fo:language="de" fo:country="DE" fo:font-style="normal" officeooo:rsid="00425952" style:font-size-asian="10.5pt" style:font-style-asian="normal" style:font-style-complex="normal"/>
    </style:style>
    <style:style style:name="T72" style:family="text">
      <style:text-properties fo:color="#000000" style:font-name="Times New Roman" fo:font-size="10pt" fo:language="de" fo:country="DE" officeooo:rsid="006d6a32" fo:background-color="transparent" style:font-size-asian="10.5pt"/>
    </style:style>
    <style:style style:name="T73" style:family="text">
      <style:text-properties fo:color="#000000" style:font-name="Times New Roman" fo:font-size="10pt" fo:language="de" fo:country="DE" officeooo:rsid="007236b1" fo:background-color="transparent" style:font-size-asian="10.5pt"/>
    </style:style>
    <style:style style:name="T74" style:family="text">
      <style:text-properties fo:color="#000000" style:font-name="Times New Roman" fo:font-size="8pt" fo:language="de" fo:country="DE" fo:font-weight="normal" officeooo:rsid="007d3a05" fo:background-color="transparent" style:font-size-asian="10.5pt" style:font-weight-asian="normal" style:font-weight-complex="normal"/>
    </style:style>
    <style:style style:name="T75" style:family="text">
      <style:text-properties fo:color="#000000" style:font-name="Times New Roman" fo:font-size="8pt" fo:language="de" fo:country="DE" fo:font-weight="normal" officeooo:rsid="007d7580" fo:background-color="transparent" style:font-size-asian="10.5pt" style:font-weight-asian="normal" style:font-weight-complex="normal"/>
    </style:style>
    <style:style style:name="T76" style:family="text">
      <style:text-properties fo:color="#000000" style:font-name="Times New Roman" fo:font-size="8pt" fo:language="de" fo:country="DE" fo:font-weight="normal" officeooo:rsid="006e5c53" fo:background-color="transparent" style:font-size-asian="10.5pt" style:font-weight-asian="normal" style:font-weight-complex="normal"/>
    </style:style>
    <style:style style:name="T77" style:family="text">
      <style:text-properties fo:color="#000000" style:font-name="Times New Roman" fo:font-size="8pt" fo:language="de" fo:country="DE" fo:font-weight="normal" officeooo:rsid="008cd2bd" fo:background-color="transparent" style:font-size-asian="10.5pt" style:font-weight-asian="normal" style:font-weight-complex="normal"/>
    </style:style>
    <style:style style:name="T78" style:family="text">
      <style:text-properties fo:color="#000000" style:font-name="Times New Roman" fo:font-size="8pt" fo:language="de" fo:country="DE" fo:background-color="transparent" style:font-size-asian="10.5pt"/>
    </style:style>
    <style:style style:name="T79" style:family="text">
      <style:text-properties fo:color="#000000" style:font-name="Times New Roman" fo:font-size="8pt" fo:language="de" fo:country="DE" officeooo:rsid="007d3a05" fo:background-color="transparent" style:font-size-asian="10.5pt"/>
    </style:style>
    <style:style style:name="T80" style:family="text">
      <style:text-properties fo:color="#000000" style:font-name="Times New Roman" fo:font-size="8pt" fo:language="de" fo:country="DE" officeooo:rsid="008cd2bd" fo:background-color="transparent" style:font-size-asian="10.5pt"/>
    </style:style>
    <style:style style:name="T81" style:family="text">
      <style:text-properties fo:color="#000000" style:font-name="Times New Roman" fo:font-size="8pt" fo:language="de" fo:country="DE" officeooo:rsid="00805580" fo:background-color="transparent" style:font-size-asian="10.5pt"/>
    </style:style>
    <style:style style:name="T82" style:family="text">
      <style:text-properties fo:color="#000000" officeooo:rsid="006d6a32" fo:background-color="transparent"/>
    </style:style>
    <style:style style:name="T83" style:family="text">
      <style:text-properties officeooo:rsid="0043c1b5"/>
    </style:style>
    <style:style style:name="T84" style:family="text">
      <style:text-properties fo:font-style="normal" officeooo:rsid="004afa1a" style:font-style-asian="normal" style:font-style-complex="normal"/>
    </style:style>
    <style:style style:name="T85" style:family="text">
      <style:text-properties fo:font-style="normal" officeooo:rsid="0017411d" style:font-style-asian="normal" style:font-style-complex="normal"/>
    </style:style>
    <style:style style:name="T86" style:family="text">
      <style:text-properties fo:font-style="normal" officeooo:rsid="001a1b6a" style:font-style-asian="normal" style:font-style-complex="normal"/>
    </style:style>
    <style:style style:name="T87" style:family="text">
      <style:text-properties fo:font-style="normal" officeooo:rsid="001bdffb" style:font-style-asian="normal" style:font-style-complex="normal"/>
    </style:style>
    <style:style style:name="T88" style:family="text">
      <style:text-properties fo:font-style="normal" officeooo:rsid="001d05f3" style:font-style-asian="normal" style:font-style-complex="normal"/>
    </style:style>
    <style:style style:name="T89" style:family="text">
      <style:text-properties fo:font-style="normal" officeooo:rsid="0055183f" style:font-style-asian="normal" style:font-style-complex="normal"/>
    </style:style>
    <style:style style:name="T90" style:family="text">
      <style:text-properties fo:font-style="normal" officeooo:rsid="0058c27d" style:font-style-asian="normal" style:font-style-complex="normal"/>
    </style:style>
    <style:style style:name="T91" style:family="text">
      <style:text-properties officeooo:rsid="00665bcb"/>
    </style:style>
    <style:style style:name="T92" style:family="text">
      <style:text-properties style:font-name="Times New Roman" fo:font-size="8pt" fo:language="de" fo:country="DE" fo:background-color="transparent" style:font-size-asian="10.5pt"/>
    </style:style>
    <style:style style:name="T93" style:family="text">
      <style:text-properties style:font-name="Times New Roman" fo:font-size="8pt" fo:language="de" fo:country="DE" officeooo:rsid="007d3a05" fo:background-color="transparent" style:font-size-asian="10.5pt"/>
    </style:style>
    <style:style style:name="T94" style:family="text">
      <style:text-properties style:font-name="Times New Roman" fo:font-size="8pt" fo:language="de" fo:country="DE" officeooo:rsid="00805580" fo:background-color="transparent" style:font-size-asian="10.5pt"/>
    </style:style>
    <style:style style:name="T95" style:family="text">
      <style:text-properties style:font-name="Times New Roman" fo:font-size="8pt" fo:language="de" fo:country="DE" officeooo:rsid="008cd2bd" fo:background-color="transparent" style:font-size-asian="10.5pt"/>
    </style:style>
    <style:style style:name="T96" style:family="text">
      <style:text-properties style:font-name="Times New Roman" fo:font-size="8pt" fo:language="de" fo:country="DE" fo:font-weight="normal" officeooo:rsid="007d7580" fo:background-color="transparent" style:font-size-asian="10.5pt" style:font-weight-asian="normal" style:font-weight-complex="normal"/>
    </style:style>
    <style:style style:name="T97" style:family="text">
      <style:text-properties style:font-name="Times New Roman" fo:font-size="10pt" fo:language="de" fo:country="DE" style:font-size-asian="10.5pt"/>
    </style:style>
    <style:style style:name="T98" style:family="text">
      <style:text-properties style:font-name="Times New Roman" fo:font-size="10pt" fo:language="de" fo:country="DE" officeooo:rsid="005864a4" style:font-size-asian="10.5pt"/>
    </style:style>
    <style:style style:name="T99" style:family="text">
      <style:text-properties style:font-name="Times New Roman" fo:font-size="10pt" fo:language="de" fo:country="DE" officeooo:rsid="0068a5f4" style:font-size-asian="10.5pt"/>
    </style:style>
    <style:style style:name="T100" style:family="text">
      <style:text-properties style:font-name="Times New Roman" fo:font-size="10pt" fo:language="de" fo:country="DE" officeooo:rsid="00704528" style:font-size-asian="10.5pt"/>
    </style:style>
    <style:style style:name="T101" style:family="text">
      <style:text-properties officeooo:rsid="001890a6"/>
    </style:style>
    <style:style style:name="T102" style:family="text">
      <style:text-properties officeooo:rsid="00194963"/>
    </style:style>
    <style:style style:name="T103" style:family="text">
      <style:text-properties officeooo:rsid="002059d2"/>
    </style:style>
    <style:style style:name="T104" style:family="text">
      <style:text-properties officeooo:rsid="00222ead"/>
    </style:style>
    <style:style style:name="T105" style:family="text">
      <style:text-properties officeooo:rsid="0022ff85"/>
    </style:style>
    <style:style style:name="T106" style:family="text">
      <style:text-properties officeooo:rsid="0024b5f6"/>
    </style:style>
    <style:style style:name="T107" style:family="text">
      <style:text-properties officeooo:rsid="00260b5a"/>
    </style:style>
    <style:style style:name="T108" style:family="text">
      <style:text-properties officeooo:rsid="0026ead9"/>
    </style:style>
    <style:style style:name="T109" style:family="text">
      <style:text-properties officeooo:rsid="00270827"/>
    </style:style>
    <style:style style:name="T110" style:family="text">
      <style:text-properties officeooo:rsid="0027a0c0"/>
    </style:style>
    <style:style style:name="T111" style:family="text">
      <style:text-properties officeooo:rsid="0027ae4e"/>
    </style:style>
    <style:style style:name="T112" style:family="text">
      <style:text-properties officeooo:rsid="002a282b"/>
    </style:style>
    <style:style style:name="T113" style:family="text">
      <style:text-properties officeooo:rsid="002e69b5"/>
    </style:style>
    <style:style style:name="T114" style:family="text">
      <style:text-properties style:text-line-through-style="solid" style:text-underline-style="none" officeooo:rsid="002eec16"/>
    </style:style>
    <style:style style:name="T115" style:family="text">
      <style:text-properties officeooo:rsid="003ce705"/>
    </style:style>
    <style:style style:name="T116" style:family="text">
      <style:text-properties officeooo:rsid="0040855a"/>
    </style:style>
    <style:style style:name="T117" style:family="text">
      <style:text-properties officeooo:rsid="00425952"/>
    </style:style>
    <style:style style:name="T118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425952" style:font-size-asian="10.5pt"/>
    </style:style>
    <style:style style:name="T119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58c27d" style:font-size-asian="10.5pt"/>
    </style:style>
    <style:style style:name="T120" style:family="text">
      <style:text-properties fo:font-variant="normal" fo:text-transform="none" fo:color="#000000" style:font-name="Times New Roman" fo:font-size="10pt" fo:letter-spacing="normal" fo:language="de" fo:country="DE" fo:font-style="italic" fo:font-weight="normal" officeooo:rsid="00425952" style:font-size-asian="10.5pt" style:font-style-asian="italic" style:font-style-complex="italic"/>
    </style:style>
    <style:style style:name="T121" style:family="text">
      <style:text-properties fo:font-variant="normal" fo:text-transform="none" fo:color="#000000" style:font-name="Times New Roman" fo:font-size="10pt" fo:letter-spacing="normal" fo:language="de" fo:country="DE" fo:font-style="italic" fo:font-weight="normal" officeooo:rsid="00443c9b" style:font-size-asian="10.5pt" style:font-style-asian="italic" style:font-style-complex="italic"/>
    </style:style>
    <style:style style:name="T122" style:family="text">
      <style:text-properties fo:font-variant="normal" fo:text-transform="none" fo:color="#999999" style:font-name="Times New Roman" fo:font-size="10pt" fo:letter-spacing="normal" fo:language="de" fo:country="DE" fo:font-style="normal" fo:font-weight="normal" officeooo:rsid="0068a5f4" style:font-size-asian="10.5pt"/>
    </style:style>
    <style:style style:name="T123" style:family="text">
      <style:text-properties fo:font-variant="normal" fo:text-transform="none" fo:color="#999999" style:font-name="Times New Roman" fo:font-size="10pt" fo:letter-spacing="normal" fo:language="de" fo:country="DE" fo:font-style="normal" fo:font-weight="normal" officeooo:rsid="006a9511" style:font-size-asian="10.5pt"/>
    </style:style>
    <style:style style:name="T124" style:family="text">
      <style:text-properties officeooo:rsid="004622da"/>
    </style:style>
    <style:style style:name="T125" style:family="text">
      <style:text-properties officeooo:rsid="0048e453"/>
    </style:style>
    <style:style style:name="T126" style:family="text">
      <style:text-properties officeooo:rsid="00494a54"/>
    </style:style>
    <style:style style:name="T127" style:family="text">
      <style:text-properties officeooo:rsid="00495c1d"/>
    </style:style>
    <style:style style:name="T128" style:family="text">
      <style:text-properties officeooo:rsid="004afa1a"/>
    </style:style>
    <style:style style:name="T129" style:family="text">
      <style:text-properties officeooo:rsid="0053aca4"/>
    </style:style>
    <style:style style:name="T130" style:family="text">
      <style:text-properties officeooo:rsid="005715f9"/>
    </style:style>
    <style:style style:name="T131" style:family="text">
      <style:text-properties officeooo:rsid="00575efb"/>
    </style:style>
    <style:style style:name="T132" style:family="text">
      <style:text-properties officeooo:rsid="0058c27d"/>
    </style:style>
    <style:style style:name="T133" style:family="text">
      <style:text-properties officeooo:rsid="005dc037"/>
    </style:style>
    <style:style style:name="T134" style:family="text">
      <style:text-properties officeooo:rsid="005f4793"/>
    </style:style>
    <style:style style:name="T135" style:family="text">
      <style:text-properties officeooo:rsid="005f821c"/>
    </style:style>
    <style:style style:name="T136" style:family="text">
      <style:text-properties officeooo:rsid="0061cf98"/>
    </style:style>
    <style:style style:name="T137" style:family="text">
      <style:text-properties officeooo:rsid="0062d6bf"/>
    </style:style>
    <style:style style:name="T138" style:family="text">
      <style:text-properties officeooo:rsid="006802fc"/>
    </style:style>
    <style:style style:name="T139" style:family="text">
      <style:text-properties officeooo:rsid="0068a5f4"/>
    </style:style>
    <style:style style:name="T140" style:family="text">
      <style:text-properties officeooo:rsid="006a9511"/>
    </style:style>
    <style:style style:name="T141" style:family="text">
      <style:text-properties officeooo:rsid="006bf756"/>
    </style:style>
    <style:style style:name="T142" style:family="text">
      <style:text-properties officeooo:rsid="006d6a32"/>
    </style:style>
    <style:style style:name="T143" style:family="text">
      <style:text-properties officeooo:rsid="0070ad56"/>
    </style:style>
    <style:style style:name="T144" style:family="text">
      <style:text-properties officeooo:rsid="0071b656"/>
    </style:style>
    <style:style style:name="T145" style:family="text">
      <style:text-properties officeooo:rsid="00732630"/>
    </style:style>
    <style:style style:name="T146" style:family="text">
      <style:text-properties officeooo:rsid="007414a5"/>
    </style:style>
    <style:style style:name="T147" style:family="text">
      <style:text-properties officeooo:rsid="007519d3"/>
    </style:style>
    <style:style style:name="T148" style:family="text">
      <style:text-properties officeooo:rsid="007546c8"/>
    </style:style>
    <style:style style:name="T149" style:family="text">
      <style:text-properties officeooo:rsid="0077062c"/>
    </style:style>
    <style:style style:name="T150" style:family="text">
      <style:text-properties officeooo:rsid="00788ea9"/>
    </style:style>
    <style:style style:name="T151" style:family="text">
      <style:text-properties officeooo:rsid="00792725"/>
    </style:style>
    <style:style style:name="T152" style:family="text">
      <style:text-properties officeooo:rsid="00794c61"/>
    </style:style>
    <style:style style:name="T153" style:family="text">
      <style:text-properties officeooo:rsid="007af1ac"/>
    </style:style>
    <style:style style:name="T154" style:family="text">
      <style:text-properties officeooo:rsid="007b27d8"/>
    </style:style>
    <style:style style:name="T155" style:family="text">
      <style:text-properties officeooo:rsid="007d3a05"/>
    </style:style>
    <style:style style:name="T156" style:family="text">
      <style:text-properties officeooo:rsid="007d7580"/>
    </style:style>
    <style:style style:name="T157" style:family="text">
      <style:text-properties officeooo:rsid="007e4e7f"/>
    </style:style>
    <style:style style:name="T158" style:family="text">
      <style:text-properties officeooo:rsid="007fbb7c"/>
    </style:style>
    <style:style style:name="T159" style:family="text">
      <style:text-properties officeooo:rsid="00841da3"/>
    </style:style>
    <style:style style:name="T160" style:family="text">
      <style:text-properties officeooo:rsid="0085ce96"/>
    </style:style>
    <style:style style:name="T161" style:family="text">
      <style:text-properties officeooo:rsid="00862284"/>
    </style:style>
    <style:style style:name="T162" style:family="text">
      <style:text-properties officeooo:rsid="0087f43a"/>
    </style:style>
    <style:style style:name="T163" style:family="text">
      <style:text-properties officeooo:rsid="00880e0a"/>
    </style:style>
    <style:style style:name="T164" style:family="text">
      <style:text-properties officeooo:rsid="0089c2e6"/>
    </style:style>
    <style:style style:name="T165" style:family="text">
      <style:text-properties officeooo:rsid="008a53a0"/>
    </style:style>
    <style:style style:name="T166" style:family="text">
      <style:text-properties officeooo:rsid="008bb659"/>
    </style:style>
    <style:style style:name="T167" style:family="text">
      <style:text-properties officeooo:rsid="008cd2bd"/>
    </style:style>
    <style:style style:name="T168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9984336" text:id="ct99984336">
          <text:insertion>
            <office:change-info>
              <dc:creator>Tim Bourguignon</dc:creator>
              <dc:date>2014-01-09T10:07:00</dc:date>
            </office:change-info>
          </text:insertion>
        </text:changed-region>
        <text:changed-region xml:id="ct336688912" text:id="ct336688912">
          <text:insertion>
            <office:change-info>
              <dc:creator>Tim Bourguignon</dc:creator>
              <dc:date>2014-01-09T17:00:00</dc:date>
            </office:change-info>
          </text:insertion>
        </text:changed-region>
        <text:changed-region xml:id="ct99983920" text:id="ct99983920">
          <text:deletion>
            <office:change-info>
              <dc:creator>Tim Bourguignon</dc:creator>
              <dc:date>2014-01-09T10:07:00</dc:date>
            </office:change-info>
            <text:p text:style-name="P1"><text:span text:style-name="T1">,</text:span></text:p>
          </text:deletion>
        </text:changed-region>
        <text:changed-region xml:id="ct336689328" text:id="ct336689328">
          <text:insertion>
            <office:change-info>
              <dc:creator>Tim Bourguignon</dc:creator>
              <dc:date>2014-01-09T17:00:00</dc:date>
            </office:change-info>
          </text:insertion>
        </text:changed-region>
        <text:changed-region xml:id="ct99983816" text:id="ct99983816">
          <text:insertion>
            <office:change-info>
              <dc:creator>Tim Bourguignon</dc:creator>
              <dc:date>2014-01-09T10:07:00</dc:date>
            </office:change-info>
          </text:insertion>
        </text:changed-region>
        <text:changed-region xml:id="ct99984024" text:id="ct99984024">
          <text:deletion>
            <office:change-info>
              <dc:creator>Tim Bourguignon</dc:creator>
              <dc:date>2014-01-09T10:07:00</dc:date>
            </office:change-info>
            <text:p text:style-name="P1"><text:span text:style-name="T2">Hartnäckigkeit &amp; </text:span><text:span text:style-name="T3">Prokrastination </text:span></text:p>
          </text:deletion>
        </text:changed-region>
        <text:changed-region xml:id="ct99983712" text:id="ct99983712">
          <text:insertion>
            <office:change-info>
              <dc:creator>Tim Bourguignon</dc:creator>
              <dc:date>2014-01-09T10:07:00</dc:date>
            </office:change-info>
          </text:insertion>
        </text:changed-region>
        <text:changed-region xml:id="ct99981736" text:id="ct99981736">
          <text:insertion>
            <office:change-info>
              <dc:creator>Tim Bourguignon</dc:creator>
              <dc:date>2014-01-09T10:08:00</dc:date>
            </office:change-info>
          </text:insertion>
        </text:changed-region>
        <text:changed-region xml:id="ct99981840" text:id="ct99981840">
          <text:deletion>
            <office:change-info>
              <dc:creator>Tim Bourguignon</dc:creator>
              <dc:date>2014-01-09T10:08:00</dc:date>
            </office:change-info>
            <text:p text:style-name="P2"><text:span text:style-name="T4">in eine</text:span><text:span text:style-name="T5">r</text:span><text:span text:style-name="T4">Technologie</text:span></text:p>
          </text:deletion>
        </text:changed-region>
        <text:changed-region xml:id="ct99215216" text:id="ct99215216">
          <text:deletion>
            <office:change-info>
              <dc:creator>Tim Bourguignon</dc:creator>
              <dc:date>2014-01-09T09:56:00</dc:date>
            </office:change-info>
            <text:p text:style-name="P2"><text:span text:style-name="T5">die</text:span><text:span text:style-name="T4"> man nicht meistert</text:span></text:p>
          </text:deletion>
        </text:changed-region>
        <text:changed-region xml:id="ct99215528" text:id="ct99215528">
          <text:insertion>
            <office:change-info>
              <dc:creator>Tim Bourguignon</dc:creator>
              <dc:date>2014-01-09T10:08:00</dc:date>
            </office:change-info>
          </text:insertion>
        </text:changed-region>
        <text:changed-region xml:id="ct99214280" text:id="ct99214280">
          <text:deletion>
            <office:change-info>
              <dc:creator>Tim Bourguignon</dc:creator>
              <dc:date>2014-01-09T10:08:00</dc:date>
            </office:change-info>
            <text:p text:style-name="P2"><text:span text:style-name="T4">und d</text:span></text:p>
          </text:deletion>
        </text:changed-region>
        <text:changed-region xml:id="ct99215424" text:id="ct99215424">
          <text:insertion>
            <office:change-info>
              <dc:creator>Tim Bourguignon</dc:creator>
              <dc:date>2014-01-09T10:08:00</dc:date>
            </office:change-info>
          </text:insertion>
        </text:changed-region>
        <text:changed-region xml:id="ct99215632" text:id="ct99215632">
          <text:insertion>
            <office:change-info>
              <dc:creator>Tim Bourguignon</dc:creator>
              <dc:date>2014-01-09T09:57:00</dc:date>
            </office:change-info>
          </text:insertion>
        </text:changed-region>
        <text:changed-region xml:id="ct99215944" text:id="ct99215944">
          <text:insertion>
            <office:change-info>
              <dc:creator>Tim Bourguignon</dc:creator>
              <dc:date>2014-01-09T09:57:00</dc:date>
            </office:change-info>
          </text:insertion>
        </text:changed-region>
        <text:changed-region xml:id="ct99216048" text:id="ct99216048">
          <text:deletion>
            <office:change-info>
              <dc:creator>Tim Bourguignon</dc:creator>
              <dc:date>2014-01-09T09:57:00</dc:date>
            </office:change-info>
            <text:p text:style-name="P3"><text:span text:style-name="T5">,</text:span></text:p>
          </text:deletion>
        </text:changed-region>
        <text:changed-region xml:id="ct99216152" text:id="ct99216152">
          <text:insertion>
            <office:change-info>
              <dc:creator>Tim Bourguignon</dc:creator>
              <dc:date>2014-01-09T10:10:00</dc:date>
            </office:change-info>
          </text:insertion>
        </text:changed-region>
        <text:changed-region xml:id="ct99216776" text:id="ct99216776">
          <text:deletion>
            <office:change-info>
              <dc:creator>Tim Bourguignon</dc:creator>
              <dc:date>2014-01-09T10:10:00</dc:date>
            </office:change-info>
            <text:p text:style-name="P3"><text:span text:style-name="T5">Phone</text:span></text:p>
          </text:deletion>
        </text:changed-region>
        <text:changed-region xml:id="ct99213656" text:id="ct99213656">
          <text:insertion>
            <office:change-info>
              <dc:creator>Tim Bourguignon</dc:creator>
              <dc:date>2014-01-09T10:10:00</dc:date>
            </office:change-info>
          </text:insertion>
        </text:changed-region>
        <text:changed-region xml:id="ct100325360" text:id="ct100325360">
          <text:insertion>
            <office:change-info>
              <dc:creator>Tim Bourguignon</dc:creator>
              <dc:date>2014-01-09T13:32:00</dc:date>
            </office:change-info>
          </text:insertion>
        </text:changed-region>
        <text:changed-region xml:id="ct100324008" text:id="ct100324008">
          <text:insertion>
            <office:change-info>
              <dc:creator>Tim Bourguignon</dc:creator>
              <dc:date>2014-01-09T13:33:00</dc:date>
            </office:change-info>
          </text:insertion>
        </text:changed-region>
        <text:changed-region xml:id="ct100324632" text:id="ct100324632">
          <text:deletion>
            <office:change-info>
              <dc:creator>Tim Bourguignon</dc:creator>
              <dc:date>2014-01-09T13:33:00</dc:date>
            </office:change-info>
            <text:p text:style-name="P3"><text:span text:style-name="T3">Werner Eberling </text:span><text:span text:style-name="T5">im</text:span><text:span text:style-name="T3"> </text:span><text:span text:style-name="T6">Kaffee Klatsch</text:span></text:p>
          </text:deletion>
        </text:changed-region>
        <text:changed-region xml:id="ct100324528" text:id="ct100324528">
          <text:deletion>
            <office:change-info>
              <dc:creator>Tim Bourguignon</dc:creator>
              <dc:date>2014-01-09T13:33:00</dc:date>
            </office:change-info>
            <text:p text:style-name="P3"><text:span text:style-name="T5">ge</text:span></text:p>
          </text:deletion>
        </text:changed-region>
        <text:changed-region xml:id="ct100326296" text:id="ct100326296">
          <text:insertion>
            <office:change-info>
              <dc:creator>Tim Bourguignon</dc:creator>
              <dc:date>2014-01-09T13:33:00</dc:date>
            </office:change-info>
          </text:insertion>
        </text:changed-region>
        <text:changed-region xml:id="ct100323384" text:id="ct100323384">
          <text:insertion>
            <office:change-info>
              <dc:creator>Tim Bourguignon</dc:creator>
              <dc:date>2014-01-09T13:33:00</dc:date>
            </office:change-info>
          </text:insertion>
        </text:changed-region>
        <text:changed-region xml:id="ct100326608" text:id="ct100326608">
          <text:deletion>
            <office:change-info>
              <dc:creator>Tim Bourguignon</dc:creator>
              <dc:date>2014-01-09T13:33:00</dc:date>
            </office:change-info>
            <text:p text:style-name="P3"><text:span text:style-name="T3"><text:s/>hat</text:span></text:p>
          </text:deletion>
        </text:changed-region>
        <text:changed-region xml:id="ct100323904" text:id="ct100323904">
          <text:deletion>
            <office:change-info>
              <dc:creator>Tim Bourguignon</dc:creator>
              <dc:date>2014-01-09T13:34:00</dc:date>
            </office:change-info>
            <text:p text:style-name="P3"><text:span text:style-name="T3"><text:s/>mit</text:span></text:p>
          </text:deletion>
        </text:changed-region>
        <text:changed-region xml:id="ct100325464" text:id="ct100325464">
          <text:deletion>
            <office:change-info>
              <dc:creator>Tim Bourguignon</dc:creator>
              <dc:date>2014-01-09T13:34:00</dc:date>
            </office:change-info>
            <text:p text:style-name="P3"><text:span text:style-name="T3">JQueryMobile </text:span></text:p>
          </text:deletion>
        </text:changed-region>
        <text:changed-region xml:id="ct100323800" text:id="ct100323800">
          <text:deletion>
            <office:change-info>
              <dc:creator>Tim Bourguignon</dc:creator>
              <dc:date>2014-01-09T10:10:00</dc:date>
            </office:change-info>
            <text:p text:style-name="P4"><text:span text:style-name="T7"><text:s/></text:span></text:p>
          </text:deletion>
        </text:changed-region>
        <text:changed-region xml:id="ct100326400" text:id="ct100326400">
          <text:deletion>
            <office:change-info>
              <dc:creator>Tim Bourguignon</dc:creator>
              <dc:date>2014-01-09T10:10:00</dc:date>
            </office:change-info>
            <text:p text:style-name="P4"><text:span text:style-name="T7">sind</text:span></text:p>
          </text:deletion>
        </text:changed-region>
        <text:changed-region xml:id="ct100323592" text:id="ct100323592">
          <text:insertion>
            <office:change-info>
              <dc:creator>Tim Bourguignon</dc:creator>
              <dc:date>2014-01-09T10:10:00</dc:date>
            </office:change-info>
          </text:insertion>
        </text:changed-region>
        <text:changed-region xml:id="ct100324840" text:id="ct100324840">
          <text:insertion>
            <office:change-info>
              <dc:creator>Tim Bourguignon</dc:creator>
              <dc:date>2014-01-09T10:11:00</dc:date>
            </office:change-info>
          </text:insertion>
        </text:changed-region>
        <text:changed-region xml:id="ct100326504" text:id="ct100326504">
          <text:deletion>
            <office:change-info>
              <dc:creator>Tim Bourguignon</dc:creator>
              <dc:date>2014-01-09T10:11:00</dc:date>
            </office:change-info>
            <text:p text:style-name="P4"><text:span text:style-name="T7">auf der Liste, aber werden erst abgearbeitet w</text:span><text:span text:style-name="T5">e</text:span><text:span text:style-name="T7">nn der Rest fertig ist</text:span></text:p>
          </text:deletion>
        </text:changed-region>
        <text:changed-region xml:id="ct100323488" text:id="ct100323488">
          <text:deletion>
            <office:change-info>
              <dc:creator>Tim Bourguignon</dc:creator>
              <dc:date>2014-01-09T10:11:00</dc:date>
            </office:change-info>
            <text:p text:style-name="P5"><text:span text:style-name="T5"><text:s/></text:span></text:p>
          </text:deletion>
        </text:changed-region>
        <text:changed-region xml:id="ct336690160" text:id="ct336690160">
          <text:insertion>
            <office:change-info>
              <dc:creator>Tim Bourguignon</dc:creator>
              <dc:date>2014-01-09T17:01:00</dc:date>
            </office:change-info>
          </text:insertion>
        </text:changed-region>
        <text:changed-region xml:id="ct336689016" text:id="ct336689016">
          <text:deletion>
            <office:change-info>
              <dc:creator>Tim Bourguignon</dc:creator>
              <dc:date>2014-01-09T17:01:00</dc:date>
            </office:change-info>
            <text:p text:style-name="P5"><text:span text:style-name="T6">e</text:span></text:p>
          </text:deletion>
        </text:changed-region>
        <text:changed-region xml:id="ct336690992" text:id="ct336690992">
          <text:insertion>
            <office:change-info>
              <dc:creator>Tim Bourguignon</dc:creator>
              <dc:date>2014-01-09T17:01:00</dc:date>
            </office:change-info>
          </text:insertion>
        </text:changed-region>
        <text:changed-region xml:id="ct100323696" text:id="ct100323696">
          <text:deletion>
            <office:change-info>
              <dc:creator>Tim Bourguignon</dc:creator>
              <dc:date>2014-01-09T10:12:00</dc:date>
            </office:change-info>
            <text:p text:style-name="P5">Cross-Plattform</text:p>
          </text:deletion>
        </text:changed-region>
        <text:changed-region xml:id="ct100324112" text:id="ct100324112">
          <text:deletion>
            <office:change-info>
              <dc:creator>Tim Bourguignon</dc:creator>
              <dc:date>2014-01-09T10:12:00</dc:date>
            </office:change-info>
            <text:p text:style-name="P5"><text:s/><text:span text:style-name="T6">(HTML5 → Native App)</text:span></text:p>
          </text:deletion>
        </text:changed-region>
        <text:changed-region xml:id="ct336689744" text:id="ct336689744">
          <text:deletion>
            <office:change-info>
              <dc:creator>Tim Bourguignon</dc:creator>
              <dc:date>2014-01-09T17:01:00</dc:date>
            </office:change-info>
            <text:p text:style-name="P5"/>
            <text:p text:style-name="P5"/>
          </text:deletion>
        </text:changed-region>
        <text:changed-region xml:id="ct336689536" text:id="ct336689536">
          <text:deletion>
            <office:change-info>
              <dc:creator>Tim Bourguignon</dc:creator>
              <dc:date>2014-01-09T17:01:00</dc:date>
            </office:change-info>
            <text:p text:style-name="P6"><text:span text:style-name="T6">1</text:span></text:p>
          </text:deletion>
        </text:changed-region>
        <text:changed-region xml:id="ct336689432" text:id="ct336689432">
          <text:insertion>
            <office:change-info>
              <dc:creator>Tim Bourguignon</dc:creator>
              <dc:date>2014-01-09T17:01:00</dc:date>
            </office:change-info>
          </text:insertion>
        </text:changed-region>
        <text:changed-region xml:id="ct336689640" text:id="ct336689640">
          <text:deletion>
            <office:change-info>
              <dc:creator>Tim Bourguignon</dc:creator>
              <dc:date>2014-01-09T17:01:00</dc:date>
            </office:change-info>
            <text:p text:style-name="P6"><text:span text:style-name="T6">)</text:span></text:p>
          </text:deletion>
        </text:changed-region>
        <text:changed-region xml:id="ct336690784" text:id="ct336690784">
          <text:insertion>
            <office:change-info>
              <dc:creator>Tim Bourguignon</dc:creator>
              <dc:date>2014-01-09T17:01:00</dc:date>
            </office:change-info>
          </text:insertion>
        </text:changed-region>
        <text:changed-region xml:id="ct100324216" text:id="ct100324216">
          <text:insertion>
            <office:change-info>
              <dc:creator>Tim Bourguignon</dc:creator>
              <dc:date>2014-01-09T10:12:00</dc:date>
            </office:change-info>
          </text:insertion>
        </text:changed-region>
        <text:changed-region xml:id="ct100324320" text:id="ct100324320">
          <text:deletion>
            <office:change-info>
              <dc:creator>Tim Bourguignon</dc:creator>
              <dc:date>2014-01-09T10:12:00</dc:date>
            </office:change-info>
            <text:p text:style-name="P6">.</text:p>
          </text:deletion>
        </text:changed-region>
        <text:changed-region xml:id="ct336689224" text:id="ct336689224">
          <text:insertion>
            <office:change-info>
              <dc:creator>Tim Bourguignon</dc:creator>
              <dc:date>2014-01-09T17:01:00</dc:date>
            </office:change-info>
          </text:insertion>
        </text:changed-region>
        <text:changed-region xml:id="ct336690368" text:id="ct336690368">
          <text:deletion>
            <office:change-info>
              <dc:creator>Tim Bourguignon</dc:creator>
              <dc:date>2014-01-09T17:01:00</dc:date>
            </office:change-info>
            <text:p text:style-name="P6"><text:span text:style-name="T6">2)</text:span></text:p>
          </text:deletion>
        </text:changed-region>
        <text:changed-region xml:id="ct336690472" text:id="ct336690472">
          <text:insertion>
            <office:change-info>
              <dc:creator>Tim Bourguignon</dc:creator>
              <dc:date>2014-01-09T17:01:00</dc:date>
            </office:change-info>
          </text:insertion>
        </text:changed-region>
        <text:changed-region xml:id="ct100325880" text:id="ct100325880">
          <text:insertion>
            <office:change-info>
              <dc:creator>Tim Bourguignon</dc:creator>
              <dc:date>2014-01-09T10:12:00</dc:date>
            </office:change-info>
          </text:insertion>
        </text:changed-region>
        <text:changed-region xml:id="ct336690888" text:id="ct336690888">
          <text:deletion>
            <office:change-info>
              <dc:creator>Tim Bourguignon</dc:creator>
              <dc:date>2014-01-09T17:01:00</dc:date>
            </office:change-info>
            <text:p text:style-name="P6"><text:span text:style-name="T8"/></text:p>
            <text:p text:style-name="P6"><text:span text:style-name="T8"/></text:p>
          </text:deletion>
        </text:changed-region>
        <text:changed-region xml:id="ct336689120" text:id="ct336689120">
          <text:insertion>
            <office:change-info>
              <dc:creator>Tim Bourguignon</dc:creator>
              <dc:date>2014-01-09T17:01:00</dc:date>
            </office:change-info>
          </text:insertion>
        </text:changed-region>
        <text:changed-region xml:id="ct100324424" text:id="ct100324424">
          <text:deletion>
            <office:change-info>
              <dc:creator>Tim Bourguignon</dc:creator>
              <dc:date>2014-01-09T10:12:00</dc:date>
            </office:change-info>
            <text:p text:style-name="P6"><text:span text:style-name="T6"><text:s/></text:span></text:p>
          </text:deletion>
        </text:changed-region>
        <text:changed-region xml:id="ct100324736" text:id="ct100324736">
          <text:insertion>
            <office:change-info>
              <dc:creator>Tim Bourguignon</dc:creator>
              <dc:date>2014-01-09T13:34:00</dc:date>
            </office:change-info>
          </text:insertion>
        </text:changed-region>
        <text:changed-region xml:id="ct100324944" text:id="ct100324944">
          <text:insertion>
            <office:change-info>
              <dc:creator>Tim Bourguignon</dc:creator>
              <dc:date>2014-01-09T10:13:00</dc:date>
            </office:change-info>
          </text:insertion>
        </text:changed-region>
        <text:changed-region xml:id="ct100325048" text:id="ct100325048">
          <text:deletion>
            <office:change-info>
              <dc:creator>Tim Bourguignon</dc:creator>
              <dc:date>2014-01-09T10:13:00</dc:date>
            </office:change-info>
            <text:p text:style-name="P7">baut</text:p>
          </text:deletion>
        </text:changed-region>
        <text:changed-region xml:id="ct100325152" text:id="ct100325152">
          <text:deletion>
            <office:change-info>
              <dc:creator>Tim Bourguignon</dc:creator>
              <dc:date>2014-01-09T10:13:00</dc:date>
            </office:change-info>
            <text:p text:style-name="P7">Einmal</text:p>
          </text:deletion>
        </text:changed-region>
        <text:changed-region xml:id="ct100325256" text:id="ct100325256">
          <text:insertion>
            <office:change-info>
              <dc:creator>Tim Bourguignon</dc:creator>
              <dc:date>2014-01-09T10:13:00</dc:date>
            </office:change-info>
          </text:insertion>
        </text:changed-region>
        <text:changed-region xml:id="ct100325568" text:id="ct100325568">
          <text:deletion>
            <office:change-info>
              <dc:creator>Tim Bourguignon</dc:creator>
              <dc:date>2014-01-09T10:13:00</dc:date>
            </office:change-info>
            <text:p text:style-name="P7">es</text:p>
          </text:deletion>
        </text:changed-region>
        <text:changed-region xml:id="ct100325672" text:id="ct100325672">
          <text:insertion>
            <office:change-info>
              <dc:creator>Tim Bourguignon</dc:creator>
              <dc:date>2014-01-09T10:13:00</dc:date>
            </office:change-info>
          </text:insertion>
        </text:changed-region>
        <text:changed-region xml:id="ct100325776" text:id="ct100325776">
          <text:insertion>
            <office:change-info>
              <dc:creator>Tim Bourguignon</dc:creator>
              <dc:date>2014-01-09T13:38:00</dc:date>
            </office:change-info>
          </text:insertion>
        </text:changed-region>
        <text:changed-region xml:id="ct100325984" text:id="ct100325984">
          <text:insertion>
            <office:change-info>
              <dc:creator>Tim Bourguignon</dc:creator>
              <dc:date>2014-01-09T10:14:00</dc:date>
            </office:change-info>
          </text:insertion>
        </text:changed-region>
        <text:changed-region xml:id="ct100326088" text:id="ct100326088">
          <text:insertion>
            <office:change-info>
              <dc:creator>Tim Bourguignon</dc:creator>
              <dc:date>2014-01-09T10:14:00</dc:date>
            </office:change-info>
          </text:insertion>
        </text:changed-region>
        <text:changed-region xml:id="ct100326192" text:id="ct100326192">
          <text:deletion>
            <office:change-info>
              <dc:creator>Tim Bourguignon</dc:creator>
              <dc:date>2014-01-09T10:14:00</dc:date>
            </office:change-info>
            <text:p text:style-name="P7">Cordova-basierte</text:p>
          </text:deletion>
        </text:changed-region>
        <text:changed-region xml:id="ct100327128" text:id="ct100327128">
          <text:insertion>
            <office:change-info>
              <dc:creator>Tim Bourguignon</dc:creator>
              <dc:date>2014-01-09T10:14:00</dc:date>
            </office:change-info>
          </text:insertion>
        </text:changed-region>
        <text:changed-region xml:id="ct100327024" text:id="ct100327024">
          <text:deletion>
            <office:change-info>
              <dc:creator>Tim Bourguignon</dc:creator>
              <dc:date>2014-01-09T10:14:00</dc:date>
            </office:change-info>
            <text:p text:style-name="P7"><text:s/></text:p>
          </text:deletion>
        </text:changed-region>
        <text:changed-region xml:id="ct100326920" text:id="ct100326920">
          <text:deletion>
            <office:change-info>
              <dc:creator>Tim Bourguignon</dc:creator>
              <dc:date>2014-01-09T13:51:00</dc:date>
            </office:change-info>
            <text:p text:style-name="P7"><text:s/></text:p>
          </text:deletion>
        </text:changed-region>
        <text:changed-region xml:id="ct100327232" text:id="ct100327232">
          <text:insertion>
            <office:change-info>
              <dc:creator>Tim Bourguignon</dc:creator>
              <dc:date>2014-01-09T10:15:00</dc:date>
            </office:change-info>
          </text:insertion>
        </text:changed-region>
        <text:changed-region xml:id="ct100327336" text:id="ct100327336">
          <text:insertion>
            <office:change-info>
              <dc:creator>Tim Bourguignon</dc:creator>
              <dc:date>2014-01-09T10:15:00</dc:date>
            </office:change-info>
          </text:insertion>
        </text:changed-region>
        <text:changed-region xml:id="ct100326712" text:id="ct100326712">
          <text:insertion>
            <office:change-info>
              <dc:creator>Tim Bourguignon</dc:creator>
              <dc:date>2014-01-09T13:38:00</dc:date>
            </office:change-info>
          </text:insertion>
        </text:changed-region>
        <text:changed-region xml:id="ct100326816" text:id="ct100326816">
          <text:insertion>
            <office:change-info>
              <dc:creator>Tim Bourguignon</dc:creator>
              <dc:date>2014-01-09T10:32:00</dc:date>
            </office:change-info>
          </text:insertion>
        </text:changed-region>
        <text:changed-region xml:id="ct100231480" text:id="ct100231480">
          <text:insertion>
            <office:change-info>
              <dc:creator>Tim Bourguignon</dc:creator>
              <dc:date>2014-01-09T13:38:00</dc:date>
            </office:change-info>
          </text:insertion>
        </text:changed-region>
        <text:changed-region xml:id="ct100229608" text:id="ct100229608">
          <text:insertion>
            <office:change-info>
              <dc:creator>Tim Bourguignon</dc:creator>
              <dc:date>2014-01-09T10:32:00</dc:date>
            </office:change-info>
          </text:insertion>
        </text:changed-region>
        <text:changed-region xml:id="ct336688600" text:id="ct336688600">
          <text:insertion>
            <office:change-info>
              <dc:creator>Tim Bourguignon</dc:creator>
              <dc:date>2014-01-09T17:02:00</dc:date>
            </office:change-info>
          </text:insertion>
        </text:changed-region>
        <text:changed-region xml:id="ct336691096" text:id="ct336691096">
          <text:deletion>
            <office:change-info>
              <dc:creator>Tim Bourguignon</dc:creator>
              <dc:date>2014-01-09T17:02:00</dc:date>
            </office:change-info>
            <text:p text:style-name="P7">&amp;</text:p>
          </text:deletion>
        </text:changed-region>
        <text:changed-region xml:id="ct100231168" text:id="ct100231168">
          <text:insertion>
            <office:change-info>
              <dc:creator>Tim Bourguignon</dc:creator>
              <dc:date>2014-01-09T10:31:00</dc:date>
            </office:change-info>
          </text:insertion>
        </text:changed-region>
        <text:changed-region xml:id="ct100231272" text:id="ct100231272">
          <text:insertion>
            <office:change-info>
              <dc:creator>Tim Bourguignon</dc:creator>
              <dc:date>2014-01-09T10:31:00</dc:date>
            </office:change-info>
          </text:insertion>
        </text:changed-region>
        <text:changed-region xml:id="ct100231376" text:id="ct100231376">
          <text:insertion>
            <office:change-info>
              <dc:creator>Tim Bourguignon</dc:creator>
              <dc:date>2014-01-09T10:31:00</dc:date>
            </office:change-info>
          </text:insertion>
        </text:changed-region>
        <text:changed-region xml:id="ct336661248" text:id="ct336661248">
          <text:insertion>
            <office:change-info>
              <dc:creator>Tim Bourguignon</dc:creator>
              <dc:date>2014-01-09T17:02:00</dc:date>
            </office:change-info>
          </text:insertion>
        </text:changed-region>
        <text:changed-region xml:id="ct336660832" text:id="ct336660832">
          <text:deletion>
            <office:change-info>
              <dc:creator>Tim Bourguignon</dc:creator>
              <dc:date>2014-01-09T17:02:00</dc:date>
            </office:change-info>
            <text:p text:style-name="P8"><text:s/></text:p>
          </text:deletion>
        </text:changed-region>
        <text:changed-region xml:id="ct100229400" text:id="ct100229400">
          <text:deletion>
            <office:change-info>
              <dc:creator>Tim Bourguignon</dc:creator>
              <dc:date>2014-01-09T10:33:00</dc:date>
            </office:change-info>
            <text:p text:style-name="P9"><text:span text:style-name="T9">hone</text:span></text:p>
          </text:deletion>
        </text:changed-region>
        <text:changed-region xml:id="ct100229920" text:id="ct100229920">
          <text:deletion>
            <office:change-info>
              <dc:creator>Tim Bourguignon</dc:creator>
              <dc:date>2014-01-09T10:32:00</dc:date>
            </office:change-info>
            <text:p text:style-name="P9"><text:span text:style-name="T9">Ip</text:span></text:p>
          </text:deletion>
        </text:changed-region>
        <text:changed-region xml:id="ct100231584" text:id="ct100231584">
          <text:insertion>
            <office:change-info>
              <dc:creator>Tim Bourguignon</dc:creator>
              <dc:date>2014-01-09T10:33:00</dc:date>
            </office:change-info>
          </text:insertion>
        </text:changed-region>
        <text:changed-region xml:id="ct100231688" text:id="ct100231688">
          <text:deletion>
            <office:change-info>
              <dc:creator>Tim Bourguignon</dc:creator>
              <dc:date>2014-01-09T10:32:00</dc:date>
            </office:change-info>
            <text:p text:style-name="P9"><text:span text:style-name="T9">iPhone</text:span></text:p>
          </text:deletion>
        </text:changed-region>
        <text:changed-region xml:id="ct100230856" text:id="ct100230856">
          <text:insertion>
            <office:change-info>
              <dc:creator>Tim Bourguignon</dc:creator>
              <dc:date>2014-01-09T10:32:00</dc:date>
            </office:change-info>
          </text:insertion>
        </text:changed-region>
        <text:changed-region xml:id="ct100230752" text:id="ct100230752">
          <text:deletion>
            <office:change-info>
              <dc:creator>Tim Bourguignon</dc:creator>
              <dc:date>2014-01-09T10:32:00</dc:date>
            </office:change-info>
            <text:p text:style-name="P9"><text:span text:style-name="T10"><text:s/></text:span></text:p>
          </text:deletion>
        </text:changed-region>
        <text:changed-region xml:id="ct100231792" text:id="ct100231792">
          <text:deletion>
            <office:change-info>
              <dc:creator>Tim Bourguignon</dc:creator>
              <dc:date>2014-01-09T10:32:00</dc:date>
            </office:change-info>
            <text:p text:style-name="P9"><text:span text:style-name="T4"><text:s/></text:span></text:p>
          </text:deletion>
        </text:changed-region>
        <text:changed-region xml:id="ct100230128" text:id="ct100230128">
          <text:deletion>
            <office:change-info>
              <dc:creator>Tim Bourguignon</dc:creator>
              <dc:date>2014-01-09T10:32:00</dc:date>
            </office:change-info>
            <text:p text:style-name="P9"><text:span text:style-name="T10"><text:s/></text:span></text:p>
          </text:deletion>
        </text:changed-region>
        <text:changed-region xml:id="ct100231896" text:id="ct100231896">
          <text:insertion>
            <office:change-info>
              <dc:creator>Tim Bourguignon</dc:creator>
              <dc:date>2014-01-09T10:32:00</dc:date>
            </office:change-info>
          </text:insertion>
        </text:changed-region>
        <text:changed-region xml:id="ct336660000" text:id="ct336660000">
          <text:deletion>
            <office:change-info>
              <dc:creator>Tim Bourguignon</dc:creator>
              <dc:date>2014-01-09T17:04:00</dc:date>
            </office:change-info>
            <text:p text:style-name="P10">Far</text:p>
          </text:deletion>
        </text:changed-region>
        <text:changed-region xml:id="ct336661040" text:id="ct336661040">
          <text:insertion>
            <office:change-info>
              <dc:creator>Tim Bourguignon</dc:creator>
              <dc:date>2014-01-09T17:05:00</dc:date>
            </office:change-info>
          </text:insertion>
        </text:changed-region>
        <text:changed-region xml:id="ct336659896" text:id="ct336659896">
          <text:insertion>
            <office:change-info>
              <dc:creator>Tim Bourguignon</dc:creator>
              <dc:date>2014-01-09T17:04:00</dc:date>
            </office:change-info>
          </text:insertion>
        </text:changed-region>
        <text:changed-region xml:id="ct336658544" text:id="ct336658544">
          <text:insertion>
            <office:change-info>
              <dc:creator>Tim Bourguignon</dc:creator>
              <dc:date>2014-01-09T17:05:00</dc:date>
            </office:change-info>
          </text:insertion>
        </text:changed-region>
        <text:changed-region xml:id="ct336661352" text:id="ct336661352">
          <text:insertion>
            <office:change-info>
              <dc:creator>Tim Bourguignon</dc:creator>
              <dc:date>2014-01-09T17:05:00</dc:date>
            </office:change-info>
          </text:insertion>
        </text:changed-region>
        <text:changed-region xml:id="ct100229712" text:id="ct100229712">
          <text:insertion>
            <office:change-info>
              <dc:creator>Tim Bourguignon</dc:creator>
              <dc:date>2014-01-09T10:33:00</dc:date>
            </office:change-info>
          </text:insertion>
        </text:changed-region>
        <text:changed-region xml:id="ct100232000" text:id="ct100232000">
          <text:deletion>
            <office:change-info>
              <dc:creator>Tim Bourguignon</dc:creator>
              <dc:date>2014-01-09T10:34:00</dc:date>
            </office:change-info>
            <text:p text:style-name="P11"><text:s/></text:p>
          </text:deletion>
        </text:changed-region>
        <text:changed-region xml:id="ct100229296" text:id="ct100229296">
          <text:deletion>
            <office:change-info>
              <dc:creator>Tim Bourguignon</dc:creator>
              <dc:date>2014-01-09T10:34:00</dc:date>
            </office:change-info>
            <text:p text:style-name="P11"><text:span text:style-name="T9"><text:s/></text:span></text:p>
          </text:deletion>
        </text:changed-region>
        <text:changed-region xml:id="ct100232104" text:id="ct100232104">
          <text:insertion>
            <office:change-info>
              <dc:creator>Tim Bourguignon</dc:creator>
              <dc:date>2014-01-09T10:41:00</dc:date>
            </office:change-info>
          </text:insertion>
        </text:changed-region>
        <text:changed-region xml:id="ct100229816" text:id="ct100229816">
          <text:deletion>
            <office:change-info>
              <dc:creator>Tim Bourguignon</dc:creator>
              <dc:date>2014-01-09T10:41:00</dc:date>
            </office:change-info>
            <text:p text:style-name="P12"><text:s/></text:p>
          </text:deletion>
        </text:changed-region>
        <text:changed-region xml:id="ct100230440" text:id="ct100230440">
          <text:deletion>
            <office:change-info>
              <dc:creator>Tim Bourguignon</dc:creator>
              <dc:date>2014-01-09T12:21:00</dc:date>
            </office:change-info>
            <text:p text:style-name="P9"><text:span text:style-name="T10"><text:s/></text:span></text:p>
          </text:deletion>
        </text:changed-region>
        <text:changed-region xml:id="ct100230648" text:id="ct100230648">
          <text:insertion>
            <office:change-info>
              <dc:creator>Tim Bourguignon</dc:creator>
              <dc:date>2014-01-09T12:21:00</dc:date>
            </office:change-info>
          </text:insertion>
        </text:changed-region>
        <text:changed-region xml:id="ct100229504" text:id="ct100229504">
          <text:insertion>
            <office:change-info>
              <dc:creator>Tim Bourguignon</dc:creator>
              <dc:date>2014-01-09T10:41:00</dc:date>
            </office:change-info>
          </text:insertion>
        </text:changed-region>
        <text:changed-region xml:id="ct100230544" text:id="ct100230544">
          <text:deletion>
            <office:change-info>
              <dc:creator>Tim Bourguignon</dc:creator>
              <dc:date>2014-01-09T10:41:00</dc:date>
            </office:change-info>
            <text:p text:style-name="P9"><text:span text:style-name="T10">; </text:span></text:p>
          </text:deletion>
        </text:changed-region>
        <text:changed-region xml:id="ct100230024" text:id="ct100230024">
          <text:insertion>
            <office:change-info>
              <dc:creator>Tim Bourguignon</dc:creator>
              <dc:date>2014-01-09T10:41:00</dc:date>
            </office:change-info>
          </text:insertion>
        </text:changed-region>
        <text:changed-region xml:id="ct100230960" text:id="ct100230960">
          <text:deletion>
            <office:change-info>
              <dc:creator>Tim Bourguignon</dc:creator>
              <dc:date>2014-01-09T10:41:00</dc:date>
            </office:change-info>
            <text:p text:style-name="P9"><text:span text:style-name="T10">,</text:span></text:p>
          </text:deletion>
        </text:changed-region>
        <text:changed-region xml:id="ct100232416" text:id="ct100232416">
          <text:insertion>
            <office:change-info>
              <dc:creator>Tim Bourguignon</dc:creator>
              <dc:date>2014-01-09T10:41:00</dc:date>
            </office:change-info>
          </text:insertion>
        </text:changed-region>
        <text:changed-region xml:id="ct100231064" text:id="ct100231064">
          <text:deletion>
            <office:change-info>
              <dc:creator>Tim Bourguignon</dc:creator>
              <dc:date>2014-01-09T12:22:00</dc:date>
            </office:change-info>
            <text:p text:style-name="P9"><text:span text:style-name="T11">erreichen.</text:span></text:p>
          </text:deletion>
        </text:changed-region>
        <text:changed-region xml:id="ct100232208" text:id="ct100232208">
          <text:deletion>
            <office:change-info>
              <dc:creator>Tim Bourguignon</dc:creator>
              <dc:date>2014-01-09T10:41:00</dc:date>
            </office:change-info>
            <text:p text:style-name="P9"><text:span text:style-name="T11"><text:s/></text:span></text:p>
          </text:deletion>
        </text:changed-region>
        <text:changed-region xml:id="ct100230232" text:id="ct100230232">
          <text:deletion>
            <office:change-info>
              <dc:creator>Tim Bourguignon</dc:creator>
              <dc:date>2014-01-09T12:22:00</dc:date>
            </office:change-info>
            <text:p text:style-name="P9"><text:span text:style-name="T9">Mit dieser Größe</text:span><text:span text:style-name="T11"> </text:span><text:span text:style-name="T9">werde ich ungefähr </text:span><text:span text:style-name="T11">80% de</text:span><text:span text:style-name="T9">r </text:span><text:span text:style-name="T11">Handys </text:span></text:p>
          </text:deletion>
        </text:changed-region>
        <text:changed-region xml:id="ct100230336" text:id="ct100230336">
          <text:insertion>
            <office:change-info>
              <dc:creator>Tim Bourguignon</dc:creator>
              <dc:date>2014-01-09T13:47:00</dc:date>
            </office:change-info>
          </text:insertion>
        </text:changed-region>
        <text:changed-region xml:id="ct100229192" text:id="ct100229192">
          <text:insertion>
            <office:change-info>
              <dc:creator>Tim Bourguignon</dc:creator>
              <dc:date>2014-01-09T13:35:00</dc:date>
            </office:change-info>
          </text:insertion>
        </text:changed-region>
        <text:changed-region xml:id="ct100232312" text:id="ct100232312">
          <text:deletion>
            <office:change-info>
              <dc:creator>Tim Bourguignon</dc:creator>
              <dc:date>2014-01-09T10:42:00</dc:date>
            </office:change-info>
            <text:p text:style-name="P13"><text:span text:style-name="T12">n</text:span></text:p>
          </text:deletion>
        </text:changed-region>
        <text:changed-region xml:id="ct100233144" text:id="ct100233144">
          <text:deletion>
            <office:change-info>
              <dc:creator>Tim Bourguignon</dc:creator>
              <dc:date>2014-01-09T10:42:00</dc:date>
            </office:change-info>
            <text:p text:style-name="P13"><text:span text:style-name="T12">wir</text:span></text:p>
          </text:deletion>
        </text:changed-region>
        <text:changed-region xml:id="ct100232728" text:id="ct100232728">
          <text:insertion>
            <office:change-info>
              <dc:creator>Tim Bourguignon</dc:creator>
              <dc:date>2014-01-09T10:42:00</dc:date>
            </office:change-info>
          </text:insertion>
        </text:changed-region>
        <text:changed-region xml:id="ct100233040" text:id="ct100233040">
          <text:insertion>
            <office:change-info>
              <dc:creator>Tim Bourguignon</dc:creator>
              <dc:date>2014-01-09T13:47:00</dc:date>
            </office:change-info>
          </text:insertion>
        </text:changed-region>
        <text:changed-region xml:id="ct100232832" text:id="ct100232832">
          <text:insertion>
            <office:change-info>
              <dc:creator>Tim Bourguignon</dc:creator>
              <dc:date>2014-01-09T13:35:00</dc:date>
            </office:change-info>
          </text:insertion>
        </text:changed-region>
        <text:changed-region xml:id="ct100232936" text:id="ct100232936">
          <text:insertion>
            <office:change-info>
              <dc:creator>Tim Bourguignon</dc:creator>
              <dc:date>2014-01-09T13:47:00</dc:date>
            </office:change-info>
          </text:insertion>
        </text:changed-region>
        <text:changed-region xml:id="ct100232624" text:id="ct100232624">
          <text:deletion>
            <office:change-info>
              <dc:creator>Tim Bourguignon</dc:creator>
              <dc:date>2014-01-09T10:42:00</dc:date>
            </office:change-info>
            <text:p text:style-name="P13"><text:span text:style-name="T13">wir</text:span></text:p>
          </text:deletion>
        </text:changed-region>
        <text:changed-region xml:id="ct100232520" text:id="ct100232520">
          <text:insertion>
            <office:change-info>
              <dc:creator>Tim Bourguignon</dc:creator>
              <dc:date>2014-01-09T10:42:00</dc:date>
            </office:change-info>
          </text:insertion>
        </text:changed-region>
        <text:changed-region xml:id="ct100246800" text:id="ct100246800">
          <text:deletion>
            <office:change-info>
              <dc:creator>Tim Bourguignon</dc:creator>
              <dc:date>2014-01-09T10:42:00</dc:date>
            </office:change-info>
            <text:p text:style-name="P13"><text:span text:style-name="T13">Chicke</text:span></text:p>
          </text:deletion>
        </text:changed-region>
        <text:changed-region xml:id="ct100244824" text:id="ct100244824">
          <text:insertion>
            <office:change-info>
              <dc:creator>Tim Bourguignon</dc:creator>
              <dc:date>2014-01-09T10:42:00</dc:date>
            </office:change-info>
          </text:insertion>
        </text:changed-region>
        <text:changed-region xml:id="ct100247736" text:id="ct100247736">
          <text:deletion>
            <office:change-info>
              <dc:creator>Tim Bourguignon</dc:creator>
              <dc:date>2014-01-09T10:42:00</dc:date>
            </office:change-info>
            <text:p text:style-name="P13"><text:span text:style-name="T13">n</text:span></text:p>
          </text:deletion>
        </text:changed-region>
        <text:changed-region xml:id="ct100245448" text:id="ct100245448">
          <text:insertion>
            <office:change-info>
              <dc:creator>Tim Bourguignon</dc:creator>
              <dc:date>2014-01-09T10:42:00</dc:date>
            </office:change-info>
          </text:insertion>
        </text:changed-region>
        <text:changed-region xml:id="ct100246592" text:id="ct100246592">
          <text:deletion>
            <office:change-info>
              <dc:creator>Tim Bourguignon</dc:creator>
              <dc:date>2014-01-09T10:42:00</dc:date>
            </office:change-info>
            <text:p text:style-name="P13"><text:span text:style-name="T14">a</text:span><text:span text:style-name="T15">rchitekturelle</text:span><text:span text:style-name="T14">n</text:span></text:p>
          </text:deletion>
        </text:changed-region>
        <text:changed-region xml:id="ct100245968" text:id="ct100245968">
          <text:deletion>
            <office:change-info>
              <dc:creator>Tim Bourguignon</dc:creator>
              <dc:date>2014-01-09T10:42:00</dc:date>
            </office:change-info>
            <text:p text:style-name="P13"><text:span text:style-name="T11"><text:s/></text:span></text:p>
          </text:deletion>
        </text:changed-region>
        <text:changed-region xml:id="ct100245760" text:id="ct100245760">
          <text:deletion>
            <office:change-info>
              <dc:creator>Tim Bourguignon</dc:creator>
              <dc:date>2014-01-09T10:42:00</dc:date>
            </office:change-info>
            <text:p text:style-name="P13"><text:span text:style-name="T16">be</text:span><text:span text:style-name="T17">n</text:span></text:p>
          </text:deletion>
        </text:changed-region>
        <text:changed-region xml:id="ct100246072" text:id="ct100246072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100246384" text:id="ct100246384">
          <text:deletion>
            <office:change-info>
              <dc:creator>Tim Bourguignon</dc:creator>
              <dc:date>2014-01-09T10:43:00</dc:date>
            </office:change-info>
            <text:p text:style-name="P13"><text:span text:style-name="T17">wir</text:span></text:p>
          </text:deletion>
        </text:changed-region>
        <text:changed-region xml:id="ct100246696" text:id="ct100246696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100245136" text:id="ct100245136">
          <text:deletion>
            <office:change-info>
              <dc:creator>Tim Bourguignon</dc:creator>
              <dc:date>2014-01-09T10:43:00</dc:date>
            </office:change-info>
            <text:p text:style-name="P13"><text:span text:style-name="T17"><text:s/></text:span></text:p>
          </text:deletion>
        </text:changed-region>
        <text:changed-region xml:id="ct100246488" text:id="ct100246488">
          <text:deletion>
            <office:change-info>
              <dc:creator>Tim Bourguignon</dc:creator>
              <dc:date>2014-01-09T10:43:00</dc:date>
            </office:change-info>
            <text:p text:style-name="P13"><text:span text:style-name="T16"><text:s/></text:span></text:p>
          </text:deletion>
        </text:changed-region>
        <text:changed-region xml:id="ct100245864" text:id="ct100245864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100246904" text:id="ct100246904">
          <text:deletion>
            <office:change-info>
              <dc:creator>Tim Bourguignon</dc:creator>
              <dc:date>2014-01-09T10:43:00</dc:date>
            </office:change-info>
            <text:p text:style-name="P13"><text:span text:style-name="T16">; <text:s/></text:span><text:span text:style-name="T14">d</text:span></text:p>
          </text:deletion>
        </text:changed-region>
        <text:changed-region xml:id="ct100246176" text:id="ct100246176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100247008" text:id="ct100247008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100247632" text:id="ct100247632">
          <text:deletion>
            <office:change-info>
              <dc:creator>Tim Bourguignon</dc:creator>
              <dc:date>2014-01-09T10:43:00</dc:date>
            </office:change-info>
            <text:p text:style-name="P14"><text:span text:style-name="T18">wir</text:span></text:p>
          </text:deletion>
        </text:changed-region>
        <text:changed-region xml:id="ct100247112" text:id="ct100247112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100246280" text:id="ct100246280">
          <text:deletion>
            <office:change-info>
              <dc:creator>Tim Bourguignon</dc:creator>
              <dc:date>2014-01-09T10:43:00</dc:date>
            </office:change-info>
            <text:p text:style-name="P14"><text:span text:style-name="T14">n</text:span></text:p>
          </text:deletion>
        </text:changed-region>
        <text:changed-region xml:id="ct100247216" text:id="ct100247216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100245656" text:id="ct100245656">
          <text:deletion>
            <office:change-info>
              <dc:creator>Tim Bourguignon</dc:creator>
              <dc:date>2014-01-09T10:43:00</dc:date>
            </office:change-info>
            <text:p text:style-name="P15"><text:span text:style-name="T19">Wir</text:span></text:p>
          </text:deletion>
        </text:changed-region>
        <text:changed-region xml:id="ct100245552" text:id="ct100245552">
          <text:insertion>
            <office:change-info>
              <dc:creator>Tim Bourguignon</dc:creator>
              <dc:date>2014-01-09T10:43:00</dc:date>
            </office:change-info>
          </text:insertion>
        </text:changed-region>
        <text:changed-region xml:id="ct100248048" text:id="ct100248048">
          <text:deletion>
            <office:change-info>
              <dc:creator>Tim Bourguignon</dc:creator>
              <dc:date>2014-01-09T10:43:00</dc:date>
            </office:change-info>
            <text:p text:style-name="P15"><text:span text:style-name="T19">n</text:span></text:p>
          </text:deletion>
        </text:changed-region>
        <text:changed-region xml:id="ct100247528" text:id="ct100247528">
          <text:deletion>
            <office:change-info>
              <dc:creator>Tim Bourguignon</dc:creator>
              <dc:date>2014-01-09T10:44:00</dc:date>
            </office:change-info>
            <text:p text:style-name="P15"><text:span text:style-name="T20">n</text:span></text:p>
          </text:deletion>
        </text:changed-region>
        <text:changed-region xml:id="ct100247320" text:id="ct100247320">
          <text:deletion>
            <office:change-info>
              <dc:creator>Tim Bourguignon</dc:creator>
              <dc:date>2014-01-09T10:44:00</dc:date>
            </office:change-info>
            <text:p text:style-name="P15"><text:span text:style-name="T20">wir</text:span></text:p>
          </text:deletion>
        </text:changed-region>
        <text:changed-region xml:id="ct100247424" text:id="ct100247424">
          <text:insertion>
            <office:change-info>
              <dc:creator>Tim Bourguignon</dc:creator>
              <dc:date>2014-01-09T10:44:00</dc:date>
            </office:change-info>
          </text:insertion>
        </text:changed-region>
        <text:changed-region xml:id="ct100245344" text:id="ct100245344">
          <text:deletion>
            <office:change-info>
              <dc:creator>Tim Bourguignon</dc:creator>
              <dc:date>2014-01-09T10:44:00</dc:date>
            </office:change-info>
            <text:p text:style-name="P16"><text:span text:style-name="T21">n</text:span></text:p>
          </text:deletion>
        </text:changed-region>
        <text:changed-region xml:id="ct100247840" text:id="ct100247840">
          <text:deletion>
            <office:change-info>
              <dc:creator>Tim Bourguignon</dc:creator>
              <dc:date>2014-01-09T10:44:00</dc:date>
            </office:change-info>
            <text:p text:style-name="P16"><text:span text:style-name="T21">wir</text:span></text:p>
          </text:deletion>
        </text:changed-region>
        <text:changed-region xml:id="ct100247944" text:id="ct100247944">
          <text:insertion>
            <office:change-info>
              <dc:creator>Tim Bourguignon</dc:creator>
              <dc:date>2014-01-09T10:44:00</dc:date>
            </office:change-info>
          </text:insertion>
        </text:changed-region>
        <text:changed-region xml:id="ct100244928" text:id="ct100244928">
          <text:insertion>
            <office:change-info>
              <dc:creator>Tim Bourguignon</dc:creator>
              <dc:date>2014-01-09T11:04:00</dc:date>
            </office:change-info>
          </text:insertion>
        </text:changed-region>
        <text:changed-region xml:id="ct100245032" text:id="ct100245032">
          <text:insertion>
            <office:change-info>
              <dc:creator>Tim Bourguignon</dc:creator>
              <dc:date>2014-01-09T10:44:00</dc:date>
            </office:change-info>
          </text:insertion>
        </text:changed-region>
        <text:changed-region xml:id="ct100245240" text:id="ct100245240">
          <text:insertion>
            <office:change-info>
              <dc:creator>Tim Bourguignon</dc:creator>
              <dc:date>2014-01-09T10:57:00</dc:date>
            </office:change-info>
          </text:insertion>
        </text:changed-region>
        <text:changed-region xml:id="ct100248568" text:id="ct100248568">
          <text:deletion>
            <office:change-info>
              <dc:creator>Tim Bourguignon</dc:creator>
              <dc:date>2014-01-09T11:06:00</dc:date>
            </office:change-info>
            <text:p text:style-name="P15"><text:span text:style-name="T22">wir</text:span></text:p>
          </text:deletion>
        </text:changed-region>
        <text:changed-region xml:id="ct100249400" text:id="ct100249400">
          <text:insertion>
            <office:change-info>
              <dc:creator>Tim Bourguignon</dc:creator>
              <dc:date>2014-01-09T11:06:00</dc:date>
            </office:change-info>
          </text:insertion>
        </text:changed-region>
        <text:changed-region xml:id="ct100248256" text:id="ct100248256">
          <text:insertion>
            <office:change-info>
              <dc:creator>Tim Bourguignon</dc:creator>
              <dc:date>2014-01-09T11:07:00</dc:date>
            </office:change-info>
          </text:insertion>
        </text:changed-region>
        <text:changed-region xml:id="ct100249504" text:id="ct100249504">
          <text:deletion>
            <office:change-info>
              <dc:creator>Tim Bourguignon</dc:creator>
              <dc:date>2014-01-09T11:07:00</dc:date>
            </office:change-info>
            <text:p text:style-name="P17"><text:span text:style-name="T23">wir</text:span></text:p>
          </text:deletion>
        </text:changed-region>
        <text:changed-region xml:id="ct100248360" text:id="ct100248360">
          <text:insertion>
            <office:change-info>
              <dc:creator>Tim Bourguignon</dc:creator>
              <dc:date>2014-01-09T11:07:00</dc:date>
            </office:change-info>
          </text:insertion>
        </text:changed-region>
        <text:changed-region xml:id="ct100248464" text:id="ct100248464">
          <text:deletion>
            <office:change-info>
              <dc:creator>Tim Bourguignon</dc:creator>
              <dc:date>2014-01-09T11:07:00</dc:date>
            </office:change-info>
            <text:p text:style-name="P17"><text:span text:style-name="T23">n</text:span></text:p>
          </text:deletion>
        </text:changed-region>
        <text:changed-region xml:id="ct100248672" text:id="ct100248672">
          <text:deletion>
            <office:change-info>
              <dc:creator>Tim Bourguignon</dc:creator>
              <dc:date>2014-01-09T11:07:00</dc:date>
            </office:change-info>
            <text:p text:style-name="P17"><text:span text:style-name="T23">unsere</text:span></text:p>
          </text:deletion>
        </text:changed-region>
        <text:changed-region xml:id="ct100248776" text:id="ct100248776">
          <text:insertion>
            <office:change-info>
              <dc:creator>Tim Bourguignon</dc:creator>
              <dc:date>2014-01-09T11:07:00</dc:date>
            </office:change-info>
          </text:insertion>
        </text:changed-region>
        <text:changed-region xml:id="ct100248880" text:id="ct100248880">
          <text:deletion>
            <office:change-info>
              <dc:creator>Tim Bourguignon</dc:creator>
              <dc:date>2014-01-09T11:08:00</dc:date>
            </office:change-info>
            <text:p text:style-name="P18"><text:span text:style-name="T24">unsere</text:span></text:p>
          </text:deletion>
        </text:changed-region>
        <text:changed-region xml:id="ct100248152" text:id="ct100248152">
          <text:insertion>
            <office:change-info>
              <dc:creator>Tim Bourguignon</dc:creator>
              <dc:date>2014-01-09T11:08:00</dc:date>
            </office:change-info>
          </text:insertion>
        </text:changed-region>
        <text:changed-region xml:id="ct100249192" text:id="ct100249192">
          <text:insertion>
            <office:change-info>
              <dc:creator>Tim Bourguignon</dc:creator>
              <dc:date>2014-01-09T11:08:00</dc:date>
            </office:change-info>
          </text:insertion>
        </text:changed-region>
        <text:changed-region xml:id="ct100248984" text:id="ct100248984">
          <text:deletion>
            <office:change-info>
              <dc:creator>Tim Bourguignon</dc:creator>
              <dc:date>2014-01-09T11:08:00</dc:date>
            </office:change-info>
            <text:p text:style-name="P19"><text:span text:style-name="T25">önnen</text:span></text:p>
          </text:deletion>
        </text:changed-region>
        <text:changed-region xml:id="ct100249088" text:id="ct100249088">
          <text:deletion>
            <office:change-info>
              <dc:creator>Tim Bourguignon</dc:creator>
              <dc:date>2014-01-09T11:08:00</dc:date>
            </office:change-info>
            <text:p text:style-name="P19"><text:span text:style-name="T25">wir</text:span></text:p>
          </text:deletion>
        </text:changed-region>
        <text:changed-region xml:id="ct100249296" text:id="ct100249296">
          <text:insertion>
            <office:change-info>
              <dc:creator>Tim Bourguignon</dc:creator>
              <dc:date>2014-01-09T11:08:00</dc:date>
            </office:change-info>
          </text:insertion>
        </text:changed-region>
        <text:changed-region xml:id="ct100242328" text:id="ct100242328">
          <text:deletion>
            <office:change-info>
              <dc:creator>Tim Bourguignon</dc:creator>
              <dc:date>2014-01-09T11:08:00</dc:date>
            </office:change-info>
            <text:p text:style-name="P19"><text:span text:style-name="T24">wir</text:span></text:p>
          </text:deletion>
        </text:changed-region>
        <text:changed-region xml:id="ct100243888" text:id="ct100243888">
          <text:insertion>
            <office:change-info>
              <dc:creator>Tim Bourguignon</dc:creator>
              <dc:date>2014-01-09T11:08:00</dc:date>
            </office:change-info>
          </text:insertion>
        </text:changed-region>
        <text:changed-region xml:id="ct100242432" text:id="ct100242432">
          <text:deletion>
            <office:change-info>
              <dc:creator>Tim Bourguignon</dc:creator>
              <dc:date>2014-01-09T11:08:00</dc:date>
            </office:change-info>
            <text:p text:style-name="P19"><text:span text:style-name="T24"><text:s/>uns</text:span></text:p>
          </text:deletion>
        </text:changed-region>
        <text:changed-region xml:id="ct100241808" text:id="ct100241808">
          <text:deletion>
            <office:change-info>
              <dc:creator>Tim Bourguignon</dc:creator>
              <dc:date>2014-01-09T11:08:00</dc:date>
            </office:change-info>
            <text:p text:style-name="P19"><text:span text:style-name="T14">n</text:span></text:p>
          </text:deletion>
        </text:changed-region>
        <text:changed-region xml:id="ct100242536" text:id="ct100242536">
          <text:deletion>
            <office:change-info>
              <dc:creator>Tim Bourguignon</dc:creator>
              <dc:date>2014-01-09T11:08:00</dc:date>
            </office:change-info>
            <text:p text:style-name="P18"><text:span text:style-name="T26">n</text:span></text:p>
          </text:deletion>
        </text:changed-region>
        <text:changed-region xml:id="ct100244200" text:id="ct100244200">
          <text:deletion>
            <office:change-info>
              <dc:creator>Tim Bourguignon</dc:creator>
              <dc:date>2014-01-09T11:08:00</dc:date>
            </office:change-info>
            <text:p text:style-name="P18"><text:span text:style-name="T26">wir</text:span></text:p>
          </text:deletion>
        </text:changed-region>
        <text:changed-region xml:id="ct100242744" text:id="ct100242744">
          <text:insertion>
            <office:change-info>
              <dc:creator>Tim Bourguignon</dc:creator>
              <dc:date>2014-01-09T11:08:00</dc:date>
            </office:change-info>
          </text:insertion>
        </text:changed-region>
        <text:changed-region xml:id="ct100243680" text:id="ct100243680">
          <text:insertion>
            <office:change-info>
              <dc:creator>Tim Bourguignon</dc:creator>
              <dc:date>2014-01-09T11:09:00</dc:date>
            </office:change-info>
          </text:insertion>
        </text:changed-region>
        <text:changed-region xml:id="ct100242640" text:id="ct100242640">
          <text:deletion>
            <office:change-info>
              <dc:creator>Tim Bourguignon</dc:creator>
              <dc:date>2014-01-09T11:09:00</dc:date>
            </office:change-info>
            <text:p text:style-name="P20"><text:span text:style-name="T27">d</text:span></text:p>
          </text:deletion>
        </text:changed-region>
        <text:changed-region xml:id="ct100242848" text:id="ct100242848">
          <text:insertion>
            <office:change-info>
              <dc:creator>Tim Bourguignon</dc:creator>
              <dc:date>2014-01-09T11:09:00</dc:date>
            </office:change-info>
          </text:insertion>
        </text:changed-region>
        <text:changed-region xml:id="ct100244512" text:id="ct100244512">
          <text:insertion>
            <office:change-info>
              <dc:creator>Tim Bourguignon</dc:creator>
              <dc:date>2014-01-09T11:10:00</dc:date>
            </office:change-info>
          </text:insertion>
        </text:changed-region>
        <text:changed-region xml:id="ct100241912" text:id="ct100241912">
          <text:insertion>
            <office:change-info>
              <dc:creator>Tim Bourguignon</dc:creator>
              <dc:date>2014-01-09T11:10:00</dc:date>
            </office:change-info>
          </text:insertion>
        </text:changed-region>
        <text:changed-region xml:id="ct100242952" text:id="ct100242952">
          <text:deletion>
            <office:change-info>
              <dc:creator>Tim Bourguignon</dc:creator>
              <dc:date>2014-01-09T11:10:00</dc:date>
            </office:change-info>
            <text:p text:style-name="P21"><text:span text:style-name="T28"><text:s/></text:span></text:p>
          </text:deletion>
        </text:changed-region>
        <text:changed-region xml:id="ct100244304" text:id="ct100244304">
          <text:insertion>
            <office:change-info>
              <dc:creator>Tim Bourguignon</dc:creator>
              <dc:date>2014-01-09T11:10:00</dc:date>
            </office:change-info>
          </text:insertion>
        </text:changed-region>
        <text:changed-region xml:id="ct100243056" text:id="ct100243056">
          <text:deletion>
            <office:change-info>
              <dc:creator>Tim Bourguignon</dc:creator>
              <dc:date>2014-01-09T11:10:00</dc:date>
            </office:change-info>
            <text:p text:style-name="P21"><text:span text:style-name="T28"><text:s/></text:span></text:p>
          </text:deletion>
        </text:changed-region>
        <text:changed-region xml:id="ct100243160" text:id="ct100243160">
          <text:deletion>
            <office:change-info>
              <dc:creator>Tim Bourguignon</dc:creator>
              <dc:date>2014-01-09T11:10:00</dc:date>
            </office:change-info>
            <text:p text:style-name="P22"><text:s text:c="2"/></text:p>
          </text:deletion>
        </text:changed-region>
        <text:changed-region xml:id="ct100243264" text:id="ct100243264">
          <text:insertion>
            <office:change-info>
              <dc:creator>Tim Bourguignon</dc:creator>
              <dc:date>2014-01-09T13:35:00</dc:date>
            </office:change-info>
          </text:insertion>
        </text:changed-region>
        <text:changed-region xml:id="ct100244408" text:id="ct100244408">
          <text:insertion>
            <office:change-info>
              <dc:creator>Tim Bourguignon</dc:creator>
              <dc:date>2014-01-09T13:47:00</dc:date>
            </office:change-info>
          </text:insertion>
        </text:changed-region>
        <text:changed-region xml:id="ct100243368" text:id="ct100243368">
          <text:insertion>
            <office:change-info>
              <dc:creator>Tim Bourguignon</dc:creator>
              <dc:date>2014-01-09T11:10:00</dc:date>
            </office:change-info>
          </text:insertion>
        </text:changed-region>
        <text:changed-region xml:id="ct100243472" text:id="ct100243472">
          <text:deletion>
            <office:change-info>
              <dc:creator>Tim Bourguignon</dc:creator>
              <dc:date>2014-01-09T11:10:00</dc:date>
            </office:change-info>
            <text:p text:style-name="P22"><text:s/></text:p>
          </text:deletion>
        </text:changed-region>
        <text:changed-region xml:id="ct100243576" text:id="ct100243576">
          <text:insertion>
            <office:change-info>
              <dc:creator>Tim Bourguignon</dc:creator>
              <dc:date>2014-01-09T11:10:00</dc:date>
            </office:change-info>
          </text:insertion>
        </text:changed-region>
        <text:changed-region xml:id="ct100243784" text:id="ct100243784">
          <text:deletion>
            <office:change-info>
              <dc:creator>Tim Bourguignon</dc:creator>
              <dc:date>2014-01-09T11:10:00</dc:date>
            </office:change-info>
            <text:p text:style-name="P23"><text:span text:style-name="T29"><text:s/></text:span></text:p>
          </text:deletion>
        </text:changed-region>
        <text:changed-region xml:id="ct100244616" text:id="ct100244616">
          <text:deletion>
            <office:change-info>
              <dc:creator>Tim Bourguignon</dc:creator>
              <dc:date>2014-01-09T11:16:00</dc:date>
            </office:change-info>
            <text:p text:style-name="P24"><text:span text:style-name="T30"><text:s/></text:span></text:p>
          </text:deletion>
        </text:changed-region>
        <text:changed-region xml:id="ct100243992" text:id="ct100243992">
          <text:insertion>
            <office:change-info>
              <dc:creator>Tim Bourguignon</dc:creator>
              <dc:date>2014-01-09T11:47:00</dc:date>
            </office:change-info>
          </text:insertion>
        </text:changed-region>
        <text:changed-region xml:id="ct100244720" text:id="ct100244720">
          <text:deletion>
            <office:change-info>
              <dc:creator>Tim Bourguignon</dc:creator>
              <dc:date>2014-01-09T13:50:00</dc:date>
            </office:change-info>
            <text:p text:style-name="P25"><text:span text:style-name="T31"/></text:p>
            <text:p text:style-name="P25"><text:span text:style-name="T31"/></text:p>
          </text:deletion>
        </text:changed-region>
        <text:changed-region xml:id="ct100241496" text:id="ct100241496">
          <text:insertion>
            <office:change-info>
              <dc:creator>Tim Bourguignon</dc:creator>
              <dc:date>2014-01-09T11:12:00</dc:date>
            </office:change-info>
          </text:insertion>
        </text:changed-region>
        <text:changed-region xml:id="ct100244096" text:id="ct100244096">
          <text:insertion>
            <office:change-info>
              <dc:creator>Tim Bourguignon</dc:creator>
              <dc:date>2014-01-09T11:13:00</dc:date>
            </office:change-info>
          </text:insertion>
        </text:changed-region>
        <text:changed-region xml:id="ct100241600" text:id="ct100241600">
          <text:insertion>
            <office:change-info>
              <dc:creator>Tim Bourguignon</dc:creator>
              <dc:date>2014-01-09T11:14:00</dc:date>
            </office:change-info>
          </text:insertion>
        </text:changed-region>
        <text:changed-region xml:id="ct100241704" text:id="ct100241704">
          <text:insertion>
            <office:change-info>
              <dc:creator>Tim Bourguignon</dc:creator>
              <dc:date>2014-01-09T13:26:00</dc:date>
            </office:change-info>
          </text:insertion>
        </text:changed-region>
        <text:changed-region xml:id="ct100242016" text:id="ct100242016">
          <text:insertion>
            <office:change-info>
              <dc:creator>Tim Bourguignon</dc:creator>
              <dc:date>2014-01-09T11:16:00</dc:date>
            </office:change-info>
          </text:insertion>
        </text:changed-region>
        <text:changed-region xml:id="ct100242120" text:id="ct100242120">
          <text:insertion>
            <office:change-info>
              <dc:creator>Tim Bourguignon</dc:creator>
              <dc:date>2014-01-09T11:15:00</dc:date>
            </office:change-info>
          </text:insertion>
        </text:changed-region>
        <text:changed-region xml:id="ct100242224" text:id="ct100242224">
          <text:insertion>
            <office:change-info>
              <dc:creator>Tim Bourguignon</dc:creator>
              <dc:date>2014-01-09T11:26:00</dc:date>
            </office:change-info>
          </text:insertion>
        </text:changed-region>
        <text:changed-region xml:id="ct100343496" text:id="ct100343496">
          <text:insertion>
            <office:change-info>
              <dc:creator>Tim Bourguignon</dc:creator>
              <dc:date>2014-01-09T11:27:00</dc:date>
            </office:change-info>
          </text:insertion>
        </text:changed-region>
        <text:changed-region xml:id="ct100343600" text:id="ct100343600">
          <text:insertion>
            <office:change-info>
              <dc:creator>Tim Bourguignon</dc:creator>
              <dc:date>2014-01-09T11:28:00</dc:date>
            </office:change-info>
          </text:insertion>
        </text:changed-region>
        <text:changed-region xml:id="ct100342768" text:id="ct100342768">
          <text:insertion>
            <office:change-info>
              <dc:creator>Tim Bourguignon</dc:creator>
              <dc:date>2014-01-09T11:32:00</dc:date>
            </office:change-info>
          </text:insertion>
        </text:changed-region>
        <text:changed-region xml:id="ct100343080" text:id="ct100343080">
          <text:insertion>
            <office:change-info>
              <dc:creator>Tim Bourguignon</dc:creator>
              <dc:date>2014-01-09T11:34:00</dc:date>
            </office:change-info>
          </text:insertion>
        </text:changed-region>
        <text:changed-region xml:id="ct100342976" text:id="ct100342976">
          <text:insertion>
            <office:change-info>
              <dc:creator>Tim Bourguignon</dc:creator>
              <dc:date>2014-01-09T11:33:00</dc:date>
            </office:change-info>
          </text:insertion>
        </text:changed-region>
        <text:changed-region xml:id="ct100343704" text:id="ct100343704">
          <text:insertion>
            <office:change-info>
              <dc:creator>Tim Bourguignon</dc:creator>
              <dc:date>2014-01-09T11:36:00</dc:date>
            </office:change-info>
          </text:insertion>
        </text:changed-region>
        <text:changed-region xml:id="ct100342352" text:id="ct100342352">
          <text:insertion>
            <office:change-info>
              <dc:creator>Tim Bourguignon</dc:creator>
              <dc:date>2014-01-09T11:33:00</dc:date>
            </office:change-info>
          </text:insertion>
        </text:changed-region>
        <text:changed-region xml:id="ct100343288" text:id="ct100343288">
          <text:insertion>
            <office:change-info>
              <dc:creator>Tim Bourguignon</dc:creator>
              <dc:date>2014-01-09T11:40:00</dc:date>
            </office:change-info>
          </text:insertion>
        </text:changed-region>
        <text:changed-region xml:id="ct100342456" text:id="ct100342456">
          <text:insertion>
            <office:change-info>
              <dc:creator>Tim Bourguignon</dc:creator>
              <dc:date>2014-01-09T11:41:00</dc:date>
            </office:change-info>
          </text:insertion>
        </text:changed-region>
        <text:changed-region xml:id="ct100342560" text:id="ct100342560">
          <text:insertion>
            <office:change-info>
              <dc:creator>Tim Bourguignon</dc:creator>
              <dc:date>2014-01-09T11:36:00</dc:date>
            </office:change-info>
          </text:insertion>
        </text:changed-region>
        <text:changed-region xml:id="ct100342664" text:id="ct100342664">
          <text:insertion>
            <office:change-info>
              <dc:creator>Tim Bourguignon</dc:creator>
              <dc:date>2014-01-09T11:40:00</dc:date>
            </office:change-info>
          </text:insertion>
        </text:changed-region>
        <text:changed-region xml:id="ct100342872" text:id="ct100342872">
          <text:insertion>
            <office:change-info>
              <dc:creator>Tim Bourguignon</dc:creator>
              <dc:date>2014-01-09T11:44:00</dc:date>
            </office:change-info>
          </text:insertion>
        </text:changed-region>
        <text:changed-region xml:id="ct100343184" text:id="ct100343184">
          <text:insertion>
            <office:change-info>
              <dc:creator>Tim Bourguignon</dc:creator>
              <dc:date>2014-01-09T11:43:00</dc:date>
            </office:change-info>
          </text:insertion>
        </text:changed-region>
        <text:changed-region xml:id="ct100343392" text:id="ct100343392">
          <text:insertion>
            <office:change-info>
              <dc:creator>Tim Bourguignon</dc:creator>
              <dc:date>2014-01-09T11:45:00</dc:date>
            </office:change-info>
          </text:insertion>
        </text:changed-region>
        <text:changed-region xml:id="ct100336528" text:id="ct100336528">
          <text:insertion>
            <office:change-info>
              <dc:creator>Tim Bourguignon</dc:creator>
              <dc:date>2014-01-09T11:47:00</dc:date>
            </office:change-info>
          </text:insertion>
        </text:changed-region>
        <text:changed-region xml:id="ct336690056" text:id="ct336690056">
          <text:insertion>
            <office:change-info>
              <dc:creator>Tim Bourguignon</dc:creator>
              <dc:date>2014-01-09T17:0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im Bourguignon" text:name="Autor"/>
        <text:user-field-decl office:value-type="string" office:string-value="Dynamisch und gefährlich?" text:name="Titel"/>
        <text:user-field-decl office:value-type="string" office:string-value="0.1" text:name="Version"/>
        <text:user-field-decl office:value-type="string" office:string-value="C# Dynamics in freier Wildbahn" text:name="Untertitel"/>
      </text:user-field-decls>
      <text:p text:style-name="P85">You've been PhoneGapped </text:p>
      <text:p text:style-name="P1"><text:span text:style-name="T1">Framework Entscheidungen</text:span><text:change-start text:change-id="ct99984336"/><text:span text:style-name="T1"> </text:span><text:change-end text:change-id="ct99984336"/><text:change-start text:change-id="ct336688912"/><text:span text:style-name="T162">und</text:span><text:change-end text:change-id="ct336688912"/><text:change text:change-id="ct99983920"/><text:span text:style-name="T1"> </text:span><text:change-start text:change-id="ct336689328"/><text:span text:style-name="T162">g</text:span><text:change-end text:change-id="ct336689328"/><text:change-start text:change-id="ct99983816"/><text:span text:style-name="T133">raue Haare</text:span><text:change-end text:change-id="ct99983816"/><text:change text:change-id="ct99984024"/><text:change-start text:change-id="ct99983712"/><text:span text:style-name="T3"> </text:span><text:change-end text:change-id="ct99983712"/><text:span text:style-name="T3">; e</text:span><text:span text:style-name="T1">in </text:span>Erfahrungsbericht.</text:p>
      <text:p text:style-name="Text_20_body">von <text:span text:style-name="Name"><text:user-field-get text:name="Autor">Tim Bourguignon</text:user-field-get></text:span></text:p>
      <text:p text:style-name="P2"><text:span text:style-name="T4">Man hat manchmal komische Ideen, wie zum Beispiel eine </text:span><text:span text:style-name="T5">m</text:span><text:span text:style-name="T4">obile Applikation </text:span><text:change-start text:change-id="ct99981736"/><text:span text:style-name="T133">in einer Neuer Technologie </text:span><text:change-end text:change-id="ct99981736"/><text:span text:style-name="T4">zu schreiben, </text:span><text:change text:change-id="ct99981840"/><text:span text:style-name="T4"><text:s/></text:span><text:change text:change-id="ct99215216"/><text:span text:style-name="T4"><text:s/>nur um sich danach </text:span><text:span text:style-name="T5">festzustellen</text:span><text:span text:style-name="T4"> „</text:span><text:span text:style-name="T56">tja ging doch“</text:span><text:span text:style-name="T4">! In diesen Fall handelt es sich um eine </text:span><text:span text:style-name="T5">m</text:span><text:span text:style-name="T4">obile Applikation mit PhoneGap... </text:span><text:change-start text:change-id="ct99215528"/><text:span text:style-name="T133">und es geht noch nicht. </text:span><text:change-end text:change-id="ct99215528"/><text:change text:change-id="ct99214280"/><text:change-start text:change-id="ct99215424"/><text:span text:style-name="T133">D</text:span><text:change-end text:change-id="ct99215424"/><text:span text:style-name="T4">ies ist mein Erfahrungsbericht.</text:span></text:p>
      <text:p text:style-name="P30"/>
      <text:p text:style-name="P3"><text:span text:style-name="T4">Es hat alles relativ </text:span><text:span text:style-name="T5">h</text:span><text:span text:style-name="T4">armlos angefangen: ein Kollege hat ein </text:span><text:span text:style-name="T5">n</text:span><text:span text:style-name="T4">eue</text:span><text:span text:style-name="T5">s</text:span><text:span text:style-name="T4"> Smartphone gekauft und ist auf die Idee gekommen eine App für unsere </text:span><text:span text:style-name="T5">j</text:span><text:span text:style-name="T4">ährliche Konferenz zu </text:span><text:span text:style-name="T7">basteln</text:span><text:span text:style-name="T4"> </text:span><text:span text:style-name="T7">(</text:span><text:span text:style-name="T5">Artikel Kaffee-klatsch</text:span><text:span text:style-name="T4">[1]</text:span><text:span text:style-name="T7">)</text:span><text:span text:style-name="T4">. Sein Smartphone ist <text:s/>ein Android und in meine</text:span><text:span text:style-name="T5">r</text:span><text:change-start text:change-id="ct99215632"/><text:span text:style-name="T5"> </text:span><text:change-end text:change-id="ct99215632"/><text:span text:style-name="T3">Hosent</text:span><text:span text:style-name="T4">asche </text:span><text:span text:style-name="T3">regiert</text:span><text:span text:style-name="T4"> <text:s/></text:span><text:span text:style-name="T5">das </text:span><text:span text:style-name="T4">iPhone: </text:span><text:span text:style-name="T7">Problem!</text:span><text:span text:style-name="T4"> </text:span><text:span text:style-name="T3">W</text:span><text:span text:style-name="T4">ie jede</text:span><text:span text:style-name="T5">r</text:span><text:span text:style-name="T4"> gute</text:span><text:span text:style-name="T4"> „Techie“ habe ich </text:span><text:span text:style-name="T5">mir</text:span><text:span text:style-name="T4"> gedacht „</text:span><text:span text:style-name="T56">so eine App hätte ich auch gerne“, </text:span><text:span text:style-name="T85">und </text:span><text:span text:style-name="T86">wie jede</text:span><text:span text:style-name="T89">r</text:span><text:span text:style-name="T86"> gute</text:span><text:span text:style-name="T85"> Entwickler habe</text:span><text:span text:style-name="T86">n meine </text:span><text:span text:style-name="T89">grauen</text:span><text:span text:style-name="T89"> </text:span><text:span text:style-name="T86">Z</text:span><text:span text:style-name="T85">ellen sofort geantwortet: </text:span><text:span text:style-name="T56">„vielleicht kann ich </text:span><text:span text:style-name="T58">es </text:span><text:span text:style-name="T56">selber schreiben?“</text:span><text:span text:style-name="T85"> … </text:span><text:span text:style-name="T88">so was</text:span><text:span text:style-name="T87"> ist jede</text:span><text:span text:style-name="T89">m</text:span><text:span text:style-name="T87"> von uns schon mal passiert, oder?</text:span></text:p>
      <text:p text:style-name="P31"/>
      <text:p text:style-name="P3"><text:span text:style-name="T5">Außer iPhone, iPad</text:span><text:change-start text:change-id="ct99215944"/><text:span text:style-name="T5"> </text:span><text:span text:style-name="T133">&amp;</text:span><text:change-end text:change-id="ct99215944"/><text:change text:change-id="ct99216048"/><text:span text:style-name="T5"> iPod (hum) bin ich l</text:span><text:span text:style-name="T4">eider <text:s/>kein Apple Benutzer</text:span><text:span text:style-name="T5"> </text:span><text:span text:style-name="T4">und habe noch nie die Finger im </text:span><text:span text:style-name="T6">Objective-C</text:span><text:span text:style-name="T4"> reingesteckt. </text:span><text:span text:style-name="T5">Dies ist für i</text:span><text:change-start text:change-id="ct99216152"/><text:span text:style-name="T133">OS</text:span><text:change-end text:change-id="ct99216152"/><text:change text:change-id="ct99216776"/><text:span text:style-name="T5"> Entwicklung </text:span><text:change-start text:change-id="ct99213656"/><text:span text:style-name="T133">aber </text:span><text:change-end text:change-id="ct99213656"/><text:span text:style-name="T5">ein Muss</text:span><text:span text:style-name="T4">. Was ich aber halbwegs </text:span><text:span text:style-name="T7">gut </text:span><text:span text:style-name="T4">kann ist </text:span><text:span text:style-name="T6">Webentwicklung</text:span><text:span text:style-name="T4"> </text:span><text:span text:style-name="T3">und wie </text:span><text:change-start text:change-id="ct100325360"/><text:span text:style-name="T152">in der Kaffee</text:span><text:change-end text:change-id="ct100325360"/><text:change-start text:change-id="ct100324008"/><text:span text:style-name="T152">-Klatsch</text:span><text:change-end text:change-id="ct100324008"/><text:change text:change-id="ct100324632"/><text:span text:style-name="T3"> [2] schon </text:span><text:change text:change-id="ct100324528"/><text:change-start text:change-id="ct100326296"/><text:span text:style-name="T152">be</text:span><text:change-end text:change-id="ct100326296"/><text:span text:style-name="T5">schrieben</text:span><text:change-start text:change-id="ct100323384"/><text:span text:style-name="T5"> </text:span><text:span text:style-name="T152">würde</text:span><text:change-end text:change-id="ct100323384"/><text:change text:change-id="ct100326608"/><text:span text:style-name="T3">, ist PhoneGap</text:span><text:change text:change-id="ct100323904"/><text:span text:style-name="T3"> </text:span><text:change text:change-id="ct100325464"/><text:span text:style-name="T3">ein Kinderspiel. Ich habe mich also entschieden </text:span><text:span text:style-name="T4">PhoneGap auszuprobieren </text:span><text:span text:style-name="T3">und so eine App zu schreiben</text:span><text:span text:style-name="T4">!</text:span></text:p>
      <text:p text:style-name="P80"><text:soft-page-break/>Was soll <text:span text:style-name="T5">sie</text:span> tun?</text:p>
      <text:p text:style-name="P4"><text:span text:style-name="T7">Dieses App sollte </text:span><text:span text:style-name="T5">e</text:span><text:span text:style-name="T7">rstmal <text:s/>die Konferenz unterstützen, </text:span><text:change text:change-id="ct100323800"/><text:span text:style-name="T7">Vorträge, Referenten und Zeitplan <text:s/>darstellen. Also <text:s/>ein </text:span><text:span text:style-name="T5">reines</text:span><text:span text:style-name="T7"> Datendarstellungsprogramm. </text:span><text:span text:style-name="T5">Sie</text:span><text:span text:style-name="T7"> sollte „out-of-the-box“ Offline funktionieren aber auch <text:s/>neue Daten holen können. Ein paar andere Features wie Push-Notifications und Twitter Unterstützung </text:span><text:change text:change-id="ct100326400"/><text:change-start text:change-id="ct100323592"/><text:span text:style-name="T133">wären</text:span><text:change-end text:change-id="ct100323592"/><text:span text:style-name="T7"> noch </text:span><text:change-start text:change-id="ct100324840"/><text:span text:style-name="T7">„</text:span><text:span text:style-name="T133">nice to have“</text:span><text:change-end text:change-id="ct100324840"/><text:change text:change-id="ct100326504"/><text:span text:style-name="T7">. Grundsätzlich </text:span><text:span text:style-name="T5">kein großes Ding.</text:span></text:p>
      <text:p text:style-name="P79">PhoneGap?</text:p>
      <text:p text:style-name="P5"><text:span text:style-name="T6">PhoneGap w</text:span><text:span text:style-name="T5">u</text:span><text:span text:style-name="T6">rde schon i</text:span><text:span text:style-name="T5">m</text:span><text:span text:style-name="T6"> Detail i</text:span><text:span text:style-name="T5">m</text:span><text:span text:style-name="T6"> Kaffee-Klatsch </text:span><text:span text:style-name="T5">vorgestellt</text:span><text:span text:style-name="T6">, ich werde also nicht zu viel darüber </text:span><text:span text:style-name="T5">q</text:span><text:span text:style-name="T6">uatschen. Das wenigstens was man wissen soll</text:span><text:span text:style-name="T5">te:</text:span><text:change text:change-id="ct100323488"/><text:span text:style-name="T6"> </text:span><text:change-start text:change-id="ct336690160"/></text:p>
      <text:p text:style-name="P5"><text:span text:style-name="T8">1. </text:span><text:change-end text:change-id="ct336690160"/><text:change text:change-id="ct336689016"/><text:change-start text:change-id="ct336690992"/><text:span text:style-name="T8">E</text:span><text:change-end text:change-id="ct336690992"/><text:span text:style-name="T6">s </text:span>ist ein HTML5 <text:span text:style-name="T130">(HTML, Javascript, CSS)</text:span> basierte<text:span text:style-name="T5">r</text:span> Framework um <text:change text:change-id="ct100323696"/><text:s/><text:span text:style-name="T5">m</text:span>obile Apps zu implementieren<text:change text:change-id="ct100324112"/>. <text:change text:change-id="ct336689744"/></text:p>
      <text:p text:style-name="P6"><text:change text:change-id="ct336689536"/><text:change-start text:change-id="ct336689432"/><text:span text:style-name="T8">2</text:span><text:change-end text:change-id="ct336689432"/><text:change text:change-id="ct336689640"/><text:change-start text:change-id="ct336690784"/><text:span text:style-name="T6">.</text:span><text:change-end text:change-id="ct336690784"/><text:span text:style-name="T6"> </text:span><text:span text:style-name="T5">P</text:span>ro Plattform <text:span text:style-name="T130">(iPhone, Android, ...)</text:span>, <text:span text:style-name="T130">bastelt</text:span> <text:span text:style-name="T5">man</text:span> eine <text:span text:style-name="T5">m</text:span>ini<text:change-start text:change-id="ct100324216"/><text:span text:style-name="T133">-</text:span><text:change-end text:change-id="ct100324216"/><text:span text:style-name="T5">n</text:span>ative Applikation.<text:change text:change-id="ct100324320"/> <text:span text:style-name="T6">D</text:span>iese Native-Applikation starte<text:span text:style-name="T5">t</text:span> <text:span text:style-name="T6">ein</text:span><text:span text:style-name="T5">en</text:span><text:span text:style-name="T6"> WebView </text:span><text:span text:style-name="T5">der</text:span><text:span text:style-name="T6"> <text:s/>als Host für eine </text:span>WebApplikation <text:span text:style-name="T5">dient</text:span>.</text:p>
      <text:p text:style-name="P6"><text:change-start text:change-id="ct336689224"/><text:span text:style-name="T8">3</text:span><text:change-end text:change-id="ct336689224"/><text:change text:change-id="ct336690368"/><text:change-start text:change-id="ct336690472"/><text:span text:style-name="T6">.</text:span><text:change-end text:change-id="ct336690472"/><text:span text:style-name="T6"> Diese WebApplikation </text:span><text:span text:style-name="T130">entwickelt</text:span> <text:span text:style-name="T6">man</text:span> in HTML5 anhand "Standard" Web<text:change-start text:change-id="ct100325880"/><text:span text:style-name="T133">-</text:span><text:change-end text:change-id="ct100325880"/>Entwicklungstools.<text:span text:style-name="T6"> </text:span><text:span text:style-name="T130">Bis auf feine Unterschiede</text:span> <text:span text:style-name="T6">sollte diese Web</text:span>Applikation nur einmal <text:span text:style-name="T6">geschrieben werden.</text:span></text:p>
      <text:p text:style-name="P6"><text:change text:change-id="ct336690888"/><text:change-start text:change-id="ct336689120"/><text:span text:style-name="T8">4. </text:span><text:change-end text:change-id="ct336689120"/><text:span text:style-name="T6">Am Ende der Pipeline bekommt man</text:span><text:change text:change-id="ct100324424"/><text:span text:style-name="T6"> </text:span>eine Native-App die in jede<text:span text:style-name="T130">m</text:span> AppStore <text:span text:style-name="T130">a</text:span>kzeptiert wird.</text:p>
      <text:p text:style-name="P34"/>
      <text:p text:style-name="P63">Begriff-Salat</text:p>
      <text:p text:style-name="P34"/>
      <text:p text:style-name="P34">Eines müssen wir <text:span text:style-name="T6">aber </text:span><text:span text:style-name="T130">trotzdem</text:span><text:span text:style-name="T6"> </text:span>klären: was <text:span text:style-name="T6">repräsentiert</text:span> "PhoneGap" wirklich.</text:p>
      <text:p text:style-name="P34"/>
      <text:p text:style-name="P7">PhoneGap w<text:span text:style-name="T130">u</text:span>rde 2009 <text:span text:style-name="T130">von</text:span> der Firma Nitobi <text:span text:style-name="T130">entwickelt</text:span>. Kurz danach w<text:span text:style-name="T130">u</text:span>rde es bei Adobe Systems<text:change-start text:change-id="ct100324736"/> <text:span text:style-name="T152">[</text:span><text:span text:style-name="T155">3</text:span><text:span text:style-name="T152">]</text:span><text:change-end text:change-id="ct100324736"/> ge<text:change-start text:change-id="ct100324944"/><text:span text:style-name="T133">kauft</text:span><text:change-end text:change-id="ct100324944"/><text:change text:change-id="ct100325048"/> und unter der Apache Foundation gelegt. <text:change text:change-id="ct100325152"/><text:change-start text:change-id="ct100325256"/><text:span text:style-name="T133">Es</text:span><text:change-end text:change-id="ct100325256"/> w<text:span text:style-name="T130">u</text:span>rde <text:change text:change-id="ct100325568"/><text:change-start text:change-id="ct100325672"/><text:span text:style-name="T133">dann</text:span><text:change-end text:change-id="ct100325672"/> in "Apache Callback" umbenannt was danach "Apache Cordova"[<text:change-start text:change-id="ct100325776"/><text:span text:style-name="T155">4</text:span><text:change-end text:change-id="ct100325776"/>] geworden ist. Adobe hat aber <text:span text:style-name="T130">den Namen</text:span> "PhoneGap" <text:s/>für sich behalten und produziert <text:change-start text:change-id="ct100325984"/><text:span text:style-name="T134">unter diese Name </text:span><text:change-end text:change-id="ct100325984"/>ein<text:change-start text:change-id="ct100326088"/> „<text:span text:style-name="T134">Fork“ von Cordova</text:span><text:change-end text:change-id="ct100326088"/> <text:change text:change-id="ct100326192"/><text:change-start text:change-id="ct100327128"/><text:s/><text:span text:style-name="T134">und verkauft ein </text:span><text:change-end text:change-id="ct100327128"/><text:change text:change-id="ct100327024"/>BuildSystem <text:change text:change-id="ct100326920"/>unter <text:span text:style-name="T130">dem</text:span> <text:span text:style-name="T130">N</text:span>ame<text:span text:style-name="T130">n </text:span><text:change-start text:change-id="ct100327232"/><text:span text:style-name="T130">„</text:span><text:change-end text:change-id="ct100327232"/>PhoneGap<text:change-start text:change-id="ct100327336"/> <text:span text:style-name="T134">Build“</text:span><text:change-end text:change-id="ct100327336"/> [<text:change-start text:change-id="ct100326712"/><text:span text:style-name="T155">5</text:span><text:change-end text:change-id="ct100326712"/>]. </text:p>
      <text:p text:style-name="P7"/>
      <text:p text:style-name="P7"><text:soft-page-break/>PhoneGap ist also ein Oberbegriff für Cordova &amp; PhoneGap was die Suche <text:span text:style-name="T131">im</text:span><text:change-start text:change-id="ct100326816"/><text:span text:style-name="T131"> </text:span><text:change-end text:change-id="ct100326816"/>Internet natürlich nicht einfacher macht. </text:p>
      <text:p text:style-name="P7"/>
      <text:p text:style-name="P7"><text:span text:style-name="T103">Um das Problem noch weiter zu vertiefen kann man mit </text:span>Telerik's Icenium [<text:change-start text:change-id="ct100231480"/><text:span text:style-name="T155">6</text:span><text:change-end text:change-id="ct100231480"/>]<text:change-start text:change-id="ct100229608"/> <text:change-end text:change-id="ct100229608"/><text:span text:style-name="T131">in .NET</text:span> arbeiten, was auch Cordova basiert ist. <text:span text:style-name="T103">Da</text:span><text:span text:style-name="T131">zu</text:span> <text:span text:style-name="T131">müsste</text:span> man ggf. <text:span text:style-name="T131">nach </text:span>"PhoneGap", "Cordova" <text:change-start text:change-id="ct336688600"/><text:span text:style-name="T8">und</text:span><text:change-end text:change-id="ct336688600"/><text:change text:change-id="ct336691096"/> "Icenium" <text:span text:style-name="T131">im</text:span><text:change-start text:change-id="ct100231168"/><text:span text:style-name="T131"> </text:span><text:change-end text:change-id="ct100231168"/>Internet <text:span text:style-name="T131">s</text:span>uchen<text:change-start text:change-id="ct100231272"/><text:span text:style-name="T97">… </text:span><text:span text:style-name="T100">wie praktisch...</text:span></text:p>
      <text:p text:style-name="P98"><text:change-end text:change-id="ct100231272"/></text:p>
      <text:p text:style-name="P65">Naja, für diese<text:span text:style-name="T131">n</text:span> Artikel –<text:span text:style-name="T131"> und auch für viele PhoneGap Entwickler </text:span><text:change-start text:change-id="ct100231376"/><text:span text:style-name="T131">–</text:span><text:change-end text:change-id="ct100231376"/> <text:span text:style-name="T131">fällt</text:span> es alles <text:span text:style-name="T131">unter </text:span>„PhoneGap“.</text:p>
      <text:p text:style-name="P34"/>
      <text:p text:style-name="P62">Unser Beispiel</text:p>
      <text:p text:style-name="P62"/>
      <text:p text:style-name="P8"><text:span text:style-name="T104">In u</text:span>nsere<text:span text:style-name="T131">r</text:span> App geht <text:span text:style-name="T105">es </text:span>um Datendarstellung.<text:change-start text:change-id="ct336661248"/> <text:span text:style-name="T164">Wir haben circa 100 Vorträge und 60 Referenten. Die App sollte einer Zeitlicher Ablauf darstellen und eine Schlüsselwort Suche auf Vortrags-Inhalte und Referenten-Vita ermöglichen.</text:span></text:p>
      <text:p text:style-name="P8"><text:change-end text:change-id="ct336661248"/><text:change text:change-id="ct336660832"/>Die App funktioniert Offline, die Daten sind <text:span text:style-name="T106">relativ</text:span> <text:span text:style-name="T107">f</text:span>est. <text:span text:style-name="T108">Wir</text:span> verwende also keine <text:span text:style-name="T131">K</text:span>amera, Gyroscope, GPS <text:span text:style-name="T109">oder Speicher</text:span><text:span text:style-name="T131">m</text:span><text:span text:style-name="T109">echanismen der </text:span>PhoneGap <text:span text:style-name="T109">API</text:span>.<text:span text:style-name="T109"> </text:span><text:span text:style-name="T131">V</text:span><text:span text:style-name="T109">on PhoneGap werden wir nur </text:span><text:span text:style-name="T131">die</text:span><text:span text:style-name="T109"> </text:span><text:span text:style-name="T131">n</text:span><text:span text:style-name="T109">ative Schale verwenden. Ein</text:span><text:span text:style-name="T131">s</text:span><text:span text:style-name="T109"> bleibt uns aber: der UI-Kampf.</text:span></text:p>
      <text:p text:style-name="P34"/>
      <text:p text:style-name="P61">„Nur“ ein<text:span text:style-name="T9">m</text:span>al <text:span text:style-name="T9">s</text:span>ch<text:span text:style-name="T9">rei</text:span>ben?</text:p>
      <text:p text:style-name="P34"/>
      <text:p text:style-name="P9"><text:span text:style-name="T4">Nicht so lange her hieß; </text:span><text:span text:style-name="T9">Design Styl der Plattform! </text:span><text:change text:change-id="ct100229400"/><text:change text:change-id="ct100229920"/><text:change-start text:change-id="ct100231584"/><text:span text:style-name="T135">iOS</text:span><text:change-end text:change-id="ct100231584"/><text:span text:style-name="T9"> muss nach </text:span><text:change text:change-id="ct100231688"/><text:change-start text:change-id="ct100230856"/><text:span text:style-name="T135">iOS</text:span><text:change-end text:change-id="ct100230856"/><text:span text:style-name="T9"> aussehen, Android nach Android...</text:span><text:span text:style-name="T4"> <text:s/>Dies h</text:span><text:span text:style-name="T9">a</text:span><text:span text:style-name="T4">tte als </text:span><text:span text:style-name="T10">Auswirkung</text:span><text:span text:style-name="T9">,</text:span><text:span text:style-name="T4"> <text:s/>dass </text:span><text:span text:style-name="T9">m</text:span><text:span text:style-name="T10">an</text:span><text:span text:style-name="T4"> eine UI </text:span><text:span text:style-name="T9">p</text:span><text:span text:style-name="T4">ro </text:span><text:span text:style-name="T10">Plattform</text:span><text:span text:style-name="T4"> produzieren </text:span><text:span text:style-name="T9">musste</text:span><text:span text:style-name="T4"> ; was PhoneGap <text:s/></text:span><text:span text:style-name="T10">deutlich </text:span><text:span text:style-name="T4">weniger interessant </text:span><text:span text:style-name="T9">ge</text:span><text:span text:style-name="T4">mach</text:span><text:span text:style-name="T9">t hätte</text:span><text:change text:change-id="ct100230752"/><text:span text:style-name="T4">.</text:span></text:p>
      <text:p text:style-name="P35"/>
      <text:p text:style-name="P9"><text:span text:style-name="T4">Die Trends gehen </text:span><text:span text:style-name="T9">h</text:span><text:span text:style-name="T4">eutzutage mehr </text:span><text:span text:style-name="T10">Richtung</text:span><text:span text:style-name="T4"> "Branding</text:span><text:span text:style-name="T10">-Design</text:span><text:span text:style-name="T4">", </text:span><text:span text:style-name="T10">nämlich</text:span><text:span text:style-name="T4"> ein </text:span><text:span text:style-name="T9">e</text:span><text:span text:style-name="T4">inheitliches <text:s/>Design</text:span><text:change text:change-id="ct100231792"/><text:span text:style-name="T4">, </text:span><text:span text:style-name="T9">das</text:span><text:span text:style-name="T4"> Ihre Organisation oder </text:span><text:span text:style-name="T9">das</text:span><text:span text:style-name="T4"> Produkt spiegelt </text:span><text:span text:style-name="T10">und </text:span><text:span text:style-name="T9">w</text:span><text:span text:style-name="T10">eniger nach </text:span><text:change text:change-id="ct100230128"/><text:span text:style-name="T10">iOS </text:span><text:span text:style-name="T9">oder</text:span><text:change-start text:change-id="ct100231896"/><text:span text:style-name="T9"> </text:span><text:change-end text:change-id="ct100231896"/><text:span text:style-name="T10">Android aussieht</text:span><text:span text:style-name="T4">. </text:span></text:p>
      <text:p text:style-name="P35"/>
      <text:p text:style-name="P9"><text:span text:style-name="T4">Natürlich </text:span><text:span text:style-name="T10">muss</text:span><text:span text:style-name="T4"> man sich an manche </text:span><text:span text:style-name="T10">Navigation oder Darstellungs-</text:span><text:span text:style-name="T4">Regeln halten </text:span><text:span text:style-name="T10">aber mit ein bisschen Mühe kann man</text:span><text:span text:style-name="T4"> </text:span><text:span text:style-name="T10">eine </text:span><text:span text:style-name="T9">r</text:span><text:span text:style-name="T10">elativ </text:span><text:span text:style-name="T9">einheitliche</text:span><text:span text:style-name="T10"> UI produzieren und die</text:span><text:span text:style-name="T9">se</text:span><text:span text:style-name="T10"> nur </text:span><text:span text:style-name="T9">einmal</text:span><text:span text:style-name="T10"> </text:span><text:span text:style-name="T9">s</text:span><text:span text:style-name="T10">chreiben.</text:span></text:p>
      <text:p text:style-name="P10"/>
      <text:p text:style-name="P10">Willkommen im <text:change text:change-id="ct336660000"/><text:change-start text:change-id="ct336661040"/><text:span text:style-name="T165">w</text:span><text:change-end text:change-id="ct336661040"/><text:change-start text:change-id="ct336659896"/><text:span text:style-name="T165">ild</text:span><text:change-end text:change-id="ct336659896"/><text:change-start text:change-id="ct336658544"/><text:span text:style-name="T165">e</text:span><text:change-end text:change-id="ct336658544"/><text:span text:style-name="T110">-</text:span>West<text:change-start text:change-id="ct336661352"/><text:span text:style-name="T165">ern</text:span><text:change-end text:change-id="ct336661352"/></text:p>
      <text:p text:style-name="P34"/>
      <text:p text:style-name="P9"><text:span text:style-name="T10">Wer PhoneGap </text:span><text:span text:style-name="T9">verwenden </text:span><text:span text:style-name="T11">und mehr als ein</text:span><text:span text:style-name="T9">e</text:span><text:span text:style-name="T11"> Plattform</text:span><text:span text:style-name="T10"> angreifen will, muss </text:span><text:span text:style-name="T9">sich aber darüber klar sein</text:span><text:span text:style-name="T10">: es handelt sich um Web</text:span><text:span text:style-name="T110">-</text:span><text:span text:style-name="T10">Entwicklung mit eine</text:span><text:span text:style-name="T9">r</text:span><text:span text:style-name="T10"> </text:span><text:soft-page-break/><text:span text:style-name="T9">u</text:span><text:span text:style-name="T10">nendliche</text:span><text:span text:style-name="T9">n</text:span><text:span text:style-name="T10"> Palette an Ziel Gerät</text:span><text:span text:style-name="T9">en</text:span><text:span text:style-name="T10">. </text:span><text:span text:style-name="T4">Da wo iOS </text:span><text:span text:style-name="T10">Entwickler</text:span><text:span text:style-name="T4"> sich auf </text:span><text:span text:style-name="T11">zwei</text:span><text:span text:style-name="T4"> </text:span><text:span text:style-name="T10">Bildschirmauflösungen</text:span><text:span text:style-name="T4"> und eine Handvoll </text:span><text:span text:style-name="T10">G</text:span><text:span text:style-name="T4">erät </text:span><text:span text:style-name="T9">k</text:span><text:span text:style-name="T4">onzentrieren können, landet man mit PhoneGap i</text:span><text:span text:style-name="T9">m</text:span><text:span text:style-name="T4"> Mobile</text:span><text:span text:style-name="T9">n</text:span><text:span text:style-name="T4">D</text:span><text:span text:style-name="T10">s</text:span><text:span text:style-name="T4">chungel was massive </text:span><text:span text:style-name="T4">Design </text:span><text:span text:style-name="T10">A</text:span><text:span text:style-name="T4">uswirkungen </text:span><text:span text:style-name="T10">hat</text:span><text:span text:style-name="T4">. Ohne „Responsive Framework“ empfehle ich </text:span><text:span text:style-name="T10">zum Beispiel gar </text:span><text:span text:style-name="T4">nicht </text:span><text:span text:style-name="T9">erst </text:span><text:span text:style-name="T4">zu </text:span><text:span text:style-name="T10">starten</text:span><text:span text:style-name="T4">.</text:span><text:change-start text:change-id="ct100229712"/><text:span text:style-name="T4"> </text:span><text:span text:style-name="T135">Ohne UI-Framework musst ihr die Browserunterschiede selber glatt Bügeln, was weder Lustig noch einfach ist.</text:span><text:change-end text:change-id="ct100229712"/></text:p>
      <text:p text:style-name="P35"/>
      <text:p text:style-name="P11">Neben der Bildschirmauflösung <text:change text:change-id="ct100232000"/>hat man <text:span text:style-name="T9">auch </text:span>mit unterschiedliche<text:span text:style-name="T9">n</text:span>Prozess-Kapazität<text:span text:style-name="T9">en</text:span> <text:span text:style-name="T9">zu tun</text:span>, was <text:span text:style-name="T9">auf </text:span><text:s/>Performances <text:span text:style-name="T9">und Usability starke</text:span><text:change text:change-id="ct100229296"/><text:span text:style-name="T9"> Auswirkungen hat.</text:span></text:p>
      <text:p text:style-name="P11"/>
      <text:p text:style-name="P12">Natürlich sind die Native-Container Applikationen auch zu „tweaken“ um ein einheitliches <text:span text:style-name="T9">D</text:span>esign zu erreichen. Und noch weiter, die Browsers (die der WebView hosten) <text:span text:style-name="T9">der</text:span> verschiedene<text:span text:style-name="T9">n</text:span> Plattformen haben kleine aber <text:span text:style-name="T9">f</text:span>eine Unterschiede die <text:change-start text:change-id="ct100232104"/><text:span text:style-name="T136">Trotzt PhoneGap API </text:span><text:change-end text:change-id="ct100232104"/>uns das Leben schwer machen wollen...<text:change text:change-id="ct100229816"/></text:p>
      <text:p text:style-name="P12"/>
      <text:p text:style-name="P12">Wie gesagt, de<text:span text:style-name="T9">r</text:span> Far-West.</text:p>
      <text:p text:style-name="P34"/>
      <text:p text:style-name="P10">UI Framework</text:p>
      <text:p text:style-name="P37"/>
      <text:p text:style-name="P9"><text:span text:style-name="T10">Weil es so viele </text:span><text:span text:style-name="T9">Unbekannte</text:span><text:span text:style-name="T10"> i</text:span><text:span text:style-name="T9">m</text:span><text:span text:style-name="T10"> Projekt </text:span><text:change text:change-id="ct100230440"/><text:span text:style-name="T10">gab</text:span><text:change-start text:change-id="ct100230648"/><text:span text:style-name="T10"> </text:span><text:span text:style-name="T143">(z.B. der Anzahl an </text:span><text:span text:style-name="T166">Entwicklungs-</text:span><text:span text:style-name="T143">Abend</text:span><text:span text:style-name="T166">e </text:span><text:span text:style-name="T143">dass ich </text:span><text:span text:style-name="T166">dafür </text:span><text:span text:style-name="T143">investieren kann)</text:span><text:change-end text:change-id="ct100230648"/><text:span text:style-name="T10"> habe ich </text:span><text:span text:style-name="T9">mir</text:span><text:span text:style-name="T10"> von Anfang an nur </text:span><text:span text:style-name="T9">m</text:span><text:span text:style-name="T10">obile Gerät als Ziel</text:span><text:span text:style-name="T9">p</text:span><text:span text:style-name="T10">lattform gesetzt </text:span><text:change-start text:change-id="ct100229504"/><text:span text:style-name="T137">- </text:span><text:change-end text:change-id="ct100229504"/><text:change text:change-id="ct100230544"/><text:span text:style-name="T10">und zwar nur Handys, nicht mal Tablets</text:span><text:change-start text:change-id="ct100230024"/><text:span text:style-name="T10"> </text:span><text:span text:style-name="T137">-</text:span><text:change-end text:change-id="ct100230024"/><text:change text:change-id="ct100230960"/><text:change-start text:change-id="ct100232416"/><text:span text:style-name="T10"> </text:span><text:span text:style-name="T137">und</text:span><text:change-end text:change-id="ct100232416"/><text:span text:style-name="T10"> </text:span><text:span text:style-name="T9">als </text:span><text:span text:style-name="T98">Standard: iPhone Größe.</text:span><text:span text:style-name="T11"> </text:span><text:change text:change-id="ct100231064"/><text:change text:change-id="ct100232208"/><text:change text:change-id="ct100230232"/><text:span text:style-name="T10"><text:s/>Ich habe mich also gegen eine </text:span><text:span text:style-name="T9">v</text:span><text:span text:style-name="T10">oll </text:span><text:span text:style-name="T14">R</text:span><text:span text:style-name="T10">esponsive Lösung entschieden und </text:span><text:span text:style-name="T14">damit</text:span><text:span text:style-name="T101"> </text:span><text:span text:style-name="T10">relativ schnell eine erste Version auf J</text:span><text:span text:style-name="T14">Q</text:span><text:span text:style-name="T10">ueryMobile </text:span><text:span text:style-name="T102">(JQM) [</text:span><text:change-start text:change-id="ct100230336"/><text:span text:style-name="T156">7</text:span><text:change-end text:change-id="ct100230336"/><text:span text:style-name="T102">]</text:span><text:change-start text:change-id="ct100229192"/><text:span text:style-name="T153">[</text:span><text:span text:style-name="T156">8</text:span><text:span text:style-name="T153">]</text:span><text:change-end text:change-id="ct100229192"/><text:span text:style-name="T10"> </text:span><text:span text:style-name="T14">a</text:span><text:span text:style-name="T10">ufgebaut.</text:span></text:p>
      <text:p text:style-name="P11"/>
      <text:p text:style-name="P13"><text:span text:style-name="T10">Diese </text:span><text:span text:style-name="T14">e</text:span><text:span text:style-name="T10">rste Version habe</text:span><text:change text:change-id="ct100232312"/><text:span text:style-name="T12"> </text:span><text:change text:change-id="ct100233144"/><text:change-start text:change-id="ct100232728"/><text:span text:style-name="T137">ich</text:span><text:change-end text:change-id="ct100232728"/><text:span text:style-name="T10"> 100% auf Desktop </text:span><text:span text:style-name="T11">Rechner</text:span><text:span text:style-name="T10"> gebaut, in Chrome mit </text:span><text:span text:style-name="T14">Hilfe von</text:span><text:span text:style-name="T10"> Plugin</text:span><text:span text:style-name="T113">s </text:span><text:span text:style-name="T10">wie</text:span><text:span text:style-name="T101"> <text:s/>„Ripple Emulator“ [</text:span><text:change-start text:change-id="ct100233040"/><text:span text:style-name="T156">9</text:span><text:change-end text:change-id="ct100233040"/><text:span text:style-name="T101">]</text:span><text:span text:style-name="T10"> </text:span><text:span text:style-name="T101">oder </text:span><text:span text:style-name="T10">„Mobile/RDW Tester“ </text:span><text:span text:style-name="T101">[</text:span><text:change-start text:change-id="ct100232832"/><text:span text:style-name="T153">1</text:span><text:change-end text:change-id="ct100232832"/><text:change-start text:change-id="ct100232936"/><text:span text:style-name="T156">0</text:span><text:change-end text:change-id="ct100232936"/><text:span text:style-name="T101">] </text:span><text:span text:style-name="T113">die automatisch die Größe </text:span><text:span text:style-name="T14">des</text:span><text:span text:style-name="T113"> Browser-Fenster</text:span><text:span text:style-name="T14">s</text:span><text:span text:style-name="T113"> an </text:span><text:span text:style-name="T14">das</text:span><text:span text:style-name="T113"> Gerät anpassen</text:span><text:span text:style-name="T101">. </text:span><text:span text:style-name="T102">Alles ging gut, es war schnell und schön. </text:span><text:span text:style-name="T13">Obwohl </text:span><text:change text:change-id="ct100232624"/><text:change-start text:change-id="ct100232520"/><text:span text:style-name="T137">ich</text:span><text:change-end text:change-id="ct100232520"/><text:span text:style-name="T13"> eine </text:span><text:change text:change-id="ct100246800"/><text:change-start text:change-id="ct100244824"/><text:span text:style-name="T137">schöne</text:span><text:change-end text:change-id="ct100244824"/><text:span text:style-name="T13"> SinglePage Applikation gebaut hatte</text:span><text:change text:change-id="ct100247736"/><text:span text:style-name="T13">, </text:span><text:span text:style-name="T15">waren </text:span><text:span text:style-name="T13">die </text:span><text:change-start text:change-id="ct100245448"/><text:span text:style-name="T137">Architekturellen</text:span><text:change-end text:change-id="ct100245448"/><text:change text:change-id="ct100246592"/><text:span text:style-name="T15"> Teile schön getrennt, die Javascript Seite klar und übersichtlich</text:span><text:span text:style-name="T11">. Die Transitionen waren chic und </text:span><text:span text:style-name="T14">das</text:span><text:span text:style-name="T11"> Design </text:span><text:change text:change-id="ct100245968"/><text:span text:style-name="T16">echt gut </text:span><text:span text:style-name="T11">für ein</text:span><text:span text:style-name="T14">en e</text:span><text:span text:style-name="T11">rste</text:span><text:span text:style-name="T14">n</text:span><text:span text:style-name="T11"> </text:span><text:span text:style-name="T23">Entwurf.</text:span><text:span text:style-name="T102"> </text:span><text:span text:style-name="T14">Dafür</text:span><text:span text:style-name="T16"> ha</text:span><text:change text:change-id="ct100245760"/><text:change-start text:change-id="ct100246072"/><text:span text:style-name="T137">be</text:span><text:change-end text:change-id="ct100246072"/><text:span text:style-name="T17"> </text:span><text:change text:change-id="ct100246384"/><text:change-start text:change-id="ct100246696"/><text:span text:style-name="T137">ich</text:span><text:change-end text:change-id="ct100246696"/><text:change text:change-id="ct100245136"/><text:span text:style-name="T17"> </text:span><text:span text:style-name="T14">auch Nächte</text:span><text:span text:style-name="T16"> lang a</text:span><text:span text:style-name="T14">m</text:span><text:span text:style-name="T16"> </text:span><text:change text:change-id="ct100246488"/><text:span text:style-name="T16">Design geschraubt</text:span><text:change-start text:change-id="ct100245864"/><text:span text:style-name="T16">.</text:span><text:change-end text:change-id="ct100245864"/><text:change text:change-id="ct100246904"/><text:change-start text:change-id="ct100246176"/><text:span text:style-name="T14"> </text:span><text:span text:style-name="T137">D</text:span><text:change-end text:change-id="ct100246176"/><text:span text:style-name="T14">er</text:span><text:span text:style-name="T15"> </text:span><text:span text:style-name="T16">Realitätstest</text:span><text:span text:style-name="T14"> hat sich daher etwas</text:span><text:change-start text:change-id="ct100247008"/><text:span text:style-name="T14"> </text:span><text:change-end text:change-id="ct100247008"/><text:span text:style-name="T15">verzöger</text:span><text:span text:style-name="T14">t</text:span><text:span text:style-name="T16">.</text:span></text:p>
      <text:p text:style-name="P12"><text:soft-page-break/></text:p>
      <text:p text:style-name="P14"><text:span text:style-name="T16">Irgendwann ist aber </text:span><text:span text:style-name="T14">t</text:span><text:span text:style-name="T16">rotzdem die Realität aufgetaucht: </text:span><text:span text:style-name="T18"><text:s/></text:span><text:change text:change-id="ct100247632"/><text:change-start text:change-id="ct100247112"/><text:span text:style-name="T137">ich</text:span><text:change-end text:change-id="ct100247112"/><text:span text:style-name="T102"> </text:span><text:span text:style-name="T14">habe</text:span><text:change text:change-id="ct100246280"/><text:span text:style-name="T14"> </text:span><text:span text:style-name="T102">versucht </text:span><text:span text:style-name="T18">die</text:span><text:span text:style-name="T102"> App auf </text:span><text:span text:style-name="T14">die</text:span><text:change-start text:change-id="ct100247216"/><text:span text:style-name="T14"> </text:span><text:change-end text:change-id="ct100247216"/><text:span text:style-name="T16">Zielgeräte </text:span><text:span text:style-name="T102">auszurollen. Das </text:span><text:span text:style-name="T14">e</text:span><text:span text:style-name="T16">rste </text:span><text:span text:style-name="T102">Handy </text:span><text:span text:style-name="T11">war</text:span><text:span text:style-name="T102"> </text:span><text:span text:style-name="T14">a</text:span><text:span text:style-name="T102">lt, l</text:span><text:span text:style-name="T11">ief</text:span><text:span text:style-name="T102"> mit Android 2.3... und meine App war </text:span><text:span text:style-name="T14">u</text:span><text:span text:style-name="T102">nbedienbar. </text:span><text:span text:style-name="T111">Ganz verzweifelt habe ich es </text:span><text:span text:style-name="T16">auch </text:span><text:span text:style-name="T111">auf ein</text:span><text:span text:style-name="T14">em</text:span><text:span text:style-name="T111"> Entry-Level Windows Phone 8 Handy ausgerollt... mit </text:span><text:span text:style-name="T16">etwas bessere</text:span><text:span text:style-name="T14">m</text:span><text:span text:style-name="T16"> aber trotzdem </text:span><text:span text:style-name="T14">ä</text:span><text:span text:style-name="T111">hnliche</text:span><text:span text:style-name="T14">m</text:span><text:span text:style-name="T111"> Ergebnisse.</text:span></text:p>
      <text:p text:style-name="P68"/>
      <text:p text:style-name="P15"><text:change text:change-id="ct100245656"/><text:change-start text:change-id="ct100245552"/><text:span text:style-name="T137">Ich</text:span><text:change-end text:change-id="ct100245552"/> hatte<text:change text:change-id="ct100248048"/> PhoneGap als „<text:span text:style-name="T23">Nicht-Blitz-Schnell</text:span>“ erwartet, aber so langsam auch nicht. Da hatte<text:change text:change-id="ct100247528"/><text:span text:style-name="T20"> </text:span><text:change text:change-id="ct100247320"/><text:change-start text:change-id="ct100247424"/><text:span text:style-name="T137">ich</text:span><text:change-end text:change-id="ct100247424"/> sicherlich was falsch gemacht.</text:p>
      <text:p text:style-name="P66"/>
      <text:p text:style-name="P59">Zurück zum DesignBoard</text:p>
      <text:p text:style-name="Standard"/>
      <text:p text:style-name="P16"><text:span text:style-name="T111">Ein paar Abend lang habe</text:span><text:change text:change-id="ct100245344"/><text:span text:style-name="T21"> </text:span><text:change text:change-id="ct100247840"/><text:change-start text:change-id="ct100247944"/><text:span text:style-name="T137">ich</text:span><text:change-end text:change-id="ct100247944"/><text:span text:style-name="T111"> </text:span><text:span text:style-name="T14">im</text:span><text:change-start text:change-id="ct100244928"/><text:span text:style-name="T14"> </text:span><text:change-end text:change-id="ct100244928"/><text:span text:style-name="T111">Internet </text:span><text:span text:style-name="T14">nach</text:span><text:span text:style-name="T111"> Erfahrung</text:span><text:span text:style-name="T14">en</text:span><text:span text:style-name="T111"> andere</text:span><text:span text:style-name="T14">r</text:span><text:change-start text:change-id="ct100245032"/><text:span text:style-name="T14"> </text:span><text:change-end text:change-id="ct100245032"/><text:span text:style-name="T111">Entwickler </text:span><text:span text:style-name="T14">gesucht</text:span><text:span text:style-name="T111">. E</text:span><text:span text:style-name="T102">s gibt ungefähr so viele Ahnungen wie Autoren und es geht von </text:span><text:span text:style-name="T57">„PhoneGap mit JQM? Nie und Niemals“</text:span><text:span text:style-name="T102"> </text:span><text:span text:style-name="T14">bis </text:span><text:span text:style-name="T102">zu </text:span><text:span text:style-name="T57">„PhoneGap mit JQM, geil wenn man weiß wie“</text:span><text:span text:style-name="T60"> (wie verraten sie allerdings nicht so richtig)</text:span><text:span text:style-name="T102">. </text:span></text:p>
      <text:p text:style-name="P67"><text:change-start text:change-id="ct100245240"/></text:p>
      <text:p text:style-name="P101"><text:span text:style-name="T137">Mehrere Optionen hatte ich </text:span><text:span text:style-name="T137">zum Auswahl:</text:span></text:p>
      <text:list xml:id="list3094008207839521764" text:style-name="L1">
        <text:list-item>
          <text:p text:style-name="P102">Mit JQM und dieses Design auf Performance Jagt gehen <text:span text:style-name="T159">und ggf. verschiedene Teile der Anwendung selber implementieren</text:span></text:p>
        </text:list-item>
        <text:list-item>
          <text:p text:style-name="P100"><text:span text:style-name="T137">Mit JQM bleiben aber ein </text:span><text:span text:style-name="T91">Performanter</text:span><text:span text:style-name="T137"> Design </text:span><text:span text:style-name="T91">entwickeln</text:span></text:p>
        </text:list-item>
        <text:list-item>
          <text:p text:style-name="P100"><text:span text:style-name="T137">Einen Neuen UI-Framework suchen der </text:span><text:span text:style-name="T91">das existierende </text:span><text:span text:style-name="T137">Design </text:span><text:span text:style-name="T91">erlaubt </text:span><text:span text:style-name="T159">oder ggf. ohne UI-Framework probieren</text:span></text:p>
        </text:list-item>
        <text:list-item>
          <text:p text:style-name="P94">Framework und design wechseln</text:p>
        </text:list-item>
        <text:list-item>
          <text:p text:style-name="P95">PhoneGap aufgeben</text:p>
        </text:list-item>
      </text:list>
      <text:p text:style-name="P67"/>
      <text:p text:style-name="P96">Ich habe mich also auf Performance Jagt gemacht.</text:p>
      <text:p text:style-name="P15"><text:change-end text:change-id="ct100245240"/></text:p>
      <text:p text:style-name="P60"><text:span text:style-name="T14">Schlüsselwort</text:span><text:span text:style-name="T112"> „</text:span>Beschleunigen“</text:p>
      <text:p text:style-name="P15"/>
      <text:p text:style-name="P15">Wenn ihr <text:span text:style-name="T14">nach</text:span>„JQueryMobile Performance“ auf Google sucht sind mehr als 50% der Treffer mit PhoneGap verbunden ; <text:span text:style-name="T23">und </text:span><text:span text:style-name="T14">dies</text:span><text:span text:style-name="T23"> ist kein Wunder. Viele Entwickler haben </text:span><text:span text:style-name="T14">dieselbe</text:span><text:span text:style-name="T23"> Erfahrung wie </text:span><text:change text:change-id="ct100248568"/><text:change-start text:change-id="ct100249400"/><text:span text:style-name="T91">ich</text:span><text:change-end text:change-id="ct100249400"/><text:span text:style-name="T23"> gesammelt: HTML5 „wie immer“ </text:span><text:span text:style-name="T114">programmiert</text:span><text:span text:style-name="T23"> gebastelt, weit entfernt von </text:span><text:span text:style-name="T14">m</text:span><text:span text:style-name="T23">obile</text:span><text:span text:style-name="T14">n </text:span><text:span text:style-name="T23">Geräte</text:span><text:span text:style-name="T14">n</text:span><text:change-start text:change-id="ct100248256"/><text:span text:style-name="T14"> </text:span><text:change-end text:change-id="ct100248256"/><text:span text:style-name="T23">gearbeitet und sich danach wundern warum das ganze </text:span><text:span text:style-name="T14">eine </text:span><text:span text:style-name="T23">schlechte Performance hat.</text:span></text:p>
      <text:p text:style-name="P69"/>
      <text:p text:style-name="P17"><text:span text:style-name="T23">Hier sind alle Tricks </text:span><text:span text:style-name="T14">die</text:span><text:span text:style-name="T23"> </text:span><text:change text:change-id="ct100249504"/><text:change-start text:change-id="ct100248360"/><text:span text:style-name="T91">ich</text:span><text:change-end text:change-id="ct100248360"/><text:span text:style-name="T23"> bisher im Einsatz </text:span><text:span text:style-name="T14">gefunden</text:span><text:span text:style-name="T23"> habe</text:span><text:change text:change-id="ct100248464"/><text:span text:style-name="T23"> um </text:span><text:change text:change-id="ct100248672"/><text:change-start text:change-id="ct100248776"/><text:span text:style-name="T91">meine</text:span><text:change-end text:change-id="ct100248776"/><text:span text:style-name="T23"> App zu beschleunigen ; </text:span><text:span text:style-name="T115">und </text:span><text:span text:style-name="T14">der</text:span><text:span text:style-name="T115"> „nullte“ Tip </text:span><text:span text:style-name="T24">wäre</text:span><text:span text:style-name="T115">: von Tag Eins </text:span><text:span text:style-name="T14">an </text:span><text:span text:style-name="T115">auf Zielgeräte</text:span><text:span text:style-name="T14">ntesten</text:span><text:span text:style-name="T115">!</text:span></text:p>
      <text:p text:style-name="P69"/>
      <text:p text:style-name="P70"><text:soft-page-break/>1. DOM Größe</text:p>
      <text:p text:style-name="P69"/>
      <text:p text:style-name="P18"><text:span text:style-name="T24">Das größte Problem mit JQuery &amp; JQueryMobile wird </text:span><text:span text:style-name="T14">die</text:span><text:span text:style-name="T24"> DOM Größe sein. Wenn ihr mit JQM z.B. eine ListView baut, produziert JQM für jede „li“ Tag eine Vier-Stufige „</text:span><text:span text:style-name="T112">li/div/div/a“ </text:span><text:span text:style-name="T24">Struktur. Mit etwas mehr Inhalt sind </text:span><text:change text:change-id="ct100248880"/><text:change-start text:change-id="ct100248152"/><text:span text:style-name="T91">meine</text:span><text:change-end text:change-id="ct100248152"/><text:span text:style-name="T24"> List-Elemente schnell 6 oder 7 </text:span><text:span text:style-name="T14">s</text:span><text:span text:style-name="T24">tufig geworden mit insgesamt 15 bis 20 Elemente</text:span><text:span text:style-name="T14">n</text:span><text:span text:style-name="T24">. Das für mehr als 100 Vorträge f</text:span><text:span text:style-name="T14">ä</text:span><text:span text:style-name="T24">ngt an eine </text:span><text:span text:style-name="T14">s</text:span><text:span text:style-name="T24">chöne Menge zu sein.</text:span></text:p>
      <text:p text:style-name="P70"/>
      <text:p text:style-name="P19"><text:span text:style-name="T24">Es ist kritisch diese Menge im Kopf zu behalten und </text:span><text:span text:style-name="T14">zu </text:span><text:span text:style-name="T24">versuchen </text:span><text:span text:style-name="T14">sie</text:span><text:span text:style-name="T24"> unter Kontrolle zu halten. </text:span><text:span text:style-name="T25">„Ist es wirklich nötig dies Information im DOM zu haben oder k</text:span><text:change-start text:change-id="ct100249192"/><text:span text:style-name="T61">ann</text:span><text:change-end text:change-id="ct100249192"/><text:change text:change-id="ct100248984"/><text:span text:style-name="T25"> </text:span><text:change text:change-id="ct100249088"/><text:change-start text:change-id="ct100249296"/><text:span text:style-name="T61">ich</text:span><text:change-end text:change-id="ct100249296"/><text:span text:style-name="T25"> </text:span><text:span text:style-name="T60">sie</text:span><text:span text:style-name="T25"> „bei bedarf“ nachladen?“</text:span><text:span text:style-name="T24"> ist z.B. eine Frage </text:span><text:span text:style-name="T14">die</text:span><text:span text:style-name="T24"> </text:span><text:change text:change-id="ct100242328"/><text:change-start text:change-id="ct100243888"/><text:span text:style-name="T91">ich mir</text:span><text:change-end text:change-id="ct100243888"/><text:change text:change-id="ct100242432"/><text:span text:style-name="T24"> dann häufig fragen </text:span><text:span text:style-name="T14">musste</text:span><text:change text:change-id="ct100241808"/><text:span text:style-name="T24">.</text:span></text:p>
      <text:p text:style-name="P70"/>
      <text:p text:style-name="P46"><text:span text:style-name="T125">Obwohl JQM erlaubt mehrere „Seiten“ innerhalb eine</text:span><text:span text:style-name="T14">r</text:span><text:span text:style-name="T125"> HTML Seite zu definieren ist es nicht empfohlen. Der DOM wird dennoch größer und umso komplexer zu navigieren </text:span><text:span text:style-name="T126">(für Caching &amp; Prefetching Tips, siehe </text:span><text:span text:style-name="T14">unten </text:span><text:span text:style-name="T126">Punkt </text:span><text:span text:style-name="T14">vier</text:span><text:span text:style-name="T126"> )</text:span><text:span text:style-name="T125">.</text:span></text:p>
      <text:p text:style-name="P70"/>
      <text:p text:style-name="P18"><text:span text:style-name="T14">Die</text:span><text:span text:style-name="T127"> Größe des DOMs is</text:span><text:span text:style-name="T24">t natürlich allein nicht DAS Problem. Wird aber im Kombination mit Punkt zwei etwas kritischer.</text:span></text:p>
      <text:p text:style-name="P70"/>
      <text:p text:style-name="P18"><text:span text:style-name="T24">2. JQuery Sele</text:span><text:span text:style-name="T26">k</text:span><text:span text:style-name="T24">tor</text:span><text:span text:style-name="T26">en</text:span></text:p>
      <text:p text:style-name="P70"/>
      <text:p text:style-name="P70">Dies ist wieder kein PhoneGap / JQM Problem per se. Es liege eher un<text:span text:style-name="T14">t</text:span>er <text:span text:style-name="T14">den</text:span> Javascript „Best Practice“.</text:p>
      <text:p text:style-name="P70"/>
      <text:p text:style-name="P18"><text:span text:style-name="T26">Es wird für viele </text:span><text:span text:style-name="T14">d</text:span><text:span text:style-name="T26">oof klingen, aber wie oft habe</text:span><text:change text:change-id="ct100242536"/><text:span text:style-name="T26"> </text:span><text:change text:change-id="ct100244200"/><text:change-start text:change-id="ct100242744"/><text:span text:style-name="T91">ich</text:span><text:change-end text:change-id="ct100242744"/><text:span text:style-name="T26"> JS Funktionen </text:span><text:span text:style-name="T116">geschrieben ohne de</text:span><text:span text:style-name="T14">n</text:span><text:span text:style-name="T116"> </text:span><text:span text:style-name="T14">g</text:span><text:span text:style-name="T116">anze</text:span><text:span text:style-name="T14">n</text:span><text:change-start text:change-id="ct100243680"/><text:span text:style-name="T14"> </text:span><text:change-end text:change-id="ct100243680"/><text:span text:style-name="T116">Scope nachzuschauen und am ende gemerkt das </text:span><text:span text:style-name="T24">JQuery Selektoren </text:span><text:span text:style-name="T116">immer </text:span><text:span text:style-name="T26">wieder </text:span><text:span text:style-name="T116">aufgerufen w</text:span><text:span text:style-name="T14">u</text:span><text:span text:style-name="T116">rden. </text:span><text:span text:style-name="T26">JQuery Selektoren </text:span><text:span text:style-name="T24">sind </text:span><text:span text:style-name="T14">t</text:span><text:span text:style-name="T24">euer. </text:span><text:span text:style-name="T14">Man sollte sie besser speichern und wiederverwenden.</text:span><text:span text:style-name="T26"> Immer. </text:span></text:p>
      <text:p text:style-name="P71"/>
      <text:p text:style-name="P72">JQuery Selektoren können <text:span text:style-name="T132">auf verschiedene Arten</text:span> geschrieben werden mit unterschiedliche<text:span text:style-name="T132">n</text:span> Performance Effekten:</text:p>
      <text:p text:style-name="P20"><text:span text:style-name="T27">- JQuery Id Selektoren verwenden direkt die Native Browser Methode </text:span><text:span text:style-name="T120">getElementByID()</text:span><text:span text:style-name="T118"> was natürlich am </text:span><text:span text:style-name="T119">e</text:span><text:span text:style-name="T118">ffizienteste</text:span><text:span text:style-name="T119">n</text:span><text:span text:style-name="T118"> ist</text:span><text:span text:style-name="T27">.</text:span></text:p>
      <text:p text:style-name="P20"><text:span text:style-name="T117">- Um die Suche nach eine</text:span><text:span text:style-name="T132">m</text:span><text:span text:style-name="T117"> Element zu beschränken können wir ein Context einsetzen. Es l</text:span><text:span text:style-name="T132">o</text:span><text:span text:style-name="T117">hnt sich nicht über den gesamtes DOM </text:span><text:span text:style-name="T132">nach</text:span><text:span text:style-name="T117"> eine</text:span><text:span text:style-name="T132">m</text:span><text:span text:style-name="T117"> Element zu suchen </text:span><text:soft-page-break/><text:span text:style-name="T117">wenn wir schon „ungefähr“ wissen wo es liegen soll. </text:span><text:span text:style-name="T27">In </text:span><text:change text:change-id="ct100242640"/><text:span text:style-name="T67">F</text:span><text:span text:style-name="T27">all</text:span><text:span text:style-name="T67">e</text:span><text:change-start text:change-id="ct100242848"/><text:span text:style-name="T67"> </text:span><text:change-end text:change-id="ct100242848"/><text:span text:style-name="T27">von z.B. mehrere</text:span><text:span text:style-name="T67">n</text:span><text:span text:style-name="T27">„spans“ in einen „div“ können wir </text:span><text:span text:style-name="T67">entweder</text:span><text:span text:style-name="T27"> </text:span><text:span text:style-name="T68">$('#divId span')</text:span><text:span text:style-name="T27"> oder </text:span><text:span text:style-name="T68">$('span', '#divId')</text:span><text:span text:style-name="T27"> verwenden.</text:span></text:p>
      <text:p text:style-name="P20"><text:span text:style-name="T27">- Selektoren mit „Context“ </text:span><text:span text:style-name="T67">werden</text:span><text:span text:style-name="T27"> bei JQM von rechts nach links abgearbeitet. </text:span><text:span text:style-name="T67">Im</text:span><text:span text:style-name="T27"> </text:span><text:span text:style-name="T67">o</text:span><text:span text:style-name="T27">beren Beispiel ist es also </text:span><text:span text:style-name="T67">b</text:span><text:span text:style-name="T27">esser die </text:span><text:span text:style-name="T68">$('span', '#divId')</text:span><text:span text:style-name="T27"> Variante zu verwenden. Im </text:span><text:span text:style-name="T27">Hintergrund wandelt JQM diese </text:span><text:span text:style-name="T67">V</text:span><text:span text:style-name="T27">ariante in einen </text:span><text:span text:style-name="T68">$('#divId').find('span') </text:span><text:span text:style-name="T71">um, </text:span><text:span text:style-name="T27">wir können also direkt diese Variante verwenden und uns noch ein bisschen Zeit Sparen.</text:span></text:p>
      <text:p text:style-name="P54"/>
      <text:p text:style-name="P54"><text:span text:style-name="T124">3. </text:span>onClick Verzögerung</text:p>
      <text:p text:style-name="P70"/>
      <text:p text:style-name="P21"><text:span text:style-name="T28">Um </text:span><text:change-start text:change-id="ct100244512"/><text:span text:style-name="T28">„</text:span><text:change-end text:change-id="ct100244512"/><text:span text:style-name="T28">Gest</text:span><text:span text:style-name="T129">e</text:span><text:span text:style-name="T132">n</text:span><text:change-start text:change-id="ct100241912"/><text:span text:style-name="T132">“</text:span><text:change-end text:change-id="ct100241912"/><text:span text:style-name="T28"> zu erlauben wird </text:span><text:span text:style-name="T132">künstlich </text:span><text:span text:style-name="T28">ein</text:span><text:span text:style-name="T132">e</text:span><text:span text:style-name="T28"> </text:span><text:span text:style-name="T132">Verzögerung von </text:span><text:span text:style-name="T28">c.a. 300ms </text:span><text:change text:change-id="ct100242952"/><text:span text:style-name="T28">auf das onClick() </text:span><text:span text:style-name="T129">E</text:span><text:span text:style-name="T28">vent <text:s/>gebaut. In </text:span><text:span text:style-name="T132">den m</text:span><text:span text:style-name="T28">eisten Fälle</text:span><text:span text:style-name="T132">n</text:span><text:change-start text:change-id="ct100244304"/><text:span text:style-name="T132"> </text:span><text:change-end text:change-id="ct100244304"/><text:span text:style-name="T28">braucht man es nicht und könnte </text:span><text:span text:style-name="T132">so</text:span><text:span text:style-name="T28"> viel</text:span><text:change text:change-id="ct100243056"/><text:span text:style-name="T28"> „Responsiveness“ gewinnen. </text:span></text:p>
      <text:p text:style-name="P22"/>
      <text:p text:style-name="P22">Eine Lösung ist da<text:span text:style-name="T132">s</text:span> „Tap“ Event<text:change text:change-id="ct100243160"/>, oder eine Javascript Bibliothek wie FastClick [<text:change-start text:change-id="ct100243264"/><text:span text:style-name="T154">1</text:span><text:change-end text:change-id="ct100243264"/><text:change-start text:change-id="ct100244408"/><text:span text:style-name="T157">1</text:span><text:change-end text:change-id="ct100244408"/>]<text:change-start text:change-id="ct100243368"/>.<text:change-end text:change-id="ct100243368"/><text:change text:change-id="ct100243472"/></text:p>
      <text:p text:style-name="P73"/>
      <text:p text:style-name="P53">4. Page Prefetching / Caching</text:p>
      <text:p text:style-name="P57"/>
      <text:p text:style-name="P23"><text:span text:style-name="T66">JQM erlaubt </text:span><text:span text:style-name="T29">uns Seiten zu Cachen, was in unserem Fall wo die Daten sich selten </text:span><text:span text:style-name="T67">ä</text:span><text:span text:style-name="T29">ndern</text:span><text:change-start text:change-id="ct100243576"/><text:span text:style-name="T29">,</text:span><text:change-end text:change-id="ct100243576"/><text:span text:style-name="T29"> wirklich Sinn macht. Dies kann am div-Element Level via</text:span><text:change text:change-id="ct100243784"/><text:span text:style-name="T69">“data-dom-cache=true“</text:span><text:span text:style-name="T29">, direkt als Globale Einstellung via </text:span><text:span text:style-name="T69">„$.mobile.page.prototype.options.domCache = true“</text:span><text:span text:style-name="T29"> oder via Javascript </text:span><text:span text:style-name="T69">„</text:span><text:span text:style-name="Source_20_Text"><text:span text:style-name="Variable"><text:span text:style-name="T121">pageContainerElement</text:span></text:span></text:span><text:span text:style-name="Source_20_Text"><text:span text:style-name="T121">.page({ domCache: true });“</text:span></text:span></text:p>
      <text:p text:style-name="P55"><text:s/>eingestellt werden.</text:p>
      <text:p text:style-name="P56"/>
      <text:p text:style-name="P24"><text:span text:style-name="T132">Im </text:span><text:span text:style-name="T128">Fall von </text:span><text:span text:style-name="T132">m</text:span><text:span text:style-name="T128">ehrere</text:span><text:span text:style-name="T132">n</text:span><text:span text:style-name="T128">HTML Seiten kann man via der Tag </text:span><text:span text:style-name="T59">„data-prefetch“</text:span><text:span text:style-name="T30"> Seiten im Hintergrund laden. </text:span><text:span text:style-name="T90">Bei m</text:span><text:span text:style-name="T30">obile</text:span><text:span text:style-name="T90">n</text:span><text:span text:style-name="T30">Webseite würde es Bandwidth brauchen, aber in unsere</text:span><text:span text:style-name="T90">r</text:span><text:span text:style-name="T30"> Offline-App </text:span><text:change text:change-id="ct100244616"/><text:span text:style-name="T30">ist es natürlich ganz praktisch.</text:span></text:p>
      <text:p text:style-name="P21"><text:change-start text:change-id="ct100243992"/></text:p>
      <text:p text:style-name="P103">5. Asynchron DOM Refresh</text:p>
      <text:p text:style-name="P103"/>
      <text:p text:style-name="P77"><text:span text:style-name="T140">Eins habe ich festgestellt ist „sehr teuer“: der DOM Dynamisch befüllen/manipulieren und auffrischen. Wenn man z.B. Elemente in eine ListView hinzufügt, sollte man dann etwas wie </text:span><text:span text:style-name="T62">„myList.listView.refresh()“</text:span><text:span text:style-name="T140"> aufrufen so das die Liste neu gemalt wird. Meine 100 Elemente Liste vollständig </text:span><text:span text:style-name="T144">dargestellt zu kriegen</text:span><text:span text:style-name="T140"> hat bis zum 15 Sekunden auf den Geräten gedauert.</text:span></text:p>
      <text:p text:style-name="P103"/>
      <text:p text:style-name="P25"><text:soft-page-break/><text:span text:style-name="T140">Die Beste Lösung das ich dafür gefunden habe ist eine Asynchrone Ladung </text:span><text:span text:style-name="T141">von Einzel Elemente (oder bis zu zehn Stück) </text:span><text:span text:style-name="T140">zu machen. </text:span><text:span text:style-name="T142">Das lässt sich in Javascript </text:span><text:span text:style-name="T82">anhand ei</text:span><text:span text:style-name="T31">n </text:span><text:span text:style-name="T70">„self.setInterval()“</text:span><text:span text:style-name="T31"> Funktion gut machen. Die Liste ist nicht sofort vollständig befüllt (und in meinem Fall ging es trotzdem schnell genug das der Anwender nicht mit ein schnelles-scrollen es überholen könnte), der Bildschirm aber schon ; was für der Anwender</text:span><text:span text:style-name="T73">s Gefühl</text:span><text:span text:style-name="T31"> genug ist.</text:span><text:change-end text:change-id="ct100243992"/><text:change text:change-id="ct100244720"/><text:change-start text:change-id="ct100241496"/></text:p>
      <text:p text:style-name="P104">Bittere Ende</text:p>
      <text:p text:style-name="P96"/>
      <text:p text:style-name="P75"><text:span text:style-name="T91">Trotz diese Tips &amp; Tricks ist meine App nicht schnell genug geworden. Es läuft</text:span><text:change-end text:change-id="ct100241496"/><text:change-start text:change-id="ct100244096"/><text:span text:style-name="T91"> zwar </text:span><text:span text:style-name="T138">sehr </text:span><text:span text:style-name="T91">gut auf </text:span><text:span text:style-name="T145">neuere/</text:span><text:span text:style-name="T138">starke </text:span><text:span text:style-name="T91">Geräte</text:span><text:change-end text:change-id="ct100244096"/><text:change-start text:change-id="ct100241600"/><text:span text:style-name="T91"> aber auf altere/</text:span><text:span text:style-name="T138">schwächere</text:span><text:span text:style-name="T91"> Kisten leide</text:span><text:span text:style-name="T138">n</text:span><text:span text:style-name="T91"> d</text:span><text:span text:style-name="T138">ie </text:span><text:span text:style-name="T146">Antwort-Zeiten</text:span><text:span text:style-name="T91"> und da</text:span><text:span text:style-name="T146">mit</text:span><text:span text:style-name="T91"> </text:span><text:span text:style-name="T138">gesamtes</text:span><text:span text:style-name="T91"> </text:span><text:span text:style-name="T146">Usability</text:span><text:span text:style-name="T91">.</text:span></text:p>
      <text:p text:style-name="P97"/>
      <text:p text:style-name="P78"><text:span text:style-name="T149">Schlaue </text:span><text:span text:style-name="T138">Rendering von Seiten </text:span><text:span text:style-name="T149">via</text:span><text:span text:style-name="T138"> Asynchrone Patterns </text:span><text:span text:style-name="T147">und caching von Seiten helfen um schnelle Transitionen zu bekommen, lösen aber nicht die Schnelligkeit der </text:span><text:span text:style-name="T138">Navigation innerhalb eine Seite.</text:span><text:span text:style-name="T91"> </text:span>Die List-Elemente <text:span text:style-name="T138">z.B. brauchen </text:span><text:span text:style-name="T149">immer noch zu viel Zeit </text:span><text:span text:style-name="T138">um sich </text:span><text:span text:style-name="T149">aufzuklappen</text:span><text:span text:style-name="T138">, und T</text:span><text:span text:style-name="T148">a</text:span><text:span text:style-name="T138">p </text:span><text:span text:style-name="T149">Kommandos </text:span><text:span text:style-name="T138">fühlen sich </text:span><text:span text:style-name="T149">noch </text:span><text:span text:style-name="T138">wohl sehr fremd ; man überlegt sich immer ob das Handy das Event wirklich registriert hat. Das kann </text:span><text:span text:style-name="T139">leider </text:span><text:span text:style-name="T138">nicht sein ; </text:span><text:span text:style-name="T139">es entspricht nicht die Qualität dass ich erwarte</text:span><text:span text:style-name="T138">.</text:span></text:p>
      <text:p text:style-name="P96"/>
      <text:p text:style-name="P74"><text:span text:style-name="T91">Zusätzlich </text:span><text:span text:style-name="T138">dazu, sollte diese App als Tool für Entwickler Konferenzen dienen. W</text:span><text:span text:style-name="T91">ie soll ich dann mein Techniker-Publikum erklären dass ein Handy mit einem Quad-Core Processor gebraucht ist um </text:span><text:span text:style-name="T138">e</text:span><text:span text:style-name="T91">in Datendarstellungsprogramm sauber laufen lassen zu können?</text:span><text:change-end text:change-id="ct100241600"/><text:change-start text:change-id="ct100241704"/></text:p>
      <text:p text:style-name="P96"><text:change-end text:change-id="ct100241704"/><text:change-start text:change-id="ct100242016"/></text:p>
      <text:p text:style-name="P74"><text:change-end text:change-id="ct100242016"/><text:change-start text:change-id="ct100242120"/><text:span text:style-name="T91">Ich arbeite </text:span><text:span text:style-name="T138">die </text:span><text:span text:style-name="T91">Liste </text:span><text:span text:style-name="T138">also </text:span><text:span text:style-name="T91">weiter</text:span><text:change-end text:change-id="ct100242120"/><text:change-start text:change-id="ct100242224"/><text:span text:style-name="T91">.</text:span></text:p>
      <text:p text:style-name="P96"/>
      <text:p text:style-name="P64">Wie geht’s weiter?</text:p>
      <text:p text:style-name="P96"/>
      <text:p text:style-name="P76"><text:span text:style-name="T160">Zuerst werde ich versuchen</text:span><text:span text:style-name="T139"> </text:span><text:span text:style-name="T138">ein sehr einfaches Design zu schaffen</text:span><text:change-end text:change-id="ct100242224"/><text:change-start text:change-id="ct100343496"/><text:span text:style-name="T138"> mit weniger Information auf jede Seite aber dafür mehr Seiten </text:span><text:span text:style-name="T139">und</text:span><text:span text:style-name="T138"> mehr Navigation.</text:span><text:change-end text:change-id="ct100343496"/><text:change-start text:change-id="ct100343600"/><text:span text:style-name="T138"> Da dass </text:span><text:span text:style-name="T139">es sich um eine App und nicht eine Mobile-Webseite handelt </text:span><text:span text:style-name="T150">sollte</text:span><text:span text:style-name="T138"> nachladen </text:span><text:span text:style-name="T139">kein Thema </text:span><text:span text:style-name="T150">sein</text:span><text:span text:style-name="T138">.</text:span><text:change-end text:change-id="ct100343600"/><text:change-start text:change-id="ct100342768"/><text:span text:style-name="T138"> </text:span><text:span text:style-name="T139">Was aber wichtig erscheint ist das jede Seite für sich schnell &amp; bedienbar ist, </text:span><text:span text:style-name="T151">dass der </text:span><text:span text:style-name="T139">Native </text:span><text:span text:style-name="T151">Gefühl da ist</text:span><text:span text:style-name="T139">.</text:span><text:change-end text:change-id="ct100342768"/><text:change-start text:change-id="ct100343080"/><text:span text:style-name="T139"> </text:span><text:change-end text:change-id="ct100343080"/><text:change-start text:change-id="ct100342976"/><text:span text:style-name="T139">Vielleicht lässt sich so etwas mit JQM doch machen.</text:span></text:p>
      <text:p text:style-name="P106"/>
      <text:p text:style-name="P77"><text:soft-page-break/><text:span text:style-name="T152">Sollte es nicht der </text:span><text:span text:style-name="T139">Fall sein, werde ich </text:span><text:span text:style-name="T161">außerhalb von JQM suchen</text:span><text:span text:style-name="T139">. Kurz habe ich schon anhand Adobe Topcoat </text:span><text:span text:style-name="T140">[1</text:span><text:span text:style-name="T158">2</text:span><text:span text:style-name="T140">]</text:span><text:span text:style-name="T139"> und Zepto </text:span><text:span text:style-name="T140">[1</text:span><text:span text:style-name="T158">3</text:span><text:span text:style-name="T140">]</text:span><text:span text:style-name="T139"> ein Prototyp erstellt. Topcoat bietet </text:span><text:change-end text:change-id="ct100342976"/><text:change-start text:change-id="ct100343704"/><text:span text:style-name="T122">CSS f</text:span><text:span text:style-name="T123">ür</text:span><text:span text:style-name="T122"> </text:span><text:span text:style-name="T123">saubere und schnelle W</text:span><text:span text:style-name="T122">eb</text:span><text:span text:style-name="T123">Applikationen</text:span><text:change-end text:change-id="ct100343704"/><text:change-start text:change-id="ct100342352"/><text:span text:style-name="T99"> und Zept</text:span><text:span text:style-name="T139">o ist eine </text:span><text:span text:style-name="T140">minimalistische &amp; schlanke </text:span><text:span text:style-name="T139">JQuery Alternative, </text:span><text:span text:style-name="T140">die für der MobileWeb gedacht würde</text:span><text:span text:style-name="T139">.</text:span><text:change-end text:change-id="ct100342352"/><text:change-start text:change-id="ct100343288"/><text:span text:style-name="T139"> </text:span><text:change-end text:change-id="ct100343288"/><text:change-start text:change-id="ct100342456"/></text:p>
      <text:p text:style-name="P77"><text:change-end text:change-id="ct100342456"/><text:change-start text:change-id="ct100342560"/><text:span text:style-name="T139">Beide sind </text:span><text:span text:style-name="T140">also </text:span><text:span text:style-name="T139">Performan</text:span><text:span text:style-name="T152">z</text:span><text:span text:style-name="T139">-orientiert</text:span><text:change-end text:change-id="ct100342560"/><text:change-start text:change-id="ct100342664"/><text:span text:style-name="T139"> </text:span><text:span text:style-name="T140">und könnten uns da </text:span><text:span text:style-name="T152">vielleicht</text:span><text:span text:style-name="T140"> helfen. Leider bin ich durch meinem Prototyp schon </text:span><text:change-end text:change-id="ct100342664"/><text:change-start text:change-id="ct100342872"/><text:span text:style-name="T140">an </text:span><text:change-end text:change-id="ct100342872"/><text:change-start text:change-id="ct100343184"/><text:span text:style-name="T140">Browser-unterschiede gestoßen die JQM für mich glatt gezogen</text:span><text:change-end text:change-id="ct100343184"/><text:change-start text:change-id="ct100343392"/><text:span text:style-name="T140"> hatte und das ich jetzt selber abarbeiten </text:span><text:span text:style-name="T152">müsste</text:span><text:span text:style-name="T140">. Habe ich fast alles diese Unterschiede </text:span><text:span text:style-name="T152">entdeckt</text:span><text:span text:style-name="T140"> oder ist das das Eisbergspitze?</text:span><text:change-end text:change-id="ct100343392"/><text:change-start text:change-id="ct100336528"/></text:p>
      <text:p text:style-name="P103"/>
      <text:p text:style-name="P103"><text:span text:style-name="T161">I</text:span>ch <text:span text:style-name="T161">habe also </text:span>noch <text:span text:style-name="T161">et</text:span>was <text:span text:style-name="T161">Arbeit </text:span>vor mir.<text:change-end text:change-id="ct100336528"/><text:change-start text:change-id="ct336690056"/>..<text:change-end text:change-id="ct336690056"/></text:p>
      <text:p text:style-name="Referenzen">Referenzen</text:p>
      <text:p text:style-name="P121"/>
      <text:p text:style-name="P120"><text:span text:style-name="T78">[1] </text:span><text:span text:style-name="T81">Heiduk, Andreas, Vom Duke zum Droid, Lehren eines Android-Anfängers, KaffeeKlatsch, 2013, </text:span><text:span text:style-name="T80">November, </text:span><text:a xlink:type="simple" xlink:href="http://www.bookware.de/kaffeeklatsch/archiv/KaffeeKlatsch-2013-11.pdf"><text:span text:style-name="T95">http://www.bookware.de/kaffeeklatsch/archiv/KaffeeKlatsch-2013-11.pdf</text:span></text:a><text:span text:style-name="T95"> </text:span></text:p>
      <text:p text:style-name="P120"><text:span text:style-name="T78">[2] </text:span><text:span text:style-name="T75">Eberling, Werner, </text:span><text:span text:style-name="T79">Mind the gap! Plattformübergreifende mobile Entwicklung mit PhoneGap, Kaffee-Klatsch 2012, </text:span><text:span text:style-name="T80">Januar, </text:span><text:a xlink:type="simple" xlink:href="http://www.bookware.de/kaffeeklatsch/archiv/KaffeeKlatsch-2012-01.pdf"><text:span text:style-name="T95">http://www.bookware.de/kaffeeklatsch/archiv/KaffeeKlatsch-2012-01.pdf</text:span></text:a><text:span text:style-name="T95"> </text:span></text:p>
      <text:p text:style-name="P81"><text:span text:style-name="T74">[3] </text:span><text:span text:style-name="T75">Adobe Systems, </text:span><text:a xlink:type="simple" xlink:href="http://www.adobe.com/">http://www.adobe.com/</text:a><text:span text:style-name="T75"> </text:span></text:p>
      <text:p text:style-name="P81"><text:span text:style-name="T74">[</text:span><text:span text:style-name="T75">4</text:span><text:span text:style-name="T74">] </text:span><text:span text:style-name="T75">Apache Cordova, </text:span><text:a xlink:type="simple" xlink:href="http://cordova.apache.org/">http://cordova.apache.org/</text:a><text:span text:style-name="T75"> </text:span></text:p>
      <text:p text:style-name="P81"><text:span text:style-name="T74">[</text:span><text:span text:style-name="T75">5</text:span><text:span text:style-name="T74">] </text:span><text:span text:style-name="T75">PhoneGap Build, </text:span><text:a xlink:type="simple" xlink:href="https://build.phonegap.com/">https://build.phonegap.com/</text:a><text:span text:style-name="T75"> </text:span></text:p>
      <text:p text:style-name="P81"><text:span text:style-name="T74">[</text:span><text:span text:style-name="T75">6</text:span><text:span text:style-name="T74">] </text:span><text:span text:style-name="T75">Telerik's Icenium, </text:span><text:a xlink:type="simple" xlink:href="http://www.icenium.com/">http://www.icenium.com/</text:a><text:span text:style-name="T75"> </text:span></text:p>
      <text:p text:style-name="P81"><text:span text:style-name="T74">[</text:span><text:span text:style-name="T75">7</text:span><text:span text:style-name="T74">] </text:span><text:span text:style-name="T75">JQueryMobile, </text:span><text:a xlink:type="simple" xlink:href="http://jquerymobile.com/">http://jquerymobile.com/</text:a><text:span text:style-name="T75"> </text:span></text:p>
      <text:p text:style-name="P120"><text:span text:style-name="T75">[8] Werner Eberling Web2touch, Web-Entwicklung für mobile Endgeräte mit jQuery Mobile, Kaffee-</text:span><text:span text:style-name="T77">K</text:span><text:span text:style-name="T75">latsch, 2012, </text:span><text:span text:style-name="T77">August, </text:span><text:a xlink:type="simple" xlink:href="http://www.bookware.de/kaffeeklatsch/archiv/KaffeeKlatsch-2012-08.pdf"><text:span text:style-name="T167">http://www.bookware.de/kaffeeklatsch/archiv/KaffeeKlatsch-2012-08.pdf</text:span></text:a></text:p>
      <text:p text:style-name="P81"><text:span text:style-name="T74">[</text:span><text:span text:style-name="T75">9</text:span><text:span text:style-name="T74">] </text:span><text:span text:style-name="T75">RippleEmulator, </text:span><text:a xlink:type="simple" xlink:href="https://chrome.google.com/webstore/detail/ripple-emulator-beta/geelfhphabnejjhdalkjhgipohgpdnoc?hl=en">https://chrome.google.com/webstore/detail/ripple-emulator-beta/geelfhphabnejjhdalkjhgipohgpdnoc</text:a></text:p>
      <text:p text:style-name="P81"><text:span text:style-name="T74">[</text:span><text:span text:style-name="T75">10</text:span><text:span text:style-name="T74">] </text:span><text:span text:style-name="T75">Mobile/RDW Tester, </text:span><text:a xlink:type="simple" xlink:href="https://chrome.google.com/webstore/detail/mobilerwd-tester/elmekokodcohlommfikpmojheggnbelo">https://chrome.google.com/webstore/detail/mobilerwd-tester/elmekokodcohlommfikpmojheggnbelo</text:a><text:span text:style-name="T75"> </text:span></text:p>
      <text:p text:style-name="P82"><text:span text:style-name="T74">[</text:span><text:span text:style-name="T75">11</text:span><text:span text:style-name="T74">] </text:span><text:span text:style-name="T75">Fastclick, </text:span><text:a xlink:type="simple" xlink:href="https://github.com/ftlabs/fastclick">https://github.com/ftlabs/fastclick</text:a><text:span text:style-name="T76"> </text:span></text:p>
      <text:p text:style-name="P81"><text:span text:style-name="T74">[</text:span><text:span text:style-name="T75">12</text:span><text:span text:style-name="T74">] </text:span><text:span text:style-name="T75">Adobe Topcoat, </text:span><text:a xlink:type="simple" xlink:href="http://topcoat.io/">http://topcoat.io/</text:a><text:span text:style-name="T75"> </text:span></text:p>
      <text:p text:style-name="P81"><text:span text:style-name="T74">[</text:span><text:span text:style-name="T75">13]</text:span><text:span text:style-name="T74"> </text:span><text:span text:style-name="T75">Zepto, </text:span><text:a xlink:type="simple" xlink:href="http://zeptojs.com/">http://zeptojs.com/</text:a><text:span text:style-name="T7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ill Sans MT" svg:font-family="'Gill Sans MT'"/>
    <style:font-face style:name="Helvetica1" svg:font-family="Helvetica"/>
    <style:font-face style:name="StarSymbol" svg:font-family="Star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Gill Sans MT" fo:font-size="12pt" fo:language="de" fo:country="DE" style:font-name-asian="Tahoma" style:font-size-asian="10.5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8.999cm" fo:line-height="0.48cm" fo:orphans="2" fo:widows="2" fo:text-indent="0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0pt" fo:language="de" fo:country="D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1" fo:font-size="13pt" style:font-name-asian="Tahoma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 New Roman1" style:font-size-asian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0cm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size="11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style:font-size-asian="12pt"/>
    </style:style>
    <style:style style:name="Title" style:family="paragraph" style:parent-style-name="Heading" style:next-style-name="Subtitle" style:class="chapter">
      <style:paragraph-properties fo:margin-top="0cm" fo:margin-bottom="0cm" style:contextual-spacing="false" fo:line-height="150%" fo:text-align="start" style:justify-single-word="false"/>
      <style:text-properties style:font-name="Helvetica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line-height="150%" fo:text-align="start" style:justify-single-word="false" style:page-number="auto"/>
      <style:text-properties style:font-name="Helvetica2" fo:font-size="14pt" fo:font-style="normal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8.999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8.999cm" fo:text-indent="0cm" style:auto-text-indent="false"/>
    </style:style>
    <style:style style:name="Absatz_20__28_folgende_29_" style:display-name="Absatz (folgende)" style:family="paragraph" style:parent-style-name="Standard" style:class="text">
      <style:paragraph-properties fo:margin-left="0cm" fo:margin-right="8.999cm" fo:text-indent="0.499cm" style:auto-text-indent="false"/>
      <style:text-properties style:font-size-asian="10.5pt"/>
    </style:style>
    <style:style style:name="Absatz_20__28_erster_29_" style:display-name="Absatz (erster)" style:family="paragraph" style:parent-style-name="Absatz_20__28_folgende_29_" style:next-style-name="Absatz_20__28_folgende_29_" style:class="text">
      <style:paragraph-properties fo:margin-left="0cm" fo:margin-right="8.999cm" fo:text-indent="0cm" style:auto-text-indent="false"/>
    </style:style>
    <style:style style:name="Abstract" style:family="paragraph" style:parent-style-name="Standard" style:next-style-name="Absatz_20__28_erster_29_">
      <style:paragraph-properties fo:margin-left="0.499cm" fo:margin-right="8.999cm" fo:line-height="0.55cm" fo:text-indent="0cm" style:auto-text-indent="false">
        <style:drop-cap style:lines="4"/>
      </style:paragraph-properties>
      <style:text-properties fo:font-size="12pt" style:font-size-asian="10.5pt"/>
    </style:style>
    <style:style style:name="Autorenzeile" style:family="paragraph" style:parent-style-name="Standard" style:next-style-name="Abstract">
      <style:text-properties style:font-size-asian="10.5pt"/>
    </style:style>
    <style:style style:name="Absatzüberschrift" style:family="paragraph" style:parent-style-name="Standard" style:next-style-name="Absatz_20__28_erster_29_" style:class="extra">
      <style:paragraph-properties fo:margin-top="0.199cm" fo:margin-bottom="0cm" style:contextual-spacing="false" fo:line-height="100%"/>
      <style:text-properties style:font-name="Helvetica2" style:font-size-asian="10.5pt"/>
    </style:style>
    <style:style style:name="Sektion" style:family="paragraph" style:parent-style-name="Absatzüberschrift" style:next-style-name="Absatz_20__28_erster_29_" style:master-page-name="">
      <style:paragraph-properties fo:margin-top="0.499cm" fo:margin-bottom="0.199cm" style:contextual-spacing="false" style:page-number="auto" fo:keep-with-next="always"/>
    </style:style>
    <style:style style:name="Referenzen" style:family="paragraph" style:parent-style-name="Sektion"/>
    <style:style style:name="Referenz" style:family="paragraph" style:parent-style-name="Standard">
      <style:paragraph-properties fo:margin-left="0cm" fo:margin-right="0cm" fo:text-indent="0cm" style:auto-text-indent="false"/>
      <style:text-properties fo:font-size="8pt" style:font-size-asian="10.5pt"/>
    </style:style>
    <style:style style:name="Literaturhinweis" style:family="paragraph" style:parent-style-name="Referenzen"/>
    <style:style style:name="Literatur" style:family="paragraph" style:parent-style-name="Referenz"/>
    <style:style style:name="Auflistung" style:family="paragraph" style:parent-style-name="List" style:list-style-name="List_20_1" style:master-page-name="">
      <style:paragraph-properties fo:margin-left="0cm" fo:margin-right="8.999cm" fo:margin-top="0cm" fo:margin-bottom="0cm" style:contextual-spacing="false" fo:text-indent="0cm" style:auto-text-indent="false" style:page-number="auto">
        <style:tab-stops/>
      </style:paragraph-properties>
    </style:style>
    <style:style style:name="Aufzaehlung" style:family="paragraph" style:parent-style-name="List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Normal" style:family="text"/>
    <style:style style:name="Name" style:family="text" style:parent-style-name="Normal">
      <style:text-properties fo:font-variant="small-cap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 style:page-usage="right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velope" style:page-layout-name="Mpm2"/>
    <style:master-page style:name="Index" style:page-layout-name="Mpm3"/>
    <style:master-page style:name="Artikel" style:page-layout-name="Mpm4">
      <style:header>
        <text:user-field-decls>
          <text:user-field-decl office:value-type="string" office:string-value="Tim Bourguignon" text:name="Autor"/>
          <text:user-field-decl office:value-type="string" office:string-value="Dynamisch und gefährlich?" text:name="Titel"/>
        </text:user-field-decls>
        <text:p text:style-name="Header"><text:span text:style-name="Name"><text:user-field-get text:name="Autor">Tim Bourguignon</text:user-field-get></text:span><text:span text:style-name="Name"><text:tab/></text:span><text:user-field-get text:name="Titel">Dynamisch und gefährlich?</text:user-field-get></text:p>
      </style:header>
      <style:footer>
        <text:user-field-decls>
          <text:user-field-decl office:value-type="string" office:string-value="0.1" text:name="Version"/>
        </text:user-field-decls>
        <text:p text:style-name="Footer">Version <text:user-field-get text:name="Version">0.1</text:user-field-get><text:tab/>Seite <text:page-number text:select-page="current"/>/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meta:creation-date>2007-11-05T13:53:49</meta:creation-date>
    <dc:language>de-DE</dc:language>
    <meta:editing-cycles>250</meta:editing-cycles>
    <meta:editing-duration>P1DT3H45M57S</meta:editing-duration>
    <dc:date>2014-01-09T17:10:26.12</dc:date>
    <dc:creator>Tim Bourguignon</dc:creator>
    <meta:printed-by>Tim Bourguignon</meta:printed-by>
    <meta:print-date>2014-01-07T14:36:47.33</meta:print-date>
    <meta:document-statistic meta:table-count="0" meta:image-count="0" meta:object-count="0" meta:page-count="17" meta:paragraph-count="97" meta:word-count="2235" meta:character-count="15410" meta:non-whitespace-character-count="13231"/>
    <meta:user-defined meta:name="Info 1"/>
    <meta:user-defined meta:name="Info 2"/>
    <meta:user-defined meta:name="Info 3"/>
    <meta:user-defined meta:name="Info 4"/>
  </office:meta>
</office:document-meta>
</file>